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ca3" officeooo:paragraph-rsid="0041aca3" fo:background-color="#ffffff"/>
    </style:style>
    <style:style style:name="P78" style:family="paragraph" style:parent-style-name="Standard">
      <style:text-properties officeooo:rsid="0041aca3" officeooo:paragraph-rsid="00428ed6" fo:background-color="#ffffff"/>
    </style:style>
    <style:style style:name="P79" style:family="paragraph" style:parent-style-name="Standard">
      <style:text-properties officeooo:rsid="0043cf48" officeooo:paragraph-rsid="0043cf48" fo:background-color="#ffffff"/>
    </style:style>
    <style:style style:name="P80" style:family="paragraph" style:parent-style-name="Standard">
      <style:text-properties officeooo:rsid="00446b52" officeooo:paragraph-rsid="00446b52" fo:background-color="#ffffff"/>
    </style:style>
    <style:style style:name="P81" style:family="paragraph" style:parent-style-name="Standard">
      <style:text-properties officeooo:rsid="0046037e" officeooo:paragraph-rsid="0046037e" fo:background-color="#ffffff"/>
    </style:style>
    <style:style style:name="P82" style:family="paragraph" style:parent-style-name="Standard">
      <style:text-properties officeooo:rsid="0060ccf2" officeooo:paragraph-rsid="0060ccf2" fo:background-color="#ffffff"/>
    </style:style>
    <style:style style:name="P83" style:family="paragraph" style:parent-style-name="Standard">
      <style:text-properties officeooo:rsid="007acf5d" officeooo:paragraph-rsid="007acf5d" fo:background-color="#ffffff"/>
    </style:style>
    <style:style style:name="P84" style:family="paragraph" style:parent-style-name="Standard">
      <style:text-properties officeooo:rsid="00ba9229" officeooo:paragraph-rsid="00ba9229" fo:background-color="#ffffff"/>
    </style:style>
    <style:style style:name="P85" style:family="paragraph" style:parent-style-name="Standard">
      <style:text-properties officeooo:rsid="002c323b" officeooo:paragraph-rsid="002c323b" fo:background-color="#ffffff"/>
    </style:style>
    <style:style style:name="P86" style:family="paragraph" style:parent-style-name="Standard">
      <style:text-properties officeooo:rsid="00e60b13" officeooo:paragraph-rsid="00e60b13" fo:background-color="#ffffff"/>
    </style:style>
    <style:style style:name="P87" style:family="paragraph" style:parent-style-name="Standard">
      <style:text-properties officeooo:rsid="00fdf96b" officeooo:paragraph-rsid="00fdf96b" fo:background-color="#ffffff"/>
    </style:style>
    <style:style style:name="P88" style:family="paragraph" style:parent-style-name="Standard">
      <style:text-properties officeooo:rsid="018af9df" officeooo:paragraph-rsid="018af9df"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0290fa9" officeooo:paragraph-rsid="00290fa9"/>
    </style:style>
    <style:style style:name="P100" style:family="paragraph" style:parent-style-name="Standard">
      <style:text-properties officeooo:rsid="0029e95f" officeooo:paragraph-rsid="0029e95f"/>
    </style:style>
    <style:style style:name="P101" style:family="paragraph" style:parent-style-name="Standard">
      <style:text-properties officeooo:rsid="002a7770" officeooo:paragraph-rsid="002a7770"/>
    </style:style>
    <style:style style:name="P102" style:family="paragraph" style:parent-style-name="Standard">
      <style:text-properties officeooo:rsid="002a7770" officeooo:paragraph-rsid="002a7770" fo:background-color="#ffff99"/>
    </style:style>
    <style:style style:name="P103" style:family="paragraph" style:parent-style-name="Standard">
      <style:text-properties officeooo:rsid="002a8f79" officeooo:paragraph-rsid="002a8f79" fo:background-color="#ffff99"/>
    </style:style>
    <style:style style:name="P104" style:family="paragraph" style:parent-style-name="Standard">
      <style:text-properties officeooo:rsid="002b9fcc" officeooo:paragraph-rsid="002b9fcc" fo:background-color="#ffff99"/>
    </style:style>
    <style:style style:name="P105" style:family="paragraph" style:parent-style-name="Standard">
      <style:text-properties officeooo:rsid="002c323b" officeooo:paragraph-rsid="002c323b" fo:background-color="#ffff99"/>
    </style:style>
    <style:style style:name="P106" style:family="paragraph" style:parent-style-name="Standard">
      <style:text-properties officeooo:rsid="002c323b" officeooo:paragraph-rsid="00bb835f" fo:background-color="#ffff99"/>
    </style:style>
    <style:style style:name="P107" style:family="paragraph" style:parent-style-name="Standard">
      <style:text-properties officeooo:rsid="00290fa9" officeooo:paragraph-rsid="00290fa9" fo:background-color="#ffff99"/>
    </style:style>
    <style:style style:name="P108" style:family="paragraph" style:parent-style-name="Standard">
      <style:text-properties officeooo:rsid="0033727c" officeooo:paragraph-rsid="0033727c" fo:background-color="#ffff99"/>
    </style:style>
    <style:style style:name="P109" style:family="paragraph" style:parent-style-name="Standard">
      <style:text-properties officeooo:rsid="00446b52" officeooo:paragraph-rsid="00446b52" fo:background-color="#ffff99"/>
    </style:style>
    <style:style style:name="P110" style:family="paragraph" style:parent-style-name="Standard">
      <style:text-properties officeooo:rsid="004494e4" officeooo:paragraph-rsid="004494e4" fo:background-color="#ffff99"/>
    </style:style>
    <style:style style:name="P111" style:family="paragraph" style:parent-style-name="Standard">
      <style:text-properties officeooo:rsid="0045f1b8" officeooo:paragraph-rsid="0045f1b8" fo:background-color="#ffff99"/>
    </style:style>
    <style:style style:name="P112" style:family="paragraph" style:parent-style-name="Standard">
      <style:text-properties officeooo:rsid="0063f3eb" officeooo:paragraph-rsid="0063f3eb" fo:background-color="#ffff99"/>
    </style:style>
    <style:style style:name="P113" style:family="paragraph" style:parent-style-name="Standard">
      <style:text-properties officeooo:rsid="006c93b1" officeooo:paragraph-rsid="006c93b1" fo:background-color="#ffff99"/>
    </style:style>
    <style:style style:name="P114" style:family="paragraph" style:parent-style-name="Standard">
      <style:text-properties officeooo:rsid="006c93b1" officeooo:paragraph-rsid="00645bbd" fo:background-color="#ffff99"/>
    </style:style>
    <style:style style:name="P115" style:family="paragraph" style:parent-style-name="Standard">
      <style:text-properties officeooo:rsid="006e8111" officeooo:paragraph-rsid="006e8111" fo:background-color="#ffff99"/>
    </style:style>
    <style:style style:name="P116" style:family="paragraph" style:parent-style-name="Standard">
      <style:text-properties officeooo:rsid="007c2ec6" officeooo:paragraph-rsid="007c2ec6" fo:background-color="#ffff99"/>
    </style:style>
    <style:style style:name="P117" style:family="paragraph" style:parent-style-name="Standard">
      <style:text-properties officeooo:rsid="008252f1" officeooo:paragraph-rsid="008252f1" fo:background-color="#ffff99"/>
    </style:style>
    <style:style style:name="P118" style:family="paragraph" style:parent-style-name="Standard">
      <style:text-properties officeooo:rsid="0082af9a" officeooo:paragraph-rsid="0082af9a" fo:background-color="#ffff99"/>
    </style:style>
    <style:style style:name="P119" style:family="paragraph" style:parent-style-name="Standard">
      <style:text-properties officeooo:rsid="00846ccc" officeooo:paragraph-rsid="00846ccc" fo:background-color="#ffff99"/>
    </style:style>
    <style:style style:name="P120" style:family="paragraph" style:parent-style-name="Standard">
      <style:text-properties officeooo:rsid="0088a3df" officeooo:paragraph-rsid="0088a3df" fo:background-color="#ffff99"/>
    </style:style>
    <style:style style:name="P121" style:family="paragraph" style:parent-style-name="Standard">
      <style:text-properties officeooo:rsid="008a1683" officeooo:paragraph-rsid="008a1683" fo:background-color="#ffff99"/>
    </style:style>
    <style:style style:name="P122" style:family="paragraph" style:parent-style-name="Standard">
      <style:text-properties officeooo:rsid="008c1557" officeooo:paragraph-rsid="008c1557" fo:background-color="#ffff99"/>
    </style:style>
    <style:style style:name="P123" style:family="paragraph" style:parent-style-name="Standard">
      <style:text-properties officeooo:rsid="0099832e" officeooo:paragraph-rsid="0099832e" fo:background-color="#ffff99"/>
    </style:style>
    <style:style style:name="P124" style:family="paragraph" style:parent-style-name="Standard">
      <style:text-properties officeooo:rsid="00fdf96b" officeooo:paragraph-rsid="00fdf96b" fo:background-color="#ffff99"/>
    </style:style>
    <style:style style:name="P125" style:family="paragraph" style:parent-style-name="Standard">
      <style:text-properties officeooo:rsid="010046e1" officeooo:paragraph-rsid="010046e1" fo:background-color="#ffff99"/>
    </style:style>
    <style:style style:name="P126" style:family="paragraph" style:parent-style-name="Standard">
      <style:text-properties officeooo:rsid="01007bee" officeooo:paragraph-rsid="01007bee" fo:background-color="#ffff99"/>
    </style:style>
    <style:style style:name="P127" style:family="paragraph" style:parent-style-name="Standard">
      <style:text-properties officeooo:rsid="0103eaf0" officeooo:paragraph-rsid="0103eaf0" fo:background-color="#ffff99"/>
    </style:style>
    <style:style style:name="P128" style:family="paragraph" style:parent-style-name="Standard">
      <style:text-properties officeooo:rsid="01042e48" officeooo:paragraph-rsid="01042e48" fo:background-color="#ffff99"/>
    </style:style>
    <style:style style:name="P129" style:family="paragraph" style:parent-style-name="Standard">
      <style:text-properties officeooo:rsid="0109af02" officeooo:paragraph-rsid="0109af02" fo:background-color="#ffff99"/>
    </style:style>
    <style:style style:name="P130" style:family="paragraph" style:parent-style-name="Standard">
      <style:text-properties officeooo:rsid="010b452c" officeooo:paragraph-rsid="010b452c" fo:background-color="#ffff99"/>
    </style:style>
    <style:style style:name="P131" style:family="paragraph" style:parent-style-name="Standard">
      <style:text-properties officeooo:rsid="016ae8a2" officeooo:paragraph-rsid="016ae8a2" fo:background-color="#ffff99"/>
    </style:style>
    <style:style style:name="P132" style:family="paragraph" style:parent-style-name="Standard">
      <style:text-properties officeooo:rsid="011a73d9" officeooo:paragraph-rsid="011a73d9" fo:background-color="#ffff99"/>
    </style:style>
    <style:style style:name="P133" style:family="paragraph" style:parent-style-name="Standard">
      <style:text-properties officeooo:rsid="018e4a42" officeooo:paragraph-rsid="018e4a42" fo:background-color="#ffff99"/>
    </style:style>
    <style:style style:name="P134" style:family="paragraph" style:parent-style-name="Standard">
      <style:text-properties officeooo:rsid="002a8f79" officeooo:paragraph-rsid="002a8f79"/>
    </style:style>
    <style:style style:name="P135" style:family="paragraph" style:parent-style-name="Standard">
      <style:text-properties officeooo:rsid="002b9fcc" officeooo:paragraph-rsid="002b9fcc"/>
    </style:style>
    <style:style style:name="P136" style:family="paragraph" style:parent-style-name="Standard">
      <style:text-properties officeooo:rsid="002c323b" officeooo:paragraph-rsid="002c323b"/>
    </style:style>
    <style:style style:name="P137" style:family="paragraph" style:parent-style-name="Standard">
      <style:text-properties officeooo:rsid="0030d72d" officeooo:paragraph-rsid="0030d72d"/>
    </style:style>
    <style:style style:name="P138" style:family="paragraph" style:parent-style-name="Standard">
      <style:text-properties officeooo:rsid="0035266d" officeooo:paragraph-rsid="0035266d"/>
    </style:style>
    <style:style style:name="P139" style:family="paragraph" style:parent-style-name="Standard">
      <style:text-properties fo:font-weight="bold" officeooo:rsid="0037986d" officeooo:paragraph-rsid="0037986d" fo:background-color="#ffffff" style:font-weight-asian="bold" style:font-weight-complex="bold"/>
    </style:style>
    <style:style style:name="P140" style:family="paragraph" style:parent-style-name="Standard">
      <style:text-properties fo:font-weight="bold" officeooo:rsid="0034d3e9" officeooo:paragraph-rsid="0034d3e9" fo:background-color="#ffffff" style:font-weight-asian="bold" style:font-weight-complex="bold"/>
    </style:style>
    <style:style style:name="P141" style:family="paragraph" style:parent-style-name="Standard">
      <style:text-properties fo:font-weight="bold" officeooo:rsid="003a9aab" officeooo:paragraph-rsid="003a9aab" fo:background-color="#ffffff" style:font-weight-asian="bold" style:font-weight-complex="bold"/>
    </style:style>
    <style:style style:name="P142" style:family="paragraph" style:parent-style-name="Standard">
      <style:text-properties fo:font-weight="bold" officeooo:rsid="003a9aab" officeooo:paragraph-rsid="003d461a" fo:background-color="#ffffff" style:font-weight-asian="bold" style:font-weight-complex="bold"/>
    </style:style>
    <style:style style:name="P143" style:family="paragraph" style:parent-style-name="Standard">
      <style:text-properties fo:font-weight="bold" officeooo:rsid="003a9aab" officeooo:paragraph-rsid="02a286ac" fo:background-color="#ffffff" style:font-weight-asian="bold" style:font-weight-complex="bold"/>
    </style:style>
    <style:style style:name="P144" style:family="paragraph" style:parent-style-name="Standard">
      <style:text-properties fo:font-weight="bold" officeooo:rsid="003ae0c7" officeooo:paragraph-rsid="003ae0c7" fo:background-color="#ffffff" style:font-weight-asian="bold" style:font-weight-complex="bold"/>
    </style:style>
    <style:style style:name="P145" style:family="paragraph" style:parent-style-name="Standard">
      <style:text-properties fo:font-weight="bold" officeooo:rsid="003b59fc" officeooo:paragraph-rsid="003b59fc" fo:background-color="#ffffff" style:font-weight-asian="bold" style:font-weight-complex="bold"/>
    </style:style>
    <style:style style:name="P146" style:family="paragraph" style:parent-style-name="Standard">
      <style:text-properties fo:font-weight="bold" officeooo:rsid="003db814" officeooo:paragraph-rsid="003db814" fo:background-color="#ffffff" style:font-weight-asian="bold" style:font-weight-complex="bold"/>
    </style:style>
    <style:style style:name="P147" style:family="paragraph" style:parent-style-name="Standard">
      <style:text-properties fo:font-weight="bold" officeooo:rsid="003f8f69" officeooo:paragraph-rsid="003f8f69" fo:background-color="#ffffff" style:font-weight-asian="bold" style:font-weight-complex="bold"/>
    </style:style>
    <style:style style:name="P148" style:family="paragraph" style:parent-style-name="Standard">
      <style:text-properties fo:font-weight="bold" officeooo:rsid="00b47e18" officeooo:paragraph-rsid="00b47e18" fo:background-color="#ffffff" style:font-weight-asian="bold" style:font-weight-complex="bold"/>
    </style:style>
    <style:style style:name="P149" style:family="paragraph" style:parent-style-name="Standard">
      <style:text-properties fo:font-weight="bold" officeooo:rsid="00b63ca6" officeooo:paragraph-rsid="00b63ca6" fo:background-color="#ffffff" style:font-weight-asian="bold" style:font-weight-complex="bold"/>
    </style:style>
    <style:style style:name="P150" style:family="paragraph" style:parent-style-name="Standard">
      <style:text-properties fo:font-weight="bold" officeooo:rsid="01788a8d" officeooo:paragraph-rsid="01788a8d" fo:background-color="#ffffff" style:font-weight-asian="bold" style:font-weight-complex="bold"/>
    </style:style>
    <style:style style:name="P151" style:family="paragraph" style:parent-style-name="Standard">
      <style:text-properties fo:font-weight="bold" officeooo:rsid="00922fc3" officeooo:paragraph-rsid="00922fc3" fo:background-color="#ffffff" style:font-weight-asian="bold" style:font-weight-complex="bold"/>
    </style:style>
    <style:style style:name="P152" style:family="paragraph" style:parent-style-name="Standard">
      <style:text-properties fo:font-weight="bold" officeooo:rsid="0332277d" officeooo:paragraph-rsid="0332277d" fo:background-color="#ffffff" style:font-weight-asian="bold" style:font-weight-complex="bold"/>
    </style:style>
    <style:style style:name="P153" style:family="paragraph" style:parent-style-name="Standard">
      <style:text-properties fo:font-weight="bold" officeooo:rsid="0332fcf2" officeooo:paragraph-rsid="0332fcf2" fo:background-color="#ffffff" style:font-weight-asian="bold" style:font-weight-complex="bold"/>
    </style:style>
    <style:style style:name="P154" style:family="paragraph" style:parent-style-name="Standard">
      <style:text-properties fo:font-weight="bold" officeooo:rsid="0334fba0" officeooo:paragraph-rsid="0334fba0" fo:background-color="#ffffff" style:font-weight-asian="bold" style:font-weight-complex="bold"/>
    </style:style>
    <style:style style:name="P155" style:family="paragraph" style:parent-style-name="Standard">
      <style:text-properties fo:font-weight="bold" officeooo:rsid="00846ccc" officeooo:paragraph-rsid="00846ccc" style:font-weight-asian="bold" style:font-weight-complex="bold"/>
    </style:style>
    <style:style style:name="P156" style:family="paragraph" style:parent-style-name="Standard">
      <style:text-properties fo:font-weight="bold" officeooo:rsid="0089ab38" officeooo:paragraph-rsid="0089ab38" style:font-weight-asian="bold" style:font-weight-complex="bold"/>
    </style:style>
    <style:style style:name="P157" style:family="paragraph" style:parent-style-name="Standard">
      <style:text-properties fo:font-weight="bold" officeooo:rsid="008c1557" officeooo:paragraph-rsid="008c1557" style:font-weight-asian="bold" style:font-weight-complex="bold"/>
    </style:style>
    <style:style style:name="P158" style:family="paragraph" style:parent-style-name="Standard">
      <style:text-properties fo:font-weight="bold" officeooo:rsid="008d0254" officeooo:paragraph-rsid="008d0254" style:font-weight-asian="bold" style:font-weight-complex="bold"/>
    </style:style>
    <style:style style:name="P159" style:family="paragraph" style:parent-style-name="Standard">
      <style:text-properties fo:font-weight="bold" officeooo:rsid="008025d0" officeooo:paragraph-rsid="008025d0" style:font-weight-asian="bold" style:font-weight-complex="bold"/>
    </style:style>
    <style:style style:name="P160" style:family="paragraph" style:parent-style-name="Standard">
      <style:text-properties fo:font-weight="bold" officeooo:rsid="00b0b48c" officeooo:paragraph-rsid="00b0b48c" style:font-weight-asian="bold" style:font-weight-complex="bold"/>
    </style:style>
    <style:style style:name="P161" style:family="paragraph" style:parent-style-name="Standard">
      <style:text-properties fo:font-weight="bold" officeooo:rsid="00b006b0" officeooo:paragraph-rsid="00b006b0" style:font-weight-asian="bold" style:font-weight-complex="bold"/>
    </style:style>
    <style:style style:name="P162" style:family="paragraph" style:parent-style-name="Standard">
      <style:text-properties fo:font-weight="bold" officeooo:rsid="01007bee" officeooo:paragraph-rsid="01007bee" style:font-weight-asian="bold" style:font-weight-complex="bold"/>
    </style:style>
    <style:style style:name="P163" style:family="paragraph" style:parent-style-name="Standard">
      <style:text-properties fo:font-weight="bold" officeooo:rsid="026b7288" officeooo:paragraph-rsid="026b7288" style:font-weight-asian="bold" style:font-weight-complex="bold"/>
    </style:style>
    <style:style style:name="P164" style:family="paragraph" style:parent-style-name="Standard">
      <style:text-properties fo:font-weight="bold" officeooo:rsid="02c4650d" officeooo:paragraph-rsid="02c4650d" style:font-weight-asian="bold" style:font-weight-complex="bold"/>
    </style:style>
    <style:style style:name="P165" style:family="paragraph" style:parent-style-name="Standard">
      <style:text-properties fo:font-weight="bold" officeooo:rsid="02c4650d" officeooo:paragraph-rsid="02c7ba0c" style:font-weight-asian="bold" style:font-weight-complex="bold"/>
    </style:style>
    <style:style style:name="P166" style:family="paragraph" style:parent-style-name="Standard">
      <style:text-properties fo:font-weight="bold" officeooo:rsid="02d32abc" officeooo:paragraph-rsid="02d32abc" style:font-weight-asian="bold" style:font-weight-complex="bold"/>
    </style:style>
    <style:style style:name="P167" style:family="paragraph" style:parent-style-name="Standard">
      <style:text-properties fo:font-weight="bold" officeooo:rsid="02c43fc4" officeooo:paragraph-rsid="02c43fc4" style:font-weight-asian="bold" style:font-weight-complex="bold"/>
    </style:style>
    <style:style style:name="P168" style:family="paragraph" style:parent-style-name="Standard">
      <style:text-properties fo:font-weight="bold" officeooo:rsid="032692a4" officeooo:paragraph-rsid="032692a4" style:font-weight-asian="bold" style:font-weight-complex="bold"/>
    </style:style>
    <style:style style:name="P169" style:family="paragraph" style:parent-style-name="Standard">
      <style:text-properties fo:font-weight="bold" officeooo:rsid="002f8f50" officeooo:paragraph-rsid="00b81b72" fo:background-color="#ffff00" style:font-weight-asian="bold" style:font-weight-complex="bold"/>
    </style:style>
    <style:style style:name="P170" style:family="paragraph" style:parent-style-name="Standard">
      <style:text-properties fo:font-weight="bold" officeooo:rsid="01788a8d" officeooo:paragraph-rsid="01788a8d" fo:background-color="#ffff00" style:font-weight-asian="bold" style:font-weight-complex="bold"/>
    </style:style>
    <style:style style:name="P171" style:family="paragraph" style:parent-style-name="Standard">
      <style:text-properties officeooo:rsid="004494e4" officeooo:paragraph-rsid="004494e4"/>
    </style:style>
    <style:style style:name="P172" style:family="paragraph" style:parent-style-name="Standard">
      <style:text-properties officeooo:rsid="0045f1b8" officeooo:paragraph-rsid="0045f1b8"/>
    </style:style>
    <style:style style:name="P173" style:family="paragraph" style:parent-style-name="Standard">
      <style:text-properties fo:font-weight="normal" officeooo:rsid="003b59fc" officeooo:paragraph-rsid="003b59fc" fo:background-color="#ffffff" style:font-weight-asian="normal" style:font-weight-complex="normal"/>
    </style:style>
    <style:style style:name="P174" style:family="paragraph" style:parent-style-name="Standard">
      <style:text-properties fo:font-weight="normal" officeooo:rsid="003b59fc" officeooo:paragraph-rsid="02a286ac" fo:background-color="#ffffff" style:font-weight-asian="normal" style:font-weight-complex="normal"/>
    </style:style>
    <style:style style:name="P175" style:family="paragraph" style:parent-style-name="Standard">
      <style:text-properties fo:font-weight="normal" officeooo:rsid="00922fc3" officeooo:paragraph-rsid="00922fc3" fo:background-color="#ffffff" style:font-weight-asian="normal" style:font-weight-complex="normal"/>
    </style:style>
    <style:style style:name="P176" style:family="paragraph" style:parent-style-name="Standard">
      <style:text-properties fo:font-weight="normal" officeooo:rsid="00b63ca6" officeooo:paragraph-rsid="00b63ca6" fo:background-color="#ffffff" style:font-weight-asian="normal" style:font-weight-complex="normal"/>
    </style:style>
    <style:style style:name="P177" style:family="paragraph" style:parent-style-name="Standard">
      <style:text-properties fo:font-weight="normal" officeooo:rsid="01788a8d" officeooo:paragraph-rsid="01788a8d" fo:background-color="#ffffff" style:font-weight-asian="normal" style:font-weight-complex="normal"/>
    </style:style>
    <style:style style:name="P178" style:family="paragraph" style:parent-style-name="Standard">
      <style:text-properties fo:font-weight="normal" officeooo:rsid="01953da9" officeooo:paragraph-rsid="01953da9" fo:background-color="#ffffff" style:font-weight-asian="normal" style:font-weight-complex="normal"/>
    </style:style>
    <style:style style:name="P179" style:family="paragraph" style:parent-style-name="Standard">
      <style:text-properties fo:font-weight="normal" officeooo:rsid="003db814" officeooo:paragraph-rsid="003db814" fo:background-color="#ffffff" style:font-weight-asian="normal" style:font-weight-complex="normal"/>
    </style:style>
    <style:style style:name="P180" style:family="paragraph" style:parent-style-name="Standard">
      <style:text-properties fo:font-weight="normal" officeooo:rsid="02a22be3" officeooo:paragraph-rsid="02a22be3" fo:background-color="#ffffff" style:font-weight-asian="normal" style:font-weight-complex="normal"/>
    </style:style>
    <style:style style:name="P181" style:family="paragraph" style:parent-style-name="Standard">
      <style:text-properties fo:font-weight="normal" officeooo:rsid="02a27283" officeooo:paragraph-rsid="02a27283" fo:background-color="#ffffff" style:font-weight-asian="normal" style:font-weight-complex="normal"/>
    </style:style>
    <style:style style:name="P182" style:family="paragraph" style:parent-style-name="Standard">
      <style:text-properties fo:font-weight="normal" officeooo:rsid="02a286ac" officeooo:paragraph-rsid="02a286ac" fo:background-color="#ffffff" style:font-weight-asian="normal" style:font-weight-complex="normal"/>
    </style:style>
    <style:style style:name="P183" style:family="paragraph" style:parent-style-name="Standard">
      <style:text-properties fo:font-weight="normal" officeooo:rsid="003f8f69" officeooo:paragraph-rsid="003f8f69" fo:background-color="#ffff99" style:font-weight-asian="normal" style:font-weight-complex="normal"/>
    </style:style>
    <style:style style:name="P184" style:family="paragraph" style:parent-style-name="Standard">
      <style:text-properties fo:font-weight="normal" officeooo:rsid="023c0cee" officeooo:paragraph-rsid="023c0cee" style:font-weight-asian="normal" style:font-weight-complex="normal"/>
    </style:style>
    <style:style style:name="P185" style:family="paragraph" style:parent-style-name="Standard">
      <style:text-properties fo:font-weight="normal" officeooo:rsid="023c48ba" officeooo:paragraph-rsid="023c48ba" style:font-weight-asian="normal" style:font-weight-complex="normal"/>
    </style:style>
    <style:style style:name="P186" style:family="paragraph" style:parent-style-name="Standard">
      <style:text-properties fo:font-weight="normal" officeooo:rsid="024225ee" officeooo:paragraph-rsid="024225ee" style:font-weight-asian="normal" style:font-weight-complex="normal"/>
    </style:style>
    <style:style style:name="P187" style:family="paragraph" style:parent-style-name="Standard">
      <style:text-properties fo:font-weight="normal" officeooo:rsid="024e3d20" officeooo:paragraph-rsid="024e3d20" style:font-weight-asian="normal" style:font-weight-complex="normal"/>
    </style:style>
    <style:style style:name="P188" style:family="paragraph" style:parent-style-name="Standard">
      <style:text-properties fo:font-weight="normal" officeooo:rsid="024e4afe" officeooo:paragraph-rsid="024e4afe" style:font-weight-asian="normal" style:font-weight-complex="normal"/>
    </style:style>
    <style:style style:name="P189" style:family="paragraph" style:parent-style-name="Standard">
      <style:text-properties fo:font-weight="normal" officeooo:rsid="024e4afe" officeooo:paragraph-rsid="0250313c" style:font-weight-asian="normal" style:font-weight-complex="normal"/>
    </style:style>
    <style:style style:name="P190" style:family="paragraph" style:parent-style-name="Standard">
      <style:text-properties fo:font-weight="normal" officeooo:rsid="024fb9d8" officeooo:paragraph-rsid="024fb9d8" style:font-weight-asian="normal" style:font-weight-complex="normal"/>
    </style:style>
    <style:style style:name="P191" style:family="paragraph" style:parent-style-name="Standard">
      <style:text-properties fo:font-weight="normal" officeooo:rsid="02512d6c" officeooo:paragraph-rsid="02512d6c" style:font-weight-asian="normal" style:font-weight-complex="normal"/>
    </style:style>
    <style:style style:name="P192" style:family="paragraph" style:parent-style-name="Standard">
      <style:text-properties fo:font-weight="normal" officeooo:rsid="0252c168" officeooo:paragraph-rsid="0252c168" style:font-weight-asian="normal" style:font-weight-complex="normal"/>
    </style:style>
    <style:style style:name="P193" style:family="paragraph" style:parent-style-name="Standard">
      <style:text-properties fo:font-weight="normal" officeooo:rsid="0252cc24" officeooo:paragraph-rsid="0252cc24" style:font-weight-asian="normal" style:font-weight-complex="normal"/>
    </style:style>
    <style:style style:name="P194" style:family="paragraph" style:parent-style-name="Standard">
      <style:text-properties fo:font-weight="normal" officeooo:rsid="0289062c" officeooo:paragraph-rsid="0289062c" style:font-weight-asian="normal" style:font-weight-complex="normal"/>
    </style:style>
    <style:style style:name="P195" style:family="paragraph" style:parent-style-name="Standard">
      <style:text-properties fo:font-weight="normal" officeooo:rsid="0289f1ac" officeooo:paragraph-rsid="0289f1ac" style:font-weight-asian="normal" style:font-weight-complex="normal"/>
    </style:style>
    <style:style style:name="P196" style:family="paragraph" style:parent-style-name="Standard">
      <style:text-properties fo:font-weight="normal" officeooo:rsid="029e4ff6" officeooo:paragraph-rsid="029e4ff6" style:font-weight-asian="normal" style:font-weight-complex="normal"/>
    </style:style>
    <style:style style:name="P197" style:family="paragraph" style:parent-style-name="Standard">
      <style:text-properties fo:font-weight="normal" officeooo:rsid="029ecc13" officeooo:paragraph-rsid="029ecc13" style:font-weight-asian="normal" style:font-weight-complex="normal"/>
    </style:style>
    <style:style style:name="P198" style:family="paragraph" style:parent-style-name="Standard">
      <style:text-properties fo:font-weight="normal" officeooo:rsid="02d48dd3" officeooo:paragraph-rsid="02d48dd3" style:font-weight-asian="normal" style:font-weight-complex="normal"/>
    </style:style>
    <style:style style:name="P199" style:family="paragraph" style:parent-style-name="Standard">
      <style:text-properties fo:font-weight="normal" officeooo:rsid="032692a4" officeooo:paragraph-rsid="032692a4" style:font-weight-asian="normal" style:font-weight-complex="normal"/>
    </style:style>
    <style:style style:name="P200" style:family="paragraph" style:parent-style-name="Standard">
      <style:text-properties fo:font-weight="normal" officeooo:rsid="03306767" officeooo:paragraph-rsid="03306767" style:font-weight-asian="normal" style:font-weight-complex="normal"/>
    </style:style>
    <style:style style:name="P201" style:family="paragraph" style:parent-style-name="Standard">
      <style:text-properties fo:font-weight="normal" officeooo:rsid="03313f03" officeooo:paragraph-rsid="03313f03" style:font-weight-asian="normal" style:font-weight-complex="normal"/>
    </style:style>
    <style:style style:name="P202" style:family="paragraph" style:parent-style-name="Standard">
      <style:text-properties fo:font-weight="normal" officeooo:rsid="023c48ba" officeooo:paragraph-rsid="023c48ba" fo:background-color="#ffff00" style:font-weight-asian="normal" style:font-weight-complex="normal"/>
    </style:style>
    <style:style style:name="P203" style:family="paragraph" style:parent-style-name="Standard">
      <style:text-properties fo:font-weight="normal" officeooo:rsid="024e3d20" officeooo:paragraph-rsid="024e3d20" fo:background-color="#ffff00" style:font-weight-asian="normal" style:font-weight-complex="normal"/>
    </style:style>
    <style:style style:name="P204" style:family="paragraph" style:parent-style-name="Standard">
      <style:text-properties fo:font-weight="normal" officeooo:rsid="024e4afe" officeooo:paragraph-rsid="024e4afe" fo:background-color="#ffff00" style:font-weight-asian="normal" style:font-weight-complex="normal"/>
    </style:style>
    <style:style style:name="P205" style:family="paragraph" style:parent-style-name="Standard">
      <style:text-properties fo:font-weight="normal" officeooo:rsid="02512d6c" officeooo:paragraph-rsid="02512d6c" fo:background-color="#ffff00" style:font-weight-asian="normal" style:font-weight-complex="normal"/>
    </style:style>
    <style:style style:name="P206" style:family="paragraph" style:parent-style-name="Standard">
      <style:text-properties fo:font-weight="normal" officeooo:rsid="0252c168" officeooo:paragraph-rsid="0252c168" fo:background-color="#ffff00" style:font-weight-asian="normal" style:font-weight-complex="normal"/>
    </style:style>
    <style:style style:name="P207" style:family="paragraph" style:parent-style-name="Standard">
      <style:text-properties fo:font-weight="normal" officeooo:rsid="0289062c" officeooo:paragraph-rsid="0289062c" fo:background-color="#ffff00" style:font-weight-asian="normal" style:font-weight-complex="normal"/>
    </style:style>
    <style:style style:name="P208" style:family="paragraph" style:parent-style-name="Standard">
      <style:text-properties fo:font-weight="normal" officeooo:rsid="029e4ff6" officeooo:paragraph-rsid="029e4ff6" fo:background-color="#ffff00" style:font-weight-asian="normal" style:font-weight-complex="normal"/>
    </style:style>
    <style:style style:name="P209" style:family="paragraph" style:parent-style-name="Standard">
      <style:text-properties fo:font-weight="normal" officeooo:rsid="02a22be3" officeooo:paragraph-rsid="02a22be3" fo:background-color="#ffff00" style:font-weight-asian="normal" style:font-weight-complex="normal"/>
    </style:style>
    <style:style style:name="P210" style:family="paragraph" style:parent-style-name="Standard">
      <style:text-properties officeooo:rsid="001cf2fc" officeooo:paragraph-rsid="001cf2fc"/>
    </style:style>
    <style:style style:name="P211" style:family="paragraph" style:parent-style-name="Standard">
      <style:text-properties officeooo:rsid="00484775" officeooo:paragraph-rsid="00484775"/>
    </style:style>
    <style:style style:name="P212" style:family="paragraph" style:parent-style-name="Standard">
      <style:text-properties officeooo:rsid="004a716d" officeooo:paragraph-rsid="004a716d"/>
    </style:style>
    <style:style style:name="P213" style:family="paragraph" style:parent-style-name="Standard">
      <style:text-properties officeooo:rsid="004bb3e8" officeooo:paragraph-rsid="004bb3e8"/>
    </style:style>
    <style:style style:name="P214" style:family="paragraph" style:parent-style-name="Standard">
      <style:text-properties officeooo:rsid="004d00ab" officeooo:paragraph-rsid="004d00ab"/>
    </style:style>
    <style:style style:name="P215" style:family="paragraph" style:parent-style-name="Standard">
      <style:text-properties officeooo:rsid="004d721e" officeooo:paragraph-rsid="004d721e"/>
    </style:style>
    <style:style style:name="P216" style:family="paragraph" style:parent-style-name="Standard">
      <style:text-properties officeooo:rsid="0054368c" officeooo:paragraph-rsid="0054368c"/>
    </style:style>
    <style:style style:name="P217" style:family="paragraph" style:parent-style-name="Standard">
      <style:text-properties officeooo:rsid="0056f780" officeooo:paragraph-rsid="0056f780"/>
    </style:style>
    <style:style style:name="P218" style:family="paragraph" style:parent-style-name="Standard">
      <style:text-properties officeooo:rsid="00577f7a" officeooo:paragraph-rsid="00577f7a"/>
    </style:style>
    <style:style style:name="P219" style:family="paragraph" style:parent-style-name="Standard">
      <style:text-properties officeooo:rsid="005e8fc6" officeooo:paragraph-rsid="005e8fc6"/>
    </style:style>
    <style:style style:name="P220" style:family="paragraph" style:parent-style-name="Standard">
      <style:text-properties officeooo:rsid="00626fe8" officeooo:paragraph-rsid="00626fe8"/>
    </style:style>
    <style:style style:name="P221" style:family="paragraph" style:parent-style-name="Standard">
      <style:text-properties officeooo:rsid="0063f3eb" officeooo:paragraph-rsid="0063f3eb"/>
    </style:style>
    <style:style style:name="P222" style:family="paragraph" style:parent-style-name="Standard">
      <style:text-properties officeooo:rsid="0063f3eb" officeooo:paragraph-rsid="0065f239"/>
    </style:style>
    <style:style style:name="P223" style:family="paragraph" style:parent-style-name="Standard">
      <style:text-properties officeooo:rsid="00645bbd" officeooo:paragraph-rsid="00645bbd"/>
    </style:style>
    <style:style style:name="P224" style:family="paragraph" style:parent-style-name="Standard">
      <style:text-properties officeooo:rsid="00645bbd" officeooo:paragraph-rsid="006ab99a"/>
    </style:style>
    <style:style style:name="P225" style:family="paragraph" style:parent-style-name="Standard">
      <style:text-properties officeooo:rsid="0065f239" officeooo:paragraph-rsid="0065f239"/>
    </style:style>
    <style:style style:name="P226" style:family="paragraph" style:parent-style-name="Standard">
      <style:text-properties officeooo:rsid="006ac366" officeooo:paragraph-rsid="006ac366"/>
    </style:style>
    <style:style style:name="P227" style:family="paragraph" style:parent-style-name="Standard">
      <style:text-properties officeooo:rsid="006ac366" officeooo:paragraph-rsid="007ce0ba"/>
    </style:style>
    <style:style style:name="P228" style:family="paragraph" style:parent-style-name="Standard">
      <style:text-properties officeooo:rsid="006ac366" officeooo:paragraph-rsid="007e92a9"/>
    </style:style>
    <style:style style:name="P229" style:family="paragraph" style:parent-style-name="Standard">
      <style:text-properties officeooo:rsid="00645bbd" officeooo:paragraph-rsid="006ac366" fo:background-color="#ff9900"/>
    </style:style>
    <style:style style:name="P230" style:family="paragraph" style:parent-style-name="Standard">
      <style:text-properties officeooo:rsid="006e8111" officeooo:paragraph-rsid="006e8111"/>
    </style:style>
    <style:style style:name="P231" style:family="paragraph" style:parent-style-name="Standard">
      <style:text-properties officeooo:rsid="007c2ec6" officeooo:paragraph-rsid="007c2ec6"/>
    </style:style>
    <style:style style:name="P232" style:family="paragraph" style:parent-style-name="Standard">
      <style:text-properties officeooo:rsid="007ce0ba" officeooo:paragraph-rsid="007ce0ba"/>
    </style:style>
    <style:style style:name="P233" style:family="paragraph" style:parent-style-name="Standard">
      <style:text-properties officeooo:rsid="007e92a9" officeooo:paragraph-rsid="007e92a9"/>
    </style:style>
    <style:style style:name="P234" style:family="paragraph" style:parent-style-name="Standard">
      <style:text-properties officeooo:rsid="007f0208" officeooo:paragraph-rsid="007f0208"/>
    </style:style>
    <style:style style:name="P235" style:family="paragraph" style:parent-style-name="Standard">
      <style:text-properties officeooo:rsid="008025d0" officeooo:paragraph-rsid="008025d0"/>
    </style:style>
    <style:style style:name="P236" style:family="paragraph" style:parent-style-name="Standard">
      <style:text-properties officeooo:rsid="00811ac1" officeooo:paragraph-rsid="00811ac1"/>
    </style:style>
    <style:style style:name="P237" style:family="paragraph" style:parent-style-name="Standard">
      <style:text-properties officeooo:rsid="008252f1" officeooo:paragraph-rsid="008252f1"/>
    </style:style>
    <style:style style:name="P238" style:family="paragraph" style:parent-style-name="Standard">
      <style:text-properties officeooo:rsid="00846ccc" officeooo:paragraph-rsid="00846ccc"/>
    </style:style>
    <style:style style:name="P239" style:family="paragraph" style:parent-style-name="Standard">
      <style:text-properties officeooo:rsid="00859ffb" officeooo:paragraph-rsid="00859ffb"/>
    </style:style>
    <style:style style:name="P240" style:family="paragraph" style:parent-style-name="Standard">
      <style:text-properties officeooo:rsid="00886e51" officeooo:paragraph-rsid="00886e51"/>
    </style:style>
    <style:style style:name="P241" style:family="paragraph" style:parent-style-name="Standard">
      <style:text-properties officeooo:rsid="0088a3df" officeooo:paragraph-rsid="0088a3df"/>
    </style:style>
    <style:style style:name="P242" style:family="paragraph" style:parent-style-name="Standard">
      <style:text-properties officeooo:rsid="0089ab38" officeooo:paragraph-rsid="0089ab38"/>
    </style:style>
    <style:style style:name="P243" style:family="paragraph" style:parent-style-name="Standard">
      <style:text-properties officeooo:rsid="008a1683" officeooo:paragraph-rsid="008a1683"/>
    </style:style>
    <style:style style:name="P244" style:family="paragraph" style:parent-style-name="Standard">
      <style:text-properties officeooo:rsid="008c1557" officeooo:paragraph-rsid="008c1557"/>
    </style:style>
    <style:style style:name="P245" style:family="paragraph" style:parent-style-name="Standard">
      <style:text-properties officeooo:rsid="008d0254" officeooo:paragraph-rsid="008d0254"/>
    </style:style>
    <style:style style:name="P246" style:family="paragraph" style:parent-style-name="Standard">
      <style:text-properties officeooo:rsid="008ec965" officeooo:paragraph-rsid="008ec965"/>
    </style:style>
    <style:style style:name="P247" style:family="paragraph" style:parent-style-name="Standard">
      <style:text-properties officeooo:rsid="0090bb82" officeooo:paragraph-rsid="0090bb82"/>
    </style:style>
    <style:style style:name="P248" style:family="paragraph" style:parent-style-name="Standard">
      <style:text-properties officeooo:rsid="0092030b" officeooo:paragraph-rsid="0092030b"/>
    </style:style>
    <style:style style:name="P249" style:family="paragraph" style:parent-style-name="Standard">
      <style:text-properties officeooo:rsid="0099832e" officeooo:paragraph-rsid="0099832e"/>
    </style:style>
    <style:style style:name="P250" style:family="paragraph" style:parent-style-name="Standard">
      <style:text-properties officeooo:rsid="009b2445" officeooo:paragraph-rsid="009b2445"/>
    </style:style>
    <style:style style:name="P251" style:family="paragraph" style:parent-style-name="Standard">
      <style:text-properties officeooo:rsid="009dd285" officeooo:paragraph-rsid="009dd285"/>
    </style:style>
    <style:style style:name="P252" style:family="paragraph" style:parent-style-name="Standard">
      <style:text-properties officeooo:rsid="009e33ae" officeooo:paragraph-rsid="009e33ae"/>
    </style:style>
    <style:style style:name="P253" style:family="paragraph" style:parent-style-name="Standard">
      <style:text-properties officeooo:rsid="00a9a6fd" officeooo:paragraph-rsid="00a9a6fd"/>
    </style:style>
    <style:style style:name="P254" style:family="paragraph" style:parent-style-name="Standard">
      <style:text-properties officeooo:rsid="00ab0bd0" officeooo:paragraph-rsid="00ab0bd0"/>
    </style:style>
    <style:style style:name="P255" style:family="paragraph" style:parent-style-name="Standard">
      <style:text-properties officeooo:rsid="00ad017c" officeooo:paragraph-rsid="00ad017c"/>
    </style:style>
    <style:style style:name="P256" style:family="paragraph" style:parent-style-name="Standard">
      <style:text-properties officeooo:rsid="0082af9a" officeooo:paragraph-rsid="0082af9a"/>
    </style:style>
    <style:style style:name="P257" style:family="paragraph" style:parent-style-name="Standard">
      <style:text-properties officeooo:rsid="00ae386d" officeooo:paragraph-rsid="00ae386d"/>
    </style:style>
    <style:style style:name="P258" style:family="paragraph" style:parent-style-name="Standard">
      <style:text-properties officeooo:rsid="00ae4694" officeooo:paragraph-rsid="00ae4694"/>
    </style:style>
    <style:style style:name="P259" style:family="paragraph" style:parent-style-name="Standard">
      <style:text-properties officeooo:rsid="00b006b0" officeooo:paragraph-rsid="00b006b0"/>
    </style:style>
    <style:style style:name="P260" style:family="paragraph" style:parent-style-name="Standard">
      <style:text-properties officeooo:rsid="00b0b48c" officeooo:paragraph-rsid="00b0b48c"/>
    </style:style>
    <style:style style:name="P261" style:family="paragraph" style:parent-style-name="Standard">
      <style:text-properties officeooo:rsid="00b0b48c" officeooo:paragraph-rsid="00b240eb"/>
    </style:style>
    <style:style style:name="P262" style:family="paragraph" style:parent-style-name="Standard">
      <style:text-properties officeooo:rsid="00b17e6e" officeooo:paragraph-rsid="00b17e6e"/>
    </style:style>
    <style:style style:name="P263" style:family="paragraph" style:parent-style-name="Standard">
      <style:text-properties officeooo:rsid="00306fe6" officeooo:paragraph-rsid="00b81b72"/>
    </style:style>
    <style:style style:name="P264" style:family="paragraph" style:parent-style-name="Standard">
      <style:text-properties officeooo:rsid="00306fe6" officeooo:paragraph-rsid="01325897"/>
    </style:style>
    <style:style style:name="P265" style:family="paragraph" style:parent-style-name="Standard">
      <style:text-properties officeooo:rsid="002f8f50" officeooo:paragraph-rsid="00b81b72"/>
    </style:style>
    <style:style style:name="P266" style:family="paragraph" style:parent-style-name="Standard">
      <style:text-properties officeooo:rsid="0030988a" officeooo:paragraph-rsid="00b81b72"/>
    </style:style>
    <style:style style:name="P267" style:family="paragraph" style:parent-style-name="Standard">
      <style:text-properties officeooo:rsid="00bcf31f" officeooo:paragraph-rsid="00bcf31f"/>
    </style:style>
    <style:style style:name="P268" style:family="paragraph" style:parent-style-name="Standard">
      <style:text-properties officeooo:rsid="00bf4141" officeooo:paragraph-rsid="00bf4141"/>
    </style:style>
    <style:style style:name="P269" style:family="paragraph" style:parent-style-name="Standard">
      <style:text-properties officeooo:rsid="00c067cd" officeooo:paragraph-rsid="00c067cd"/>
    </style:style>
    <style:style style:name="P270" style:family="paragraph" style:parent-style-name="Standard">
      <style:text-properties officeooo:rsid="00c2220a" officeooo:paragraph-rsid="00c2220a"/>
    </style:style>
    <style:style style:name="P271" style:family="paragraph" style:parent-style-name="Standard">
      <style:text-properties officeooo:rsid="00c68337" officeooo:paragraph-rsid="00c68337"/>
    </style:style>
    <style:style style:name="P272" style:family="paragraph" style:parent-style-name="Standard">
      <style:text-properties officeooo:rsid="00c7737b" officeooo:paragraph-rsid="00c7737b"/>
    </style:style>
    <style:style style:name="P273" style:family="paragraph" style:parent-style-name="Standard">
      <style:text-properties officeooo:rsid="00c80a48" officeooo:paragraph-rsid="00c80a48"/>
    </style:style>
    <style:style style:name="P274" style:family="paragraph" style:parent-style-name="Standard">
      <style:text-properties officeooo:rsid="00c80fad" officeooo:paragraph-rsid="00c80fad"/>
    </style:style>
    <style:style style:name="P275" style:family="paragraph" style:parent-style-name="Standard">
      <style:text-properties officeooo:rsid="00cb16e9" officeooo:paragraph-rsid="00cb16e9"/>
    </style:style>
    <style:style style:name="P276" style:family="paragraph" style:parent-style-name="Standard">
      <style:text-properties officeooo:rsid="00d48cb6" officeooo:paragraph-rsid="00d48cb6"/>
    </style:style>
    <style:style style:name="P277" style:family="paragraph" style:parent-style-name="Standard">
      <style:text-properties officeooo:rsid="00d799d4" officeooo:paragraph-rsid="00d799d4"/>
    </style:style>
    <style:style style:name="P278" style:family="paragraph" style:parent-style-name="Standard">
      <style:text-properties officeooo:rsid="00d82e4d" officeooo:paragraph-rsid="00d82e4d"/>
    </style:style>
    <style:style style:name="P279" style:family="paragraph" style:parent-style-name="Standard">
      <style:text-properties officeooo:rsid="00d06940" officeooo:paragraph-rsid="00d06940"/>
    </style:style>
    <style:style style:name="P280" style:family="paragraph" style:parent-style-name="Standard">
      <style:text-properties officeooo:rsid="00d06940" officeooo:paragraph-rsid="00a07211"/>
    </style:style>
    <style:style style:name="P281" style:family="paragraph" style:parent-style-name="Standard">
      <style:text-properties officeooo:rsid="00d06940" officeooo:paragraph-rsid="016ae8a2"/>
    </style:style>
    <style:style style:name="P282" style:family="paragraph" style:parent-style-name="Standard">
      <style:text-properties officeooo:rsid="00e3e2ab" officeooo:paragraph-rsid="00e3e2ab"/>
    </style:style>
    <style:style style:name="P283" style:family="paragraph" style:parent-style-name="Standard">
      <style:text-properties officeooo:rsid="00e5ecba" officeooo:paragraph-rsid="00e5ecba"/>
    </style:style>
    <style:style style:name="P284" style:family="paragraph" style:parent-style-name="Standard">
      <style:text-properties officeooo:rsid="00e60b13" officeooo:paragraph-rsid="00e60b13"/>
    </style:style>
    <style:style style:name="P285" style:family="paragraph" style:parent-style-name="Standard">
      <loext:graphic-properties draw:fill="solid" draw:fill-color="#ffff00" draw:opacity="100%"/>
      <style:paragraph-properties fo:background-color="#ffff00"/>
      <style:text-properties officeooo:rsid="00e60b13" officeooo:paragraph-rsid="00e60b13"/>
    </style:style>
    <style:style style:name="P286" style:family="paragraph" style:parent-style-name="Standard">
      <style:text-properties officeooo:rsid="00edd359" officeooo:paragraph-rsid="00edd359"/>
    </style:style>
    <style:style style:name="P287" style:family="paragraph" style:parent-style-name="Standard">
      <loext:graphic-properties draw:fill="solid" draw:fill-color="#ffff00" draw:opacity="100%"/>
      <style:paragraph-properties fo:background-color="#ffff00"/>
      <style:text-properties officeooo:rsid="00edd359" officeooo:paragraph-rsid="00edd359"/>
    </style:style>
    <style:style style:name="P288" style:family="paragraph" style:parent-style-name="Standard">
      <style:text-properties officeooo:rsid="00fba9cc" officeooo:paragraph-rsid="00fba9cc"/>
    </style:style>
    <style:style style:name="P289" style:family="paragraph" style:parent-style-name="Standard">
      <style:text-properties officeooo:rsid="00fcb8b6" officeooo:paragraph-rsid="00fcb8b6"/>
    </style:style>
    <style:style style:name="P290" style:family="paragraph" style:parent-style-name="Standard">
      <style:text-properties officeooo:rsid="010046e1" officeooo:paragraph-rsid="010046e1"/>
    </style:style>
    <style:style style:name="P291" style:family="paragraph" style:parent-style-name="Standard">
      <style:text-properties officeooo:rsid="01007bee" officeooo:paragraph-rsid="01007bee"/>
    </style:style>
    <style:style style:name="P292" style:family="paragraph" style:parent-style-name="Standard">
      <style:text-properties officeooo:rsid="0103eaf0" officeooo:paragraph-rsid="0103eaf0"/>
    </style:style>
    <style:style style:name="P293" style:family="paragraph" style:parent-style-name="Standard">
      <style:text-properties officeooo:rsid="01042e48" officeooo:paragraph-rsid="01042e48"/>
    </style:style>
    <style:style style:name="P294" style:family="paragraph" style:parent-style-name="Standard">
      <style:text-properties officeooo:rsid="01042e48" officeooo:paragraph-rsid="0105943f"/>
    </style:style>
    <style:style style:name="P295" style:family="paragraph" style:parent-style-name="Standard">
      <style:text-properties officeooo:rsid="01045a3f" officeooo:paragraph-rsid="01045a3f"/>
    </style:style>
    <style:style style:name="P296" style:family="paragraph" style:parent-style-name="Standard">
      <style:text-properties officeooo:rsid="010689e8" officeooo:paragraph-rsid="010689e8"/>
    </style:style>
    <style:style style:name="P297" style:family="paragraph" style:parent-style-name="Standard">
      <style:text-properties officeooo:rsid="01079d22" officeooo:paragraph-rsid="01079d22"/>
    </style:style>
    <style:style style:name="P298" style:family="paragraph" style:parent-style-name="Standard">
      <style:text-properties officeooo:rsid="0109af02" officeooo:paragraph-rsid="0109af02"/>
    </style:style>
    <style:style style:name="P299" style:family="paragraph" style:parent-style-name="Standard">
      <style:text-properties officeooo:rsid="010b452c" officeooo:paragraph-rsid="010b452c"/>
    </style:style>
    <style:style style:name="P300" style:family="paragraph" style:parent-style-name="Standard">
      <style:text-properties officeooo:rsid="011083dc" officeooo:paragraph-rsid="0089ab38"/>
    </style:style>
    <style:style style:name="P301" style:family="paragraph" style:parent-style-name="Standard">
      <style:text-properties officeooo:rsid="011a73d9" officeooo:paragraph-rsid="011a73d9"/>
    </style:style>
    <style:style style:name="P302" style:family="paragraph" style:parent-style-name="Standard">
      <style:text-properties officeooo:rsid="011d93c9" officeooo:paragraph-rsid="011d93c9"/>
    </style:style>
    <style:style style:name="P303" style:family="paragraph" style:parent-style-name="Standard">
      <style:text-properties officeooo:rsid="0120000d" officeooo:paragraph-rsid="0120000d"/>
    </style:style>
    <style:style style:name="P304" style:family="paragraph" style:parent-style-name="Standard">
      <style:text-properties officeooo:rsid="0120c350" officeooo:paragraph-rsid="0120c350"/>
    </style:style>
    <style:style style:name="P305" style:family="paragraph" style:parent-style-name="Standard">
      <style:text-properties officeooo:rsid="0127dd17" officeooo:paragraph-rsid="0127dd17"/>
    </style:style>
    <style:style style:name="P306" style:family="paragraph" style:parent-style-name="Standard">
      <style:text-properties officeooo:rsid="013d117a" officeooo:paragraph-rsid="013d117a"/>
    </style:style>
    <style:style style:name="P307" style:family="paragraph" style:parent-style-name="Standard">
      <style:text-properties officeooo:rsid="0142d79a" officeooo:paragraph-rsid="0142d79a"/>
    </style:style>
    <style:style style:name="P308" style:family="paragraph" style:parent-style-name="Standard">
      <style:text-properties officeooo:rsid="01530a80" officeooo:paragraph-rsid="0153fd44"/>
    </style:style>
    <style:style style:name="P309" style:family="paragraph" style:parent-style-name="Standard">
      <style:text-properties officeooo:rsid="0153fd44" officeooo:paragraph-rsid="01530a80"/>
    </style:style>
    <style:style style:name="P310" style:family="paragraph" style:parent-style-name="Standard">
      <style:text-properties officeooo:rsid="0153fd44" officeooo:paragraph-rsid="0153fd44"/>
    </style:style>
    <style:style style:name="P311" style:family="paragraph" style:parent-style-name="Standard">
      <style:text-properties officeooo:rsid="01575812" officeooo:paragraph-rsid="01575812"/>
    </style:style>
    <style:style style:name="P312" style:family="paragraph" style:parent-style-name="Standard">
      <style:text-properties officeooo:rsid="0168f96f" officeooo:paragraph-rsid="0168f96f"/>
    </style:style>
    <style:style style:name="P313" style:family="paragraph" style:parent-style-name="Standard">
      <style:text-properties officeooo:rsid="0168f96f" officeooo:paragraph-rsid="01575812"/>
    </style:style>
    <style:style style:name="P314" style:family="paragraph" style:parent-style-name="Standard">
      <style:text-properties officeooo:rsid="00ccaa06" officeooo:paragraph-rsid="009e33ae"/>
    </style:style>
    <style:style style:name="P315" style:family="paragraph" style:parent-style-name="Standard">
      <style:text-properties officeooo:rsid="016d2e60" officeooo:paragraph-rsid="016d2e60"/>
    </style:style>
    <style:style style:name="P316" style:family="paragraph" style:parent-style-name="Standard">
      <loext:graphic-properties draw:fill="solid" draw:fill-color="#ffff00" draw:opacity="100%"/>
      <style:paragraph-properties fo:background-color="#ffff00"/>
      <style:text-properties officeooo:rsid="016d2e60" officeooo:paragraph-rsid="016d2e60"/>
    </style:style>
    <style:style style:name="P317" style:family="paragraph" style:parent-style-name="Standard">
      <style:text-properties officeooo:rsid="016d381f" officeooo:paragraph-rsid="016d381f"/>
    </style:style>
    <style:style style:name="P318" style:family="paragraph" style:parent-style-name="Standard">
      <style:text-properties officeooo:rsid="016eaab1" officeooo:paragraph-rsid="016eaab1"/>
    </style:style>
    <style:style style:name="P319" style:family="paragraph" style:parent-style-name="Standard">
      <loext:graphic-properties draw:fill="solid" draw:fill-color="#ffff00" draw:opacity="100%"/>
      <style:paragraph-properties fo:background-color="#ffff00"/>
      <style:text-properties officeooo:rsid="016eaab1" officeooo:paragraph-rsid="016eaab1"/>
    </style:style>
    <style:style style:name="P320" style:family="paragraph" style:parent-style-name="Standard">
      <style:text-properties officeooo:rsid="01700410" officeooo:paragraph-rsid="01700410"/>
    </style:style>
    <style:style style:name="P321" style:family="paragraph" style:parent-style-name="Standard">
      <style:text-properties officeooo:rsid="0171f54d" officeooo:paragraph-rsid="0171f54d"/>
    </style:style>
    <style:style style:name="P32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23" style:family="paragraph" style:parent-style-name="Standard">
      <style:text-properties officeooo:rsid="01546516" officeooo:paragraph-rsid="01546516"/>
    </style:style>
    <style:style style:name="P324" style:family="paragraph" style:parent-style-name="Standard">
      <style:text-properties officeooo:rsid="017f4999" officeooo:paragraph-rsid="017f4999"/>
    </style:style>
    <style:style style:name="P325" style:family="paragraph" style:parent-style-name="Standard">
      <style:text-properties officeooo:rsid="017f59df" officeooo:paragraph-rsid="017f59df"/>
    </style:style>
    <style:style style:name="P326" style:family="paragraph" style:parent-style-name="Standard">
      <loext:graphic-properties draw:fill="solid" draw:fill-color="#ffff00" draw:opacity="100%"/>
      <style:paragraph-properties fo:background-color="#ffff00"/>
      <style:text-properties officeooo:rsid="017f59df" officeooo:paragraph-rsid="017f59df"/>
    </style:style>
    <style:style style:name="P327" style:family="paragraph" style:parent-style-name="Standard">
      <style:text-properties officeooo:rsid="018261d8" officeooo:paragraph-rsid="018261d8"/>
    </style:style>
    <style:style style:name="P328" style:family="paragraph" style:parent-style-name="Standard">
      <style:text-properties officeooo:rsid="018452b6" officeooo:paragraph-rsid="018452b6"/>
    </style:style>
    <style:style style:name="P329" style:family="paragraph" style:parent-style-name="Standard">
      <style:text-properties officeooo:rsid="01866c6c" officeooo:paragraph-rsid="01866c6c"/>
    </style:style>
    <style:style style:name="P330" style:family="paragraph" style:parent-style-name="Standard">
      <style:text-properties officeooo:rsid="0188c8ed" officeooo:paragraph-rsid="0188c8ed"/>
    </style:style>
    <style:style style:name="P331" style:family="paragraph" style:parent-style-name="Standard">
      <loext:graphic-properties draw:fill="solid" draw:fill-color="#ffff00" draw:opacity="100%"/>
      <style:paragraph-properties fo:background-color="#ffff00"/>
      <style:text-properties officeooo:rsid="0188c8ed" officeooo:paragraph-rsid="0188c8ed"/>
    </style:style>
    <style:style style:name="P332" style:family="paragraph" style:parent-style-name="Standard">
      <style:text-properties officeooo:rsid="01895bd2" officeooo:paragraph-rsid="017592c3"/>
    </style:style>
    <style:style style:name="P333" style:family="paragraph" style:parent-style-name="Standard">
      <style:text-properties officeooo:rsid="017ca786" officeooo:paragraph-rsid="015f508c"/>
    </style:style>
    <style:style style:name="P334" style:family="paragraph" style:parent-style-name="Standard">
      <style:text-properties officeooo:rsid="018a0337" officeooo:paragraph-rsid="018a0337"/>
    </style:style>
    <style:style style:name="P335" style:family="paragraph" style:parent-style-name="Standard">
      <style:text-properties officeooo:rsid="018e4a42" officeooo:paragraph-rsid="018e4a42"/>
    </style:style>
    <style:style style:name="P336" style:family="paragraph" style:parent-style-name="Standard">
      <style:text-properties officeooo:rsid="018fdbe1" officeooo:paragraph-rsid="018fdbe1"/>
    </style:style>
    <style:style style:name="P337" style:family="paragraph" style:parent-style-name="Standard">
      <style:text-properties officeooo:rsid="0194158c" officeooo:paragraph-rsid="0194158c"/>
    </style:style>
    <style:style style:name="P338" style:family="paragraph" style:parent-style-name="Standard">
      <loext:graphic-properties draw:fill="solid" draw:fill-color="#ffff99" draw:opacity="100%"/>
      <style:paragraph-properties fo:background-color="#ffff99"/>
      <style:text-properties officeooo:rsid="0194158c" officeooo:paragraph-rsid="0194158c"/>
    </style:style>
    <style:style style:name="P339" style:family="paragraph" style:parent-style-name="Standard">
      <style:text-properties officeooo:rsid="0195ef92" officeooo:paragraph-rsid="0195ef92"/>
    </style:style>
    <style:style style:name="P340" style:family="paragraph" style:parent-style-name="Standard">
      <loext:graphic-properties draw:fill="solid" draw:fill-color="#ffff99" draw:opacity="100%"/>
      <style:paragraph-properties fo:background-color="#ffff99"/>
      <style:text-properties officeooo:rsid="0195ef92" officeooo:paragraph-rsid="0195ef92"/>
    </style:style>
    <style:style style:name="P341" style:family="paragraph" style:parent-style-name="Standard">
      <style:text-properties officeooo:rsid="0197980b" officeooo:paragraph-rsid="0197980b"/>
    </style:style>
    <style:style style:name="P342" style:family="paragraph" style:parent-style-name="Standard">
      <style:text-properties officeooo:rsid="0197acb6" officeooo:paragraph-rsid="0197acb6"/>
    </style:style>
    <style:style style:name="P343" style:family="paragraph" style:parent-style-name="Standard">
      <style:text-properties officeooo:rsid="0198f148" officeooo:paragraph-rsid="0198f148"/>
    </style:style>
    <style:style style:name="P344" style:family="paragraph" style:parent-style-name="Standard">
      <loext:graphic-properties draw:fill="solid" draw:fill-color="#ffff00" draw:opacity="100%"/>
      <style:paragraph-properties fo:background-color="#ffff00"/>
      <style:text-properties officeooo:rsid="0198f148" officeooo:paragraph-rsid="0198f148"/>
    </style:style>
    <style:style style:name="P345" style:family="paragraph" style:parent-style-name="Standard">
      <style:text-properties officeooo:rsid="0199b85f" officeooo:paragraph-rsid="0199b85f"/>
    </style:style>
    <style:style style:name="P346" style:family="paragraph" style:parent-style-name="Standard">
      <style:text-properties officeooo:rsid="019a6a97" officeooo:paragraph-rsid="019a6a97"/>
    </style:style>
    <style:style style:name="P347" style:family="paragraph" style:parent-style-name="Standard">
      <loext:graphic-properties draw:fill="solid" draw:fill-color="#ffff00" draw:opacity="100%"/>
      <style:paragraph-properties fo:background-color="#ffff00"/>
      <style:text-properties officeooo:rsid="019a6a97" officeooo:paragraph-rsid="019a6a97"/>
    </style:style>
    <style:style style:name="P348" style:family="paragraph" style:parent-style-name="Standard">
      <style:text-properties officeooo:rsid="019c5dd1" officeooo:paragraph-rsid="019c5dd1"/>
    </style:style>
    <style:style style:name="P349" style:family="paragraph" style:parent-style-name="Standard">
      <loext:graphic-properties draw:fill="solid" draw:fill-color="#ffff00" draw:opacity="100%"/>
      <style:paragraph-properties fo:background-color="#ffff00"/>
      <style:text-properties officeooo:rsid="019c5dd1" officeooo:paragraph-rsid="019c5dd1"/>
    </style:style>
    <style:style style:name="P350" style:family="paragraph" style:parent-style-name="Standard">
      <style:text-properties officeooo:rsid="019ea2ee" officeooo:paragraph-rsid="019ea2ee"/>
    </style:style>
    <style:style style:name="P351" style:family="paragraph" style:parent-style-name="Standard">
      <style:text-properties officeooo:rsid="019f3acd" officeooo:paragraph-rsid="019f3acd"/>
    </style:style>
    <style:style style:name="P352" style:family="paragraph" style:parent-style-name="Standard">
      <style:text-properties officeooo:rsid="019f3acd" officeooo:paragraph-rsid="01a0e68e"/>
    </style:style>
    <style:style style:name="P353" style:family="paragraph" style:parent-style-name="Standard">
      <style:text-properties officeooo:rsid="019f3acd" officeooo:paragraph-rsid="01a42489"/>
    </style:style>
    <style:style style:name="P354" style:family="paragraph" style:parent-style-name="Standard">
      <loext:graphic-properties draw:fill="solid" draw:fill-color="#ffff00" draw:opacity="100%"/>
      <style:paragraph-properties fo:background-color="#ffff00"/>
      <style:text-properties officeooo:rsid="019f3acd" officeooo:paragraph-rsid="01a42489"/>
    </style:style>
    <style:style style:name="P355" style:family="paragraph" style:parent-style-name="Standard">
      <style:text-properties officeooo:rsid="01a0682d" officeooo:paragraph-rsid="01a0682d"/>
    </style:style>
    <style:style style:name="P356" style:family="paragraph" style:parent-style-name="Standard">
      <loext:graphic-properties draw:fill="solid" draw:fill-color="#ffff00" draw:opacity="100%"/>
      <style:paragraph-properties fo:background-color="#ffff00"/>
      <style:text-properties officeooo:rsid="01a0682d" officeooo:paragraph-rsid="01a0682d"/>
    </style:style>
    <style:style style:name="P357" style:family="paragraph" style:parent-style-name="Standard">
      <style:text-properties officeooo:rsid="01a0e68e" officeooo:paragraph-rsid="01a0e68e"/>
    </style:style>
    <style:style style:name="P358" style:family="paragraph" style:parent-style-name="Standard">
      <style:text-properties officeooo:rsid="01a11df9" officeooo:paragraph-rsid="01a11df9"/>
    </style:style>
    <style:style style:name="P359" style:family="paragraph" style:parent-style-name="Standard">
      <style:text-properties officeooo:rsid="01a27369" officeooo:paragraph-rsid="01a27369"/>
    </style:style>
    <style:style style:name="P360" style:family="paragraph" style:parent-style-name="Standard">
      <style:text-properties officeooo:rsid="01a4ec0b" officeooo:paragraph-rsid="01a4ec0b"/>
    </style:style>
    <style:style style:name="P361" style:family="paragraph" style:parent-style-name="Standard">
      <style:text-properties officeooo:rsid="01a54989" officeooo:paragraph-rsid="01a54989"/>
    </style:style>
    <style:style style:name="P362" style:family="paragraph" style:parent-style-name="Standard">
      <style:text-properties officeooo:rsid="01a74954" officeooo:paragraph-rsid="01a74954"/>
    </style:style>
    <style:style style:name="P363" style:family="paragraph" style:parent-style-name="Standard">
      <style:text-properties officeooo:rsid="01a75d07" officeooo:paragraph-rsid="01a75d07"/>
    </style:style>
    <style:style style:name="P364" style:family="paragraph" style:parent-style-name="Standard">
      <style:text-properties officeooo:rsid="01a7d018" officeooo:paragraph-rsid="01a7d018"/>
    </style:style>
    <style:style style:name="P365" style:family="paragraph" style:parent-style-name="Standard">
      <style:text-properties officeooo:rsid="01a8cf70" officeooo:paragraph-rsid="00d06940"/>
    </style:style>
    <style:style style:name="P366" style:family="paragraph" style:parent-style-name="Standard">
      <style:text-properties officeooo:rsid="01a8cf70" officeooo:paragraph-rsid="01a8cf70"/>
    </style:style>
    <style:style style:name="P367" style:family="paragraph" style:parent-style-name="Standard">
      <style:text-properties officeooo:rsid="015f508c" officeooo:paragraph-rsid="00d06940"/>
    </style:style>
    <style:style style:name="P368" style:family="paragraph" style:parent-style-name="Standard">
      <style:text-properties officeooo:rsid="0190c643" officeooo:paragraph-rsid="0190c643"/>
    </style:style>
    <style:style style:name="P369" style:family="paragraph" style:parent-style-name="Standard">
      <style:text-properties officeooo:rsid="01a9015f" officeooo:paragraph-rsid="01a9015f"/>
    </style:style>
    <style:style style:name="P370" style:family="paragraph" style:parent-style-name="Standard">
      <style:text-properties officeooo:rsid="01a9015f" officeooo:paragraph-rsid="01b217ac"/>
    </style:style>
    <style:style style:name="P371" style:family="paragraph" style:parent-style-name="Standard">
      <style:text-properties officeooo:rsid="01a9ceb1" officeooo:paragraph-rsid="01a9ceb1"/>
    </style:style>
    <style:style style:name="P372" style:family="paragraph" style:parent-style-name="Standard">
      <style:text-properties officeooo:rsid="01aada29" officeooo:paragraph-rsid="01aada29"/>
    </style:style>
    <style:style style:name="P373" style:family="paragraph" style:parent-style-name="Standard">
      <style:text-properties officeooo:rsid="01acbc3c" officeooo:paragraph-rsid="01acbc3c"/>
    </style:style>
    <style:style style:name="P374" style:family="paragraph" style:parent-style-name="Standard">
      <style:text-properties officeooo:rsid="01adbe35" officeooo:paragraph-rsid="01adbe35"/>
    </style:style>
    <style:style style:name="P375" style:family="paragraph" style:parent-style-name="Standard">
      <style:text-properties officeooo:rsid="01af9d02" officeooo:paragraph-rsid="01af9d02"/>
    </style:style>
    <style:style style:name="P376" style:family="paragraph" style:parent-style-name="Standard">
      <style:text-properties officeooo:rsid="01b11ad1" officeooo:paragraph-rsid="01b11ad1"/>
    </style:style>
    <style:style style:name="P377" style:family="paragraph" style:parent-style-name="Standard">
      <style:text-properties officeooo:rsid="01b217ac" officeooo:paragraph-rsid="01b217ac"/>
    </style:style>
    <style:style style:name="P378" style:family="paragraph" style:parent-style-name="Standard">
      <style:text-properties officeooo:rsid="01b217ac" officeooo:paragraph-rsid="01b217ac" fo:background-color="#cc9900"/>
    </style:style>
    <style:style style:name="P379" style:family="paragraph" style:parent-style-name="Standard">
      <style:text-properties officeooo:rsid="01a9015f" officeooo:paragraph-rsid="01b217ac" fo:background-color="#ff3333"/>
    </style:style>
    <style:style style:name="P380" style:family="paragraph" style:parent-style-name="Standard">
      <style:text-properties officeooo:rsid="01b217ac" officeooo:paragraph-rsid="01b217ac" fo:background-color="#ffcc00"/>
    </style:style>
    <style:style style:name="P381" style:family="paragraph" style:parent-style-name="Standard">
      <style:text-properties officeooo:rsid="01c1fb8d" officeooo:paragraph-rsid="01c1fb8d" fo:background-color="#ffcc00"/>
    </style:style>
    <style:style style:name="P382" style:family="paragraph" style:parent-style-name="Standard">
      <style:text-properties officeooo:rsid="01cc3c65" officeooo:paragraph-rsid="01cc3c65" fo:background-color="#ffcc00"/>
    </style:style>
    <style:style style:name="P383" style:family="paragraph" style:parent-style-name="Standard">
      <style:text-properties officeooo:rsid="01e1ab06" officeooo:paragraph-rsid="01e1ab06" fo:background-color="#ffcc00"/>
    </style:style>
    <style:style style:name="P384" style:family="paragraph" style:parent-style-name="Standard">
      <style:text-properties officeooo:rsid="01edfad2" officeooo:paragraph-rsid="01edfad2" fo:background-color="#ffcc00"/>
    </style:style>
    <style:style style:name="P385" style:family="paragraph" style:parent-style-name="Standard">
      <style:text-properties officeooo:rsid="01b38942" officeooo:paragraph-rsid="01b38942"/>
    </style:style>
    <style:style style:name="P386" style:family="paragraph" style:parent-style-name="Standard">
      <loext:graphic-properties draw:fill="solid" draw:fill-color="#ffff00" draw:opacity="100%"/>
      <style:paragraph-properties fo:background-color="#ffff00"/>
      <style:text-properties officeooo:rsid="01b38942" officeooo:paragraph-rsid="01b38942"/>
    </style:style>
    <style:style style:name="P387" style:family="paragraph" style:parent-style-name="Standard">
      <style:text-properties officeooo:rsid="01b8e06a" officeooo:paragraph-rsid="01b8e06a"/>
    </style:style>
    <style:style style:name="P388" style:family="paragraph" style:parent-style-name="Standard">
      <loext:graphic-properties draw:fill="solid" draw:fill-color="#ffff00" draw:opacity="100%"/>
      <style:paragraph-properties fo:background-color="#ffff00"/>
      <style:text-properties officeooo:rsid="01b8e06a" officeooo:paragraph-rsid="01b8e06a"/>
    </style:style>
    <style:style style:name="P389" style:family="paragraph" style:parent-style-name="Standard">
      <style:text-properties officeooo:rsid="01b8fcd1" officeooo:paragraph-rsid="01b8fcd1"/>
    </style:style>
    <style:style style:name="P390" style:family="paragraph" style:parent-style-name="Standard">
      <style:text-properties officeooo:rsid="01bcf3e8" officeooo:paragraph-rsid="01bcf3e8"/>
    </style:style>
    <style:style style:name="P391" style:family="paragraph" style:parent-style-name="Standard">
      <style:text-properties officeooo:rsid="01bdfd2a" officeooo:paragraph-rsid="01bdfd2a"/>
    </style:style>
    <style:style style:name="P392" style:family="paragraph" style:parent-style-name="Standard">
      <style:text-properties officeooo:rsid="01bf5c3d" officeooo:paragraph-rsid="01bf5c3d"/>
    </style:style>
    <style:style style:name="P393" style:family="paragraph" style:parent-style-name="Standard">
      <style:text-properties officeooo:rsid="01bf5c3d" officeooo:paragraph-rsid="01ccb9cf"/>
    </style:style>
    <style:style style:name="P394" style:family="paragraph" style:parent-style-name="Standard">
      <style:text-properties officeooo:rsid="01c01582" officeooo:paragraph-rsid="01c01582"/>
    </style:style>
    <style:style style:name="P395" style:family="paragraph" style:parent-style-name="Standard">
      <style:text-properties officeooo:rsid="01c1fb8d" officeooo:paragraph-rsid="01c1fb8d"/>
    </style:style>
    <style:style style:name="P396" style:family="paragraph" style:parent-style-name="Standard">
      <style:text-properties officeooo:rsid="01c40288" officeooo:paragraph-rsid="01c40288"/>
    </style:style>
    <style:style style:name="P397" style:family="paragraph" style:parent-style-name="Standard">
      <style:text-properties officeooo:rsid="01c57afe" officeooo:paragraph-rsid="01c57afe"/>
    </style:style>
    <style:style style:name="P398" style:family="paragraph" style:parent-style-name="Standard">
      <style:text-properties officeooo:rsid="01c772d2" officeooo:paragraph-rsid="01c772d2"/>
    </style:style>
    <style:style style:name="P399" style:family="paragraph" style:parent-style-name="Standard">
      <loext:graphic-properties draw:fill="solid" draw:fill-color="#ffff00" draw:opacity="100%"/>
      <style:paragraph-properties fo:background-color="#ffff00"/>
      <style:text-properties officeooo:rsid="01c772d2" officeooo:paragraph-rsid="01c772d2"/>
    </style:style>
    <style:style style:name="P400" style:family="paragraph" style:parent-style-name="Standard">
      <style:text-properties officeooo:rsid="01c94516" officeooo:paragraph-rsid="01c94516"/>
    </style:style>
    <style:style style:name="P401" style:family="paragraph" style:parent-style-name="Standard">
      <loext:graphic-properties draw:fill="solid" draw:fill-color="#ffff00" draw:opacity="100%"/>
      <style:paragraph-properties fo:background-color="#ffff00"/>
      <style:text-properties officeooo:rsid="01c94516" officeooo:paragraph-rsid="01c94516"/>
    </style:style>
    <style:style style:name="P402" style:family="paragraph" style:parent-style-name="Standard">
      <style:text-properties officeooo:rsid="01ca70d2" officeooo:paragraph-rsid="01ca70d2"/>
    </style:style>
    <style:style style:name="P403" style:family="paragraph" style:parent-style-name="Standard">
      <loext:graphic-properties draw:fill="solid" draw:fill-color="#ffff00" draw:opacity="100%"/>
      <style:paragraph-properties fo:background-color="#ffff00"/>
      <style:text-properties officeooo:rsid="01ca70d2" officeooo:paragraph-rsid="01ca70d2"/>
    </style:style>
    <style:style style:name="P404" style:family="paragraph" style:parent-style-name="Standard">
      <style:text-properties officeooo:rsid="01cc27d1" officeooo:paragraph-rsid="01cc27d1"/>
    </style:style>
    <style:style style:name="P405" style:family="paragraph" style:parent-style-name="Standard">
      <loext:graphic-properties draw:fill="solid" draw:fill-color="#ffff00" draw:opacity="100%"/>
      <style:paragraph-properties fo:background-color="#ffff00"/>
      <style:text-properties officeooo:rsid="01cc27d1" officeooo:paragraph-rsid="01cc27d1"/>
    </style:style>
    <style:style style:name="P406" style:family="paragraph" style:parent-style-name="Standard">
      <style:text-properties officeooo:rsid="01cc3c65" officeooo:paragraph-rsid="01cc3c65"/>
    </style:style>
    <style:style style:name="P407" style:family="paragraph" style:parent-style-name="Standard">
      <style:text-properties officeooo:rsid="01ce3fd6" officeooo:paragraph-rsid="01ce3fd6"/>
    </style:style>
    <style:style style:name="P408" style:family="paragraph" style:parent-style-name="Standard">
      <style:text-properties officeooo:rsid="01cf5adb" officeooo:paragraph-rsid="01cf5adb"/>
    </style:style>
    <style:style style:name="P409" style:family="paragraph" style:parent-style-name="Standard">
      <loext:graphic-properties draw:fill="solid" draw:fill-color="#ffff00" draw:opacity="100%"/>
      <style:paragraph-properties fo:background-color="#ffff00"/>
      <style:text-properties officeooo:rsid="01cf5adb" officeooo:paragraph-rsid="01cf5adb"/>
    </style:style>
    <style:style style:name="P410" style:family="paragraph" style:parent-style-name="Standard">
      <style:text-properties officeooo:rsid="01d199d2" officeooo:paragraph-rsid="01d199d2"/>
    </style:style>
    <style:style style:name="P411" style:family="paragraph" style:parent-style-name="Standard">
      <loext:graphic-properties draw:fill="solid" draw:fill-color="#ffff00" draw:opacity="100%"/>
      <style:paragraph-properties fo:background-color="#ffff00"/>
      <style:text-properties officeooo:rsid="01d199d2" officeooo:paragraph-rsid="01d199d2"/>
    </style:style>
    <style:style style:name="P412" style:family="paragraph" style:parent-style-name="Standard">
      <style:text-properties officeooo:rsid="01de288e" officeooo:paragraph-rsid="01bf5c3d"/>
    </style:style>
    <style:style style:name="P413" style:family="paragraph" style:parent-style-name="Standard">
      <style:text-properties officeooo:rsid="01deab04" officeooo:paragraph-rsid="01deab04"/>
    </style:style>
    <style:style style:name="P414" style:family="paragraph" style:parent-style-name="Standard">
      <style:text-properties officeooo:rsid="01deab04" officeooo:paragraph-rsid="02150556"/>
    </style:style>
    <style:style style:name="P415" style:family="paragraph" style:parent-style-name="Standard">
      <style:text-properties officeooo:rsid="01e1ab06" officeooo:paragraph-rsid="01e1ab06"/>
    </style:style>
    <style:style style:name="P416" style:family="paragraph" style:parent-style-name="Standard">
      <style:text-properties officeooo:rsid="01e50996" officeooo:paragraph-rsid="01deab04"/>
    </style:style>
    <style:style style:name="P417" style:family="paragraph" style:parent-style-name="Standard">
      <style:text-properties officeooo:rsid="01e6bfbf" officeooo:paragraph-rsid="01e6bfbf"/>
    </style:style>
    <style:style style:name="P418" style:family="paragraph" style:parent-style-name="Standard">
      <loext:graphic-properties draw:fill="solid" draw:fill-color="#ffff00" draw:opacity="100%"/>
      <style:paragraph-properties fo:background-color="#ffff00"/>
      <style:text-properties officeooo:rsid="01e6bfbf" officeooo:paragraph-rsid="01e6bfbf"/>
    </style:style>
    <style:style style:name="P419" style:family="paragraph" style:parent-style-name="Standard">
      <style:text-properties officeooo:rsid="01e6bfbf" officeooo:paragraph-rsid="01e7f28f"/>
    </style:style>
    <style:style style:name="P420" style:family="paragraph" style:parent-style-name="Standard">
      <style:text-properties officeooo:rsid="01e7fa99" officeooo:paragraph-rsid="01e7fa99"/>
    </style:style>
    <style:style style:name="P421" style:family="paragraph" style:parent-style-name="Standard">
      <style:text-properties officeooo:rsid="01e98334" officeooo:paragraph-rsid="01e7fa99"/>
    </style:style>
    <style:style style:name="P422" style:family="paragraph" style:parent-style-name="Standard">
      <style:text-properties officeooo:rsid="01e98334" officeooo:paragraph-rsid="01e98334"/>
    </style:style>
    <style:style style:name="P423" style:family="paragraph" style:parent-style-name="Standard">
      <style:text-properties officeooo:rsid="01e98334" officeooo:paragraph-rsid="01ea48c4"/>
    </style:style>
    <style:style style:name="P424" style:family="paragraph" style:parent-style-name="Standard">
      <style:text-properties officeooo:rsid="01e98334" officeooo:paragraph-rsid="01ecfe6b"/>
    </style:style>
    <style:style style:name="P425" style:family="paragraph" style:parent-style-name="Standard">
      <style:text-properties officeooo:rsid="01ed0c0b" officeooo:paragraph-rsid="01ed0c0b"/>
    </style:style>
    <style:style style:name="P426" style:family="paragraph" style:parent-style-name="Standard">
      <style:text-properties officeooo:rsid="01edc97f" officeooo:paragraph-rsid="01edc97f"/>
    </style:style>
    <style:style style:name="P427" style:family="paragraph" style:parent-style-name="Standard">
      <style:text-properties officeooo:rsid="01ef6c42" officeooo:paragraph-rsid="01ef6c42"/>
    </style:style>
    <style:style style:name="P428" style:family="paragraph" style:parent-style-name="Standard">
      <style:text-properties officeooo:rsid="01ef6c42" officeooo:paragraph-rsid="01f0c485"/>
    </style:style>
    <style:style style:name="P429" style:family="paragraph" style:parent-style-name="Standard">
      <style:text-properties officeooo:rsid="01f0c485" officeooo:paragraph-rsid="01f0c485"/>
    </style:style>
    <style:style style:name="P430" style:family="paragraph" style:parent-style-name="Standard">
      <style:text-properties officeooo:rsid="01f0c485" officeooo:paragraph-rsid="01f38d92"/>
    </style:style>
    <style:style style:name="P431" style:family="paragraph" style:parent-style-name="Standard">
      <style:text-properties officeooo:rsid="01f0c485" officeooo:paragraph-rsid="01fb6b3b"/>
    </style:style>
    <style:style style:name="P432" style:family="paragraph" style:parent-style-name="Standard">
      <style:text-properties officeooo:rsid="01f1b9c5" officeooo:paragraph-rsid="01f1b9c5"/>
    </style:style>
    <style:style style:name="P433" style:family="paragraph" style:parent-style-name="Standard">
      <style:text-properties officeooo:rsid="01f38d92" officeooo:paragraph-rsid="01f38d92"/>
    </style:style>
    <style:style style:name="P434" style:family="paragraph" style:parent-style-name="Standard">
      <style:text-properties officeooo:rsid="01f38d92" officeooo:paragraph-rsid="01fb6b3b"/>
    </style:style>
    <style:style style:name="P435" style:family="paragraph" style:parent-style-name="Standard">
      <style:text-properties officeooo:rsid="01f41c53" officeooo:paragraph-rsid="01f41c53"/>
    </style:style>
    <style:style style:name="P436" style:family="paragraph" style:parent-style-name="Standard">
      <style:text-properties officeooo:rsid="01f4c236" officeooo:paragraph-rsid="01f4c236"/>
    </style:style>
    <style:style style:name="P437" style:family="paragraph" style:parent-style-name="Standard">
      <style:text-properties officeooo:rsid="01f4c236" officeooo:paragraph-rsid="01f69827"/>
    </style:style>
    <style:style style:name="P438" style:family="paragraph" style:parent-style-name="Standard">
      <style:text-properties officeooo:rsid="01f4c236" officeooo:paragraph-rsid="01f97828"/>
    </style:style>
    <style:style style:name="P439" style:family="paragraph" style:parent-style-name="Standard">
      <style:text-properties officeooo:rsid="01f7eb83" officeooo:paragraph-rsid="01f7eb83"/>
    </style:style>
    <style:style style:name="P440"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1"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42" style:family="paragraph" style:parent-style-name="Standard">
      <style:text-properties officeooo:rsid="01fb6b3b" officeooo:paragraph-rsid="01fb6b3b"/>
    </style:style>
    <style:style style:name="P443" style:family="paragraph" style:parent-style-name="Standard">
      <style:text-properties officeooo:rsid="02000117" officeooo:paragraph-rsid="02000117"/>
    </style:style>
    <style:style style:name="P444" style:family="paragraph" style:parent-style-name="Standard">
      <style:text-properties officeooo:rsid="0200293f" officeooo:paragraph-rsid="0200293f"/>
    </style:style>
    <style:style style:name="P445" style:family="paragraph" style:parent-style-name="Standard">
      <style:text-properties officeooo:rsid="02016f52" officeooo:paragraph-rsid="02016f52"/>
    </style:style>
    <style:style style:name="P446" style:family="paragraph" style:parent-style-name="Standard">
      <style:text-properties officeooo:rsid="020224ee" officeooo:paragraph-rsid="020224ee"/>
    </style:style>
    <style:style style:name="P447" style:family="paragraph" style:parent-style-name="Standard">
      <style:text-properties officeooo:rsid="01d37f9e" officeooo:paragraph-rsid="01d37f9e"/>
    </style:style>
    <style:style style:name="P448" style:family="paragraph" style:parent-style-name="Standard">
      <style:text-properties officeooo:rsid="0202ffa2" officeooo:paragraph-rsid="0202ffa2"/>
    </style:style>
    <style:style style:name="P449" style:family="paragraph" style:parent-style-name="Standard">
      <style:text-properties officeooo:rsid="02032e93" officeooo:paragraph-rsid="02032e93"/>
    </style:style>
    <style:style style:name="P450" style:family="paragraph" style:parent-style-name="Standard">
      <style:text-properties officeooo:rsid="01ff1c85" officeooo:paragraph-rsid="01ff1c85"/>
    </style:style>
    <style:style style:name="P451" style:family="paragraph" style:parent-style-name="Standard">
      <style:text-properties officeooo:rsid="0204b13f" officeooo:paragraph-rsid="0204b13f"/>
    </style:style>
    <style:style style:name="P452" style:family="paragraph" style:parent-style-name="Standard">
      <style:text-properties officeooo:rsid="02076d31" officeooo:paragraph-rsid="02076d31"/>
    </style:style>
    <style:style style:name="P453" style:family="paragraph" style:parent-style-name="Standard">
      <style:text-properties officeooo:rsid="0207f821" officeooo:paragraph-rsid="0207f821"/>
    </style:style>
    <style:style style:name="P454" style:family="paragraph" style:parent-style-name="Standard">
      <style:text-properties officeooo:rsid="0208dab9" officeooo:paragraph-rsid="0208dab9"/>
    </style:style>
    <style:style style:name="P455" style:family="paragraph" style:parent-style-name="Standard">
      <loext:graphic-properties draw:fill="solid" draw:fill-color="#ffff00" draw:opacity="100%"/>
      <style:paragraph-properties fo:background-color="#ffff00"/>
      <style:text-properties officeooo:rsid="0208dab9" officeooo:paragraph-rsid="0208dab9"/>
    </style:style>
    <style:style style:name="P456" style:family="paragraph" style:parent-style-name="Standard">
      <style:text-properties officeooo:rsid="0209e0fb" officeooo:paragraph-rsid="0209e0fb"/>
    </style:style>
    <style:style style:name="P457" style:family="paragraph" style:parent-style-name="Standard">
      <loext:graphic-properties draw:fill="solid" draw:fill-color="#ffff00" draw:opacity="100%"/>
      <style:paragraph-properties fo:background-color="#ffff00"/>
      <style:text-properties officeooo:rsid="0209e0fb" officeooo:paragraph-rsid="0209e0fb"/>
    </style:style>
    <style:style style:name="P458" style:family="paragraph" style:parent-style-name="Standard">
      <style:text-properties officeooo:rsid="020aeee6" officeooo:paragraph-rsid="020aeee6"/>
    </style:style>
    <style:style style:name="P459" style:family="paragraph" style:parent-style-name="Standard">
      <style:text-properties officeooo:rsid="020be619" officeooo:paragraph-rsid="020be619"/>
    </style:style>
    <style:style style:name="P460" style:family="paragraph" style:parent-style-name="Standard">
      <style:text-properties officeooo:rsid="020e3610" officeooo:paragraph-rsid="020e3610"/>
    </style:style>
    <style:style style:name="P461" style:family="paragraph" style:parent-style-name="Standard">
      <style:text-properties officeooo:rsid="020e8b9b" officeooo:paragraph-rsid="020e8b9b"/>
    </style:style>
    <style:style style:name="P462" style:family="paragraph" style:parent-style-name="Standard">
      <style:text-properties officeooo:rsid="020f622c" officeooo:paragraph-rsid="020f622c"/>
    </style:style>
    <style:style style:name="P463" style:family="paragraph" style:parent-style-name="Standard">
      <style:text-properties officeooo:rsid="02102e88" officeooo:paragraph-rsid="02102e88"/>
    </style:style>
    <style:style style:name="P464" style:family="paragraph" style:parent-style-name="Standard">
      <style:text-properties officeooo:rsid="0212274c" officeooo:paragraph-rsid="0212274c"/>
    </style:style>
    <style:style style:name="P465" style:family="paragraph" style:parent-style-name="Standard">
      <style:text-properties officeooo:rsid="0214496b" officeooo:paragraph-rsid="0214496b"/>
    </style:style>
    <style:style style:name="P466" style:family="paragraph" style:parent-style-name="Standard">
      <style:text-properties officeooo:rsid="02150556" officeooo:paragraph-rsid="02150556"/>
    </style:style>
    <style:style style:name="P467" style:family="paragraph" style:parent-style-name="Standard">
      <style:text-properties officeooo:rsid="0216194e" officeooo:paragraph-rsid="0216194e"/>
    </style:style>
    <style:style style:name="P468" style:family="paragraph" style:parent-style-name="Standard">
      <style:text-properties officeooo:rsid="02164530" officeooo:paragraph-rsid="02164530"/>
    </style:style>
    <style:style style:name="P469" style:family="paragraph" style:parent-style-name="Standard">
      <style:text-properties officeooo:rsid="021ae5a4" officeooo:paragraph-rsid="021ae5a4"/>
    </style:style>
    <style:style style:name="P470" style:family="paragraph" style:parent-style-name="Standard">
      <style:text-properties officeooo:rsid="021f1477" officeooo:paragraph-rsid="021f1477"/>
    </style:style>
    <style:style style:name="P471" style:family="paragraph" style:parent-style-name="Standard">
      <style:text-properties officeooo:rsid="0222011e" officeooo:paragraph-rsid="021ae5a4"/>
    </style:style>
    <style:style style:name="P472" style:family="paragraph" style:parent-style-name="Standard">
      <style:text-properties officeooo:rsid="02239ba6" officeooo:paragraph-rsid="02239ba6"/>
    </style:style>
    <style:style style:name="P473" style:family="paragraph" style:parent-style-name="Standard">
      <style:text-properties officeooo:rsid="0224e794" officeooo:paragraph-rsid="0224e794"/>
    </style:style>
    <style:style style:name="P474" style:family="paragraph" style:parent-style-name="Standard">
      <loext:graphic-properties draw:fill="solid" draw:fill-color="#ffff00" draw:opacity="100%"/>
      <style:paragraph-properties fo:background-color="#ffff00"/>
      <style:text-properties officeooo:rsid="0224e794" officeooo:paragraph-rsid="0224e794"/>
    </style:style>
    <style:style style:name="P475" style:family="paragraph" style:parent-style-name="Standard">
      <style:text-properties officeooo:rsid="02253f54" officeooo:paragraph-rsid="02253f54"/>
    </style:style>
    <style:style style:name="P476" style:family="paragraph" style:parent-style-name="Standard">
      <style:text-properties officeooo:rsid="022a60e6" officeooo:paragraph-rsid="022a60e6"/>
    </style:style>
    <style:style style:name="P477" style:family="paragraph" style:parent-style-name="Standard">
      <style:text-properties officeooo:rsid="022eeffc" officeooo:paragraph-rsid="022eeffc"/>
    </style:style>
    <style:style style:name="P478" style:family="paragraph" style:parent-style-name="Standard">
      <style:text-properties officeooo:rsid="022eeffc" officeooo:paragraph-rsid="022a60e6"/>
    </style:style>
    <style:style style:name="P479" style:family="paragraph" style:parent-style-name="Standard">
      <style:text-properties officeooo:rsid="023146a1" officeooo:paragraph-rsid="023146a1"/>
    </style:style>
    <style:style style:name="P480" style:family="paragraph" style:parent-style-name="Standard">
      <style:text-properties officeooo:rsid="0232f8ed" officeooo:paragraph-rsid="0232f8ed"/>
    </style:style>
    <style:style style:name="P481" style:family="paragraph" style:parent-style-name="Standard">
      <style:text-properties officeooo:rsid="02381761" officeooo:paragraph-rsid="02381761"/>
    </style:style>
    <style:style style:name="P482" style:family="paragraph" style:parent-style-name="Standard">
      <style:text-properties officeooo:rsid="023a3c69" officeooo:paragraph-rsid="023a3c69"/>
    </style:style>
    <style:style style:name="P483" style:family="paragraph" style:parent-style-name="Standard">
      <style:text-properties officeooo:rsid="023a3c69" officeooo:paragraph-rsid="02afbbf7"/>
    </style:style>
    <style:style style:name="P484" style:family="paragraph" style:parent-style-name="Standard">
      <style:text-properties officeooo:rsid="023df1da" officeooo:paragraph-rsid="023df1da"/>
    </style:style>
    <style:style style:name="P485" style:family="paragraph" style:parent-style-name="Standard">
      <style:text-properties fo:color="#996699" officeooo:rsid="023df1da" officeooo:paragraph-rsid="023df1da"/>
    </style:style>
    <style:style style:name="P486" style:family="paragraph" style:parent-style-name="Standard">
      <style:text-properties officeooo:rsid="0243b3cb" officeooo:paragraph-rsid="0243b3cb"/>
    </style:style>
    <style:style style:name="P487" style:family="paragraph" style:parent-style-name="Standard">
      <style:text-properties officeooo:rsid="024715ea" officeooo:paragraph-rsid="024715ea"/>
    </style:style>
    <style:style style:name="P488" style:family="paragraph" style:parent-style-name="Standard">
      <style:text-properties officeooo:rsid="024a712d" officeooo:paragraph-rsid="024a712d"/>
    </style:style>
    <style:style style:name="P489" style:family="paragraph" style:parent-style-name="Standard">
      <style:text-properties officeooo:rsid="024a8a68" officeooo:paragraph-rsid="024a8a68"/>
    </style:style>
    <style:style style:name="P490" style:family="paragraph" style:parent-style-name="Standard">
      <style:text-properties officeooo:rsid="0246bc45" officeooo:paragraph-rsid="0245afe7"/>
    </style:style>
    <style:style style:name="P491" style:family="paragraph" style:parent-style-name="Standard">
      <style:text-properties officeooo:rsid="0256638d" officeooo:paragraph-rsid="0256638d"/>
    </style:style>
    <style:style style:name="P492" style:family="paragraph" style:parent-style-name="Standard">
      <style:text-properties officeooo:rsid="025736d5" officeooo:paragraph-rsid="025736d5"/>
    </style:style>
    <style:style style:name="P493" style:family="paragraph" style:parent-style-name="Standard">
      <style:text-properties officeooo:rsid="0259e62c" officeooo:paragraph-rsid="0259e62c"/>
    </style:style>
    <style:style style:name="P494" style:family="paragraph" style:parent-style-name="Standard">
      <style:text-properties officeooo:rsid="025af0a1" officeooo:paragraph-rsid="025af0a1"/>
    </style:style>
    <style:style style:name="P495" style:family="paragraph" style:parent-style-name="Standard">
      <style:text-properties officeooo:rsid="025cef49" officeooo:paragraph-rsid="025cef49"/>
    </style:style>
    <style:style style:name="P496" style:family="paragraph" style:parent-style-name="Standard">
      <style:text-properties officeooo:rsid="025ede05" officeooo:paragraph-rsid="025ede05"/>
    </style:style>
    <style:style style:name="P497" style:family="paragraph" style:parent-style-name="Standard">
      <style:text-properties officeooo:rsid="025ede05" officeooo:paragraph-rsid="025f4a3f"/>
    </style:style>
    <style:style style:name="P498" style:family="paragraph" style:parent-style-name="Standard">
      <style:text-properties officeooo:rsid="025ede05" officeooo:paragraph-rsid="02609643"/>
    </style:style>
    <style:style style:name="P499" style:family="paragraph" style:parent-style-name="Standard">
      <style:text-properties officeooo:rsid="02609643" officeooo:paragraph-rsid="02609643"/>
    </style:style>
    <style:style style:name="P500" style:family="paragraph" style:parent-style-name="Standard">
      <style:text-properties officeooo:paragraph-rsid="025f4a3f"/>
    </style:style>
    <style:style style:name="P501" style:family="paragraph" style:parent-style-name="Standard">
      <style:text-properties officeooo:paragraph-rsid="0262048f"/>
    </style:style>
    <style:style style:name="P502" style:family="paragraph" style:parent-style-name="Standard">
      <style:text-properties officeooo:paragraph-rsid="026354fc"/>
    </style:style>
    <style:style style:name="P503" style:family="paragraph" style:parent-style-name="Standard">
      <style:text-properties officeooo:rsid="026354fc" officeooo:paragraph-rsid="026354fc"/>
    </style:style>
    <style:style style:name="P504" style:family="paragraph" style:parent-style-name="Standard">
      <style:text-properties officeooo:paragraph-rsid="02681ae0"/>
    </style:style>
    <style:style style:name="P505" style:family="paragraph" style:parent-style-name="Standard">
      <style:text-properties officeooo:paragraph-rsid="0268f383"/>
    </style:style>
    <style:style style:name="P506" style:family="paragraph" style:parent-style-name="Standard">
      <style:text-properties officeooo:paragraph-rsid="026adf92"/>
    </style:style>
    <style:style style:name="P507" style:family="paragraph" style:parent-style-name="Standard">
      <style:text-properties officeooo:rsid="026b7288" officeooo:paragraph-rsid="026b7288"/>
    </style:style>
    <style:style style:name="P508" style:family="paragraph" style:parent-style-name="Standard">
      <style:text-properties officeooo:rsid="026b7288" officeooo:paragraph-rsid="026ccba0"/>
    </style:style>
    <style:style style:name="P509" style:family="paragraph" style:parent-style-name="Standard">
      <style:text-properties officeooo:rsid="026ccba0" officeooo:paragraph-rsid="026ccba0"/>
    </style:style>
    <style:style style:name="P510" style:family="paragraph" style:parent-style-name="Standard">
      <style:text-properties officeooo:rsid="026f3633" officeooo:paragraph-rsid="026f3633"/>
    </style:style>
    <style:style style:name="P511" style:family="paragraph" style:parent-style-name="Standard">
      <style:text-properties officeooo:rsid="02724269" officeooo:paragraph-rsid="02724269"/>
    </style:style>
    <style:style style:name="P512" style:family="paragraph" style:parent-style-name="Standard">
      <style:text-properties officeooo:rsid="02727408" officeooo:paragraph-rsid="02727408"/>
    </style:style>
    <style:style style:name="P513" style:family="paragraph" style:parent-style-name="Standard">
      <style:text-properties officeooo:rsid="0273a19c" officeooo:paragraph-rsid="0273a19c"/>
    </style:style>
    <style:style style:name="P514" style:family="paragraph" style:parent-style-name="Standard">
      <style:text-properties officeooo:rsid="0273a19c" officeooo:paragraph-rsid="027a49fb"/>
    </style:style>
    <style:style style:name="P515" style:family="paragraph" style:parent-style-name="Standard">
      <style:text-properties officeooo:rsid="027425f6" officeooo:paragraph-rsid="027425f6"/>
    </style:style>
    <style:style style:name="P516" style:family="paragraph" style:parent-style-name="Standard">
      <style:text-properties officeooo:rsid="0274e337" officeooo:paragraph-rsid="0274e337"/>
    </style:style>
    <style:style style:name="P517" style:family="paragraph" style:parent-style-name="Standard">
      <style:text-properties officeooo:rsid="0274e337" officeooo:paragraph-rsid="027c4bea"/>
    </style:style>
    <style:style style:name="P518" style:family="paragraph" style:parent-style-name="Standard">
      <style:text-properties officeooo:rsid="02760c02" officeooo:paragraph-rsid="02760c02"/>
    </style:style>
    <style:style style:name="P519" style:family="paragraph" style:parent-style-name="Standard">
      <style:text-properties officeooo:rsid="02799d03" officeooo:paragraph-rsid="02799d03"/>
    </style:style>
    <style:style style:name="P520" style:family="paragraph" style:parent-style-name="Standard">
      <style:text-properties fo:color="#000000" fo:font-weight="normal" officeooo:rsid="0262048f" officeooo:paragraph-rsid="0262048f" style:font-weight-asian="normal" style:font-weight-complex="normal"/>
    </style:style>
    <style:style style:name="P521" style:family="paragraph" style:parent-style-name="Standard">
      <style:text-properties fo:color="#000000" fo:font-weight="normal" officeooo:rsid="0262048f" officeooo:paragraph-rsid="026354fc" style:font-weight-asian="normal" style:font-weight-complex="normal"/>
    </style:style>
    <style:style style:name="P522" style:family="paragraph" style:parent-style-name="Standard">
      <style:text-properties fo:color="#000000" fo:font-weight="normal" officeooo:rsid="026354fc" officeooo:paragraph-rsid="026354fc" style:font-weight-asian="normal" style:font-weight-complex="normal"/>
    </style:style>
    <style:style style:name="P523" style:family="paragraph" style:parent-style-name="Standard">
      <style:text-properties officeooo:rsid="0266714c" officeooo:paragraph-rsid="0268f383"/>
    </style:style>
    <style:style style:name="P524" style:family="paragraph" style:parent-style-name="Standard">
      <style:text-properties fo:color="#1c1c1c" officeooo:rsid="026ccba0" officeooo:paragraph-rsid="026ccba0"/>
    </style:style>
    <style:style style:name="P525" style:family="paragraph" style:parent-style-name="Standard">
      <style:text-properties fo:color="#1c1c1c" fo:font-weight="bold" officeooo:rsid="026f3633" officeooo:paragraph-rsid="026f3633" style:font-weight-asian="bold" style:font-weight-complex="bold"/>
    </style:style>
    <style:style style:name="P526" style:family="paragraph" style:parent-style-name="Standard">
      <style:text-properties fo:color="#1c1c1c" officeooo:rsid="02724269" officeooo:paragraph-rsid="02724269"/>
    </style:style>
    <style:style style:name="P527" style:family="paragraph" style:parent-style-name="Standard">
      <style:text-properties fo:color="#1c1c1c" officeooo:rsid="02727408" officeooo:paragraph-rsid="02727408"/>
    </style:style>
    <style:style style:name="P528" style:family="paragraph" style:parent-style-name="Standard">
      <style:text-properties fo:color="#1c1c1c" officeooo:rsid="027a49fb" officeooo:paragraph-rsid="027a49fb"/>
    </style:style>
    <style:style style:name="P529" style:family="paragraph" style:parent-style-name="Standard">
      <style:text-properties fo:color="#1c1c1c" officeooo:rsid="027425f6" officeooo:paragraph-rsid="027425f6"/>
    </style:style>
    <style:style style:name="P530" style:family="paragraph" style:parent-style-name="Standard">
      <style:text-properties fo:color="#1c1c1c" officeooo:rsid="028316aa" officeooo:paragraph-rsid="028316aa"/>
    </style:style>
    <style:style style:name="P531" style:family="paragraph" style:parent-style-name="Standard">
      <style:text-properties fo:color="#1c1c1c" officeooo:rsid="02849d55" officeooo:paragraph-rsid="02849d55"/>
    </style:style>
    <style:style style:name="P532"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33"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34" style:family="paragraph" style:parent-style-name="Standard">
      <style:text-properties fo:color="#1c1c1c" officeooo:rsid="02850b23" officeooo:paragraph-rsid="02850b23"/>
    </style:style>
    <style:style style:name="P535" style:family="paragraph" style:parent-style-name="Standard">
      <style:text-properties fo:color="#1c1c1c" officeooo:rsid="0286b21d" officeooo:paragraph-rsid="0286b21d"/>
    </style:style>
    <style:style style:name="P536" style:family="paragraph" style:parent-style-name="Standard">
      <style:text-properties fo:color="#1c1c1c" officeooo:rsid="0286f904" officeooo:paragraph-rsid="0286f904"/>
    </style:style>
    <style:style style:name="P537" style:family="paragraph" style:parent-style-name="Standard">
      <style:text-properties fo:color="#1c1c1c" officeooo:rsid="02884443" officeooo:paragraph-rsid="02884443"/>
    </style:style>
    <style:style style:name="P538"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39" style:family="paragraph" style:parent-style-name="Standard">
      <style:text-properties fo:color="#1c1c1c" officeooo:rsid="0288b90a" officeooo:paragraph-rsid="0288b90a"/>
    </style:style>
    <style:style style:name="P540" style:family="paragraph" style:parent-style-name="Standard">
      <style:text-properties fo:color="#1c1c1c" officeooo:rsid="028cd520" officeooo:paragraph-rsid="028cd520"/>
    </style:style>
    <style:style style:name="P541" style:family="paragraph" style:parent-style-name="Standard">
      <style:text-properties fo:color="#1c1c1c" officeooo:rsid="028df644" officeooo:paragraph-rsid="028df644"/>
    </style:style>
    <style:style style:name="P542" style:family="paragraph" style:parent-style-name="Standard">
      <style:text-properties fo:color="#1c1c1c" officeooo:rsid="028df70a" officeooo:paragraph-rsid="028df70a"/>
    </style:style>
    <style:style style:name="P543" style:family="paragraph" style:parent-style-name="Standard">
      <style:text-properties fo:color="#1c1c1c" officeooo:rsid="028df70a" officeooo:paragraph-rsid="028eed05"/>
    </style:style>
    <style:style style:name="P544" style:family="paragraph" style:parent-style-name="Standard">
      <style:text-properties fo:color="#1c1c1c" officeooo:rsid="028df70a" officeooo:paragraph-rsid="028df70a" fo:background-color="#b2b2b2"/>
    </style:style>
    <style:style style:name="P545" style:family="paragraph" style:parent-style-name="Standard">
      <style:text-properties fo:color="#1c1c1c" officeooo:rsid="02908a7d" officeooo:paragraph-rsid="02908a7d" fo:background-color="#b2b2b2"/>
    </style:style>
    <style:style style:name="P546" style:family="paragraph" style:parent-style-name="Standard">
      <style:text-properties fo:color="#1c1c1c" officeooo:rsid="02928520" officeooo:paragraph-rsid="02928520" fo:background-color="#b2b2b2"/>
    </style:style>
    <style:style style:name="P547" style:family="paragraph" style:parent-style-name="Standard">
      <style:text-properties fo:color="#1c1c1c" officeooo:rsid="02934f3a" officeooo:paragraph-rsid="02934f3a" fo:background-color="#b2b2b2"/>
    </style:style>
    <style:style style:name="P548" style:family="paragraph" style:parent-style-name="Standard">
      <style:text-properties fo:color="#1c1c1c" officeooo:rsid="02908a7d" officeooo:paragraph-rsid="02908a7d"/>
    </style:style>
    <style:style style:name="P549" style:family="paragraph" style:parent-style-name="Standard">
      <style:text-properties fo:color="#1c1c1c" officeooo:rsid="02928520" officeooo:paragraph-rsid="02928520"/>
    </style:style>
    <style:style style:name="P550" style:family="paragraph" style:parent-style-name="Standard">
      <style:text-properties fo:color="#1c1c1c" officeooo:rsid="02934f3a" officeooo:paragraph-rsid="02934f3a"/>
    </style:style>
    <style:style style:name="P551" style:family="paragraph" style:parent-style-name="Standard">
      <style:text-properties fo:color="#1c1c1c" officeooo:rsid="02974a4b" officeooo:paragraph-rsid="02974a4b"/>
    </style:style>
    <style:style style:name="P552" style:family="paragraph" style:parent-style-name="Standard">
      <style:text-properties fo:color="#1c1c1c" officeooo:rsid="029cedfb" officeooo:paragraph-rsid="029cedfb"/>
    </style:style>
    <style:style style:name="P553" style:family="paragraph" style:parent-style-name="Standard">
      <style:text-properties fo:color="#1c1c1c" officeooo:rsid="029ffcfc" officeooo:paragraph-rsid="029ffcfc"/>
    </style:style>
    <style:style style:name="P554" style:family="paragraph" style:parent-style-name="Standard">
      <style:text-properties fo:color="#1c1c1c" officeooo:rsid="02a0682a" officeooo:paragraph-rsid="02a0682a"/>
    </style:style>
    <style:style style:name="P555" style:family="paragraph" style:parent-style-name="Standard">
      <style:text-properties fo:color="#1c1c1c" officeooo:rsid="02ab7dfc" officeooo:paragraph-rsid="02ab7dfc"/>
    </style:style>
    <style:style style:name="P556" style:family="paragraph" style:parent-style-name="Standard">
      <style:text-properties fo:color="#1c1c1c" officeooo:rsid="02ac2c64" officeooo:paragraph-rsid="02ac2c64"/>
    </style:style>
    <style:style style:name="P557" style:family="paragraph" style:parent-style-name="Standard">
      <style:text-properties fo:color="#1c1c1c" officeooo:rsid="02ad7c0d" officeooo:paragraph-rsid="02a0682a"/>
    </style:style>
    <style:style style:name="P558" style:family="paragraph" style:parent-style-name="Standard">
      <style:text-properties fo:color="#1c1c1c" officeooo:rsid="02ad7c0d" officeooo:paragraph-rsid="02ad7c0d"/>
    </style:style>
    <style:style style:name="P559" style:family="paragraph" style:parent-style-name="Standard">
      <style:text-properties fo:color="#1c1c1c" officeooo:rsid="02aed17d" officeooo:paragraph-rsid="02ad7c0d"/>
    </style:style>
    <style:style style:name="P560" style:family="paragraph" style:parent-style-name="Standard">
      <style:text-properties fo:color="#1c1c1c" officeooo:rsid="02aed17d" officeooo:paragraph-rsid="02aed17d"/>
    </style:style>
    <style:style style:name="P561" style:family="paragraph" style:parent-style-name="Standard">
      <style:text-properties fo:color="#1c1c1c" officeooo:rsid="02af19d7" officeooo:paragraph-rsid="02af19d7"/>
    </style:style>
    <style:style style:name="P562" style:family="paragraph" style:parent-style-name="Standard">
      <style:text-properties fo:color="#1c1c1c" officeooo:rsid="02af19d7" officeooo:paragraph-rsid="02b43970"/>
    </style:style>
    <style:style style:name="P563" style:family="paragraph" style:parent-style-name="Standard">
      <style:text-properties fo:color="#1c1c1c" officeooo:rsid="02afb93b" officeooo:paragraph-rsid="02afb93b"/>
    </style:style>
    <style:style style:name="P564" style:family="paragraph" style:parent-style-name="Standard">
      <style:text-properties fo:color="#1c1c1c" officeooo:rsid="02afb93b" officeooo:paragraph-rsid="02b28d05"/>
    </style:style>
    <style:style style:name="P565" style:family="paragraph" style:parent-style-name="Standard">
      <style:text-properties fo:color="#1c1c1c" officeooo:rsid="02b1225a" officeooo:paragraph-rsid="02b1225a"/>
    </style:style>
    <style:style style:name="P566" style:family="paragraph" style:parent-style-name="Standard">
      <style:text-properties fo:color="#1c1c1c" officeooo:rsid="02b28d05" officeooo:paragraph-rsid="02b28d05"/>
    </style:style>
    <style:style style:name="P567" style:family="paragraph" style:parent-style-name="Standard">
      <style:text-properties fo:color="#1c1c1c" officeooo:rsid="02b43970" officeooo:paragraph-rsid="02b43970"/>
    </style:style>
    <style:style style:name="P568" style:family="paragraph" style:parent-style-name="Standard">
      <style:text-properties fo:color="#1c1c1c" officeooo:rsid="02b4a5f7" officeooo:paragraph-rsid="02b4a5f7"/>
    </style:style>
    <style:style style:name="P569" style:family="paragraph" style:parent-style-name="Standard">
      <style:text-properties fo:color="#1c1c1c" officeooo:rsid="02b4a5f7" officeooo:paragraph-rsid="02b64aa7"/>
    </style:style>
    <style:style style:name="P570" style:family="paragraph" style:parent-style-name="Standard">
      <style:text-properties fo:color="#1c1c1c" officeooo:rsid="02b50daa" officeooo:paragraph-rsid="02b50daa"/>
    </style:style>
    <style:style style:name="P571" style:family="paragraph" style:parent-style-name="Standard">
      <style:text-properties fo:color="#1c1c1c" officeooo:rsid="02b64aa7" officeooo:paragraph-rsid="02b64aa7"/>
    </style:style>
    <style:style style:name="P572" style:family="paragraph" style:parent-style-name="Standard">
      <style:text-properties fo:color="#1c1c1c" officeooo:rsid="02b7ee93" officeooo:paragraph-rsid="02b7ee93"/>
    </style:style>
    <style:style style:name="P573" style:family="paragraph" style:parent-style-name="Standard">
      <style:text-properties fo:color="#1c1c1c" officeooo:rsid="02b93483" officeooo:paragraph-rsid="02b93483"/>
    </style:style>
    <style:style style:name="P574" style:family="paragraph" style:parent-style-name="Standard">
      <style:text-properties fo:color="#1c1c1c" officeooo:rsid="02be468a" officeooo:paragraph-rsid="02be468a"/>
    </style:style>
    <style:style style:name="P575" style:family="paragraph" style:parent-style-name="Standard">
      <style:text-properties fo:color="#1c1c1c" officeooo:rsid="02c1a8ab" officeooo:paragraph-rsid="02c1a8ab"/>
    </style:style>
    <style:style style:name="P576" style:family="paragraph" style:parent-style-name="Standard">
      <style:text-properties fo:color="#1c1c1c" officeooo:rsid="02cddff6" officeooo:paragraph-rsid="02cddff6"/>
    </style:style>
    <style:style style:name="P577" style:family="paragraph" style:parent-style-name="Standard">
      <style:text-properties fo:color="#1c1c1c" officeooo:rsid="02cfdcaa" officeooo:paragraph-rsid="02cfdcaa"/>
    </style:style>
    <style:style style:name="P578" style:family="paragraph" style:parent-style-name="Standard">
      <style:text-properties fo:color="#1c1c1c" officeooo:rsid="02d150fe" officeooo:paragraph-rsid="02d150fe"/>
    </style:style>
    <style:style style:name="P579" style:family="paragraph" style:parent-style-name="Standard">
      <style:text-properties fo:color="#1c1c1c" officeooo:rsid="02d22a9d" officeooo:paragraph-rsid="02d22a9d"/>
    </style:style>
    <style:style style:name="P580" style:family="paragraph" style:parent-style-name="Standard">
      <style:text-properties fo:color="#1c1c1c" officeooo:rsid="02bfabdd" officeooo:paragraph-rsid="02bfabdd"/>
    </style:style>
    <style:style style:name="P581" style:family="paragraph" style:parent-style-name="Standard">
      <style:text-properties fo:color="#1c1c1c" officeooo:rsid="02daeadb" officeooo:paragraph-rsid="02daeadb"/>
    </style:style>
    <style:style style:name="P582" style:family="paragraph" style:parent-style-name="Standard">
      <style:text-properties fo:color="#1c1c1c" officeooo:rsid="02dbe3b8" officeooo:paragraph-rsid="02dbe3b8"/>
    </style:style>
    <style:style style:name="P583" style:family="paragraph" style:parent-style-name="Standard">
      <style:text-properties fo:color="#1c1c1c" officeooo:rsid="02dbe3b8" officeooo:paragraph-rsid="02dbe3b8" fo:background-color="#ffff00"/>
    </style:style>
    <style:style style:name="P584" style:family="paragraph" style:parent-style-name="Standard">
      <style:text-properties fo:color="#1c1c1c" officeooo:rsid="02f721db" officeooo:paragraph-rsid="02f721db"/>
    </style:style>
    <style:style style:name="P585" style:family="paragraph" style:parent-style-name="Standard">
      <style:text-properties fo:color="#1c1c1c" officeooo:rsid="0302c173" officeooo:paragraph-rsid="0302c173"/>
    </style:style>
    <style:style style:name="P586" style:family="paragraph" style:parent-style-name="Standard">
      <style:text-properties fo:color="#1c1c1c" officeooo:rsid="03037203" officeooo:paragraph-rsid="03037203"/>
    </style:style>
    <style:style style:name="P587" style:family="paragraph" style:parent-style-name="Standard">
      <style:text-properties fo:color="#1c1c1c" officeooo:rsid="0304f61f" officeooo:paragraph-rsid="0304f61f"/>
    </style:style>
    <style:style style:name="P588" style:family="paragraph" style:parent-style-name="Standard">
      <style:text-properties fo:color="#1c1c1c" officeooo:rsid="0313182d" officeooo:paragraph-rsid="0313182d"/>
    </style:style>
    <style:style style:name="P589" style:family="paragraph" style:parent-style-name="Standard">
      <style:text-properties fo:color="#1c1c1c" officeooo:rsid="031ac492" officeooo:paragraph-rsid="031ac492"/>
    </style:style>
    <style:style style:name="P590" style:family="paragraph" style:parent-style-name="Standard">
      <style:text-properties fo:color="#1c1c1c" officeooo:rsid="031b1410" officeooo:paragraph-rsid="031b1410"/>
    </style:style>
    <style:style style:name="P591" style:family="paragraph" style:parent-style-name="Standard">
      <style:text-properties fo:color="#1c1c1c" officeooo:rsid="031b7f28" officeooo:paragraph-rsid="031b7f28"/>
    </style:style>
    <style:style style:name="P592" style:family="paragraph" style:parent-style-name="Standard">
      <style:text-properties fo:color="#1c1c1c" officeooo:rsid="031c9508" officeooo:paragraph-rsid="031c9508"/>
    </style:style>
    <style:style style:name="P593" style:family="paragraph" style:parent-style-name="Standard">
      <style:text-properties fo:color="#1c1c1c" officeooo:rsid="03350658" officeooo:paragraph-rsid="03350658"/>
    </style:style>
    <style:style style:name="P594" style:family="paragraph" style:parent-style-name="Standard">
      <style:text-properties fo:color="#1c1c1c" officeooo:rsid="03350658" officeooo:paragraph-rsid="03362b3b"/>
    </style:style>
    <style:style style:name="P595" style:family="paragraph" style:parent-style-name="Standard">
      <style:text-properties fo:color="#1c1c1c" officeooo:rsid="03350658" officeooo:paragraph-rsid="03362b3b" fo:background-color="#fff200"/>
    </style:style>
    <style:style style:name="P596" style:family="paragraph" style:parent-style-name="Standard">
      <style:text-properties fo:color="#1c1c1c" officeooo:rsid="033f6fe5" officeooo:paragraph-rsid="033f6fe5"/>
    </style:style>
    <style:style style:name="P597" style:family="paragraph" style:parent-style-name="Standard">
      <style:text-properties fo:color="#1c1c1c" officeooo:rsid="033f6fe5" officeooo:paragraph-rsid="033f6fe5" fo:background-color="#fff9ae"/>
    </style:style>
    <style:style style:name="P598"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599" style:family="paragraph" style:parent-style-name="Standard">
      <style:text-properties officeooo:rsid="0280199c" officeooo:paragraph-rsid="0280199c"/>
    </style:style>
    <style:style style:name="P600" style:family="paragraph" style:parent-style-name="Standard">
      <style:text-properties officeooo:rsid="02819377" officeooo:paragraph-rsid="02819377"/>
    </style:style>
    <style:style style:name="P601" style:family="paragraph" style:parent-style-name="Standard">
      <style:text-properties officeooo:rsid="02876763" officeooo:paragraph-rsid="02876763"/>
    </style:style>
    <style:style style:name="P602" style:family="paragraph" style:parent-style-name="Standard">
      <style:text-properties officeooo:rsid="029bcf24" officeooo:paragraph-rsid="029bcf24"/>
    </style:style>
    <style:style style:name="P603" style:family="paragraph" style:parent-style-name="Standard">
      <style:text-properties officeooo:rsid="029cdb1c" officeooo:paragraph-rsid="029cdb1c"/>
    </style:style>
    <style:style style:name="P604" style:family="paragraph" style:parent-style-name="Standard">
      <style:text-properties officeooo:rsid="02a2aeb7" officeooo:paragraph-rsid="02a2aeb7"/>
    </style:style>
    <style:style style:name="P605" style:family="paragraph" style:parent-style-name="Standard">
      <style:text-properties officeooo:rsid="02a42a37" officeooo:paragraph-rsid="02a42a37"/>
    </style:style>
    <style:style style:name="P606" style:family="paragraph" style:parent-style-name="Standard">
      <style:text-properties officeooo:rsid="02a61821" officeooo:paragraph-rsid="02a61821"/>
    </style:style>
    <style:style style:name="P607" style:family="paragraph" style:parent-style-name="Standard">
      <style:text-properties officeooo:rsid="02a64a71" officeooo:paragraph-rsid="02a76104"/>
    </style:style>
    <style:style style:name="P608" style:family="paragraph" style:parent-style-name="Standard">
      <style:text-properties officeooo:rsid="02a977a0" officeooo:paragraph-rsid="02a977a0"/>
    </style:style>
    <style:style style:name="P609" style:family="paragraph" style:parent-style-name="Standard">
      <style:text-properties officeooo:rsid="02aa9d9c" officeooo:paragraph-rsid="02aa9d9c"/>
    </style:style>
    <style:style style:name="P610" style:family="paragraph" style:parent-style-name="Standard">
      <style:text-properties officeooo:rsid="02c43fc4" officeooo:paragraph-rsid="02c43fc4"/>
    </style:style>
    <style:style style:name="P611" style:family="paragraph" style:parent-style-name="Standard">
      <style:text-properties officeooo:rsid="02c4650d" officeooo:paragraph-rsid="02c4650d"/>
    </style:style>
    <style:style style:name="P612" style:family="paragraph" style:parent-style-name="Standard">
      <style:text-properties officeooo:rsid="02c4650d" officeooo:paragraph-rsid="02c7ba0c"/>
    </style:style>
    <style:style style:name="P613" style:family="paragraph" style:parent-style-name="Standard">
      <style:text-properties officeooo:rsid="02c85171" officeooo:paragraph-rsid="02c85171"/>
    </style:style>
    <style:style style:name="P614" style:family="paragraph" style:parent-style-name="Standard">
      <style:text-properties officeooo:rsid="02c8e131" officeooo:paragraph-rsid="02c8e131"/>
    </style:style>
    <style:style style:name="P615" style:family="paragraph" style:parent-style-name="Standard">
      <style:text-properties officeooo:rsid="02c9c138" officeooo:paragraph-rsid="02c9c138"/>
    </style:style>
    <style:style style:name="P616" style:family="paragraph" style:parent-style-name="Standard">
      <style:text-properties officeooo:rsid="02d32abc" officeooo:paragraph-rsid="02d32abc"/>
    </style:style>
    <style:style style:name="P617" style:family="paragraph" style:parent-style-name="Standard">
      <style:text-properties officeooo:rsid="02d5c8be" officeooo:paragraph-rsid="02d5c8be"/>
    </style:style>
    <style:style style:name="P618" style:family="paragraph" style:parent-style-name="Standard">
      <style:text-properties officeooo:rsid="02d5c8be" officeooo:paragraph-rsid="02d7a8e9"/>
    </style:style>
    <style:style style:name="P619" style:family="paragraph" style:parent-style-name="Standard">
      <style:text-properties officeooo:rsid="02d9b369" officeooo:paragraph-rsid="02d9b369"/>
    </style:style>
    <style:style style:name="P620" style:family="paragraph" style:parent-style-name="Standard">
      <style:text-properties officeooo:rsid="0170ad79" officeooo:paragraph-rsid="0170ad79"/>
    </style:style>
    <style:style style:name="P621" style:family="paragraph" style:parent-style-name="Standard">
      <style:text-properties officeooo:rsid="02db57bd" officeooo:paragraph-rsid="02db57bd"/>
    </style:style>
    <style:style style:name="P622"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23"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24" style:family="paragraph" style:parent-style-name="Standard">
      <style:text-properties officeooo:rsid="02ddb4d5" officeooo:paragraph-rsid="02ddb4d5"/>
    </style:style>
    <style:style style:name="P625" style:family="paragraph" style:parent-style-name="Standard">
      <style:text-properties officeooo:rsid="02df4564" officeooo:paragraph-rsid="02df4564"/>
    </style:style>
    <style:style style:name="P626" style:family="paragraph" style:parent-style-name="Standard">
      <style:text-properties officeooo:rsid="02ed3756" officeooo:paragraph-rsid="02ed3756"/>
    </style:style>
    <style:style style:name="P627" style:family="paragraph" style:parent-style-name="Standard">
      <style:text-properties officeooo:rsid="02eee074" officeooo:paragraph-rsid="02eee074"/>
    </style:style>
    <style:style style:name="P628" style:family="paragraph" style:parent-style-name="Standard">
      <style:text-properties officeooo:rsid="02f0a7ba" officeooo:paragraph-rsid="02f14b87" fo:background-color="#fff200"/>
    </style:style>
    <style:style style:name="P629" style:family="paragraph" style:parent-style-name="Standard">
      <style:text-properties officeooo:rsid="030a4e91" officeooo:paragraph-rsid="030a4e91"/>
    </style:style>
    <style:style style:name="P630" style:family="paragraph" style:parent-style-name="Standard">
      <style:text-properties officeooo:rsid="030c2919" officeooo:paragraph-rsid="030c2919"/>
    </style:style>
    <style:style style:name="P631" style:family="paragraph" style:parent-style-name="Standard">
      <style:text-properties officeooo:rsid="030c2919" officeooo:paragraph-rsid="031f8f98"/>
    </style:style>
    <style:style style:name="P632" style:family="paragraph" style:parent-style-name="Standard">
      <style:text-properties fo:color="#b2b2b2" officeooo:rsid="0313182d" officeooo:paragraph-rsid="0313182d"/>
    </style:style>
    <style:style style:name="P633" style:family="paragraph" style:parent-style-name="Standard">
      <style:text-properties officeooo:rsid="031df539" officeooo:paragraph-rsid="031df539"/>
    </style:style>
    <style:style style:name="P634" style:family="paragraph" style:parent-style-name="Standard">
      <style:text-properties officeooo:rsid="031f8f98" officeooo:paragraph-rsid="031f8f98"/>
    </style:style>
    <style:style style:name="P635" style:family="paragraph" style:parent-style-name="Standard">
      <style:text-properties officeooo:rsid="0321816f" officeooo:paragraph-rsid="0321816f"/>
    </style:style>
    <style:style style:name="P636" style:family="paragraph" style:parent-style-name="Standard">
      <style:text-properties officeooo:rsid="032463f5" officeooo:paragraph-rsid="032463f5"/>
    </style:style>
    <style:style style:name="P637" style:family="paragraph" style:parent-style-name="Standard">
      <style:text-properties officeooo:paragraph-rsid="032463f5"/>
    </style:style>
    <style:style style:name="P638" style:family="paragraph" style:parent-style-name="Standard">
      <style:text-properties officeooo:rsid="032692a4" officeooo:paragraph-rsid="032692a4"/>
    </style:style>
    <style:style style:name="P639" style:family="paragraph" style:parent-style-name="Standard">
      <style:text-properties officeooo:rsid="03291bd9" officeooo:paragraph-rsid="03291bd9"/>
    </style:style>
    <style:style style:name="P640"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41" style:family="paragraph" style:parent-style-name="Standard">
      <style:text-properties officeooo:rsid="02f0a7ba" officeooo:paragraph-rsid="02f14b87"/>
    </style:style>
    <style:style style:name="P64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43"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44"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45"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48"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4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5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51" style:family="paragraph" style:parent-style-name="Text_20_body">
      <style:paragraph-properties fo:margin-left="0cm" fo:margin-right="0cm" fo:margin-top="0cm" fo:margin-bottom="0cm" loext:contextual-spacing="false" fo:orphans="2" fo:widows="2" fo:text-indent="0cm" style:auto-text-indent="false"/>
    </style:style>
    <style:style style:name="P652" style:family="paragraph" style:parent-style-name="Preformatted_20_Text">
      <style:text-properties fo:color="#1c1c1c" officeooo:rsid="02f721db" officeooo:paragraph-rsid="02f721db"/>
    </style:style>
    <style:style style:name="P653" style:family="paragraph" style:parent-style-name="Preformatted_20_Text">
      <style:text-properties fo:color="#1c1c1c" officeooo:rsid="0313182d" officeooo:paragraph-rsid="0313182d"/>
    </style:style>
    <style:style style:name="P654"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5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5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5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5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5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6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6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65"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66"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667" style:family="paragraph" style:parent-style-name="Standard" style:list-style-name="L1">
      <style:text-properties officeooo:rsid="01af9d02" officeooo:paragraph-rsid="01af9d02"/>
    </style:style>
    <style:style style:name="P668" style:family="paragraph" style:parent-style-name="Standard" style:list-style-name="L2">
      <style:text-properties officeooo:rsid="025f4a3f" officeooo:paragraph-rsid="025ede05"/>
    </style:style>
    <style:style style:name="P669" style:family="paragraph" style:parent-style-name="Standard" style:list-style-name="L3">
      <style:text-properties officeooo:rsid="025f4a3f" officeooo:paragraph-rsid="025ede05"/>
    </style:style>
    <style:style style:name="P670" style:family="paragraph" style:parent-style-name="Standard" style:list-style-name="L3">
      <style:text-properties officeooo:rsid="025f4a3f" officeooo:paragraph-rsid="025f4a3f"/>
    </style:style>
    <style:style style:name="P671" style:family="paragraph" style:parent-style-name="Standard" style:list-style-name="L3">
      <style:text-properties officeooo:rsid="025ede05" officeooo:paragraph-rsid="025ede05"/>
    </style:style>
    <style:style style:name="P672" style:family="paragraph" style:parent-style-name="Standard" style:list-style-name="L4">
      <style:text-properties officeooo:rsid="025ede05" officeooo:paragraph-rsid="025f4a3f"/>
    </style:style>
    <style:style style:name="P673" style:family="paragraph" style:parent-style-name="Standard" style:list-style-name="L4">
      <style:text-properties fo:color="#000000" fo:font-weight="normal" officeooo:rsid="0262048f" officeooo:paragraph-rsid="0262048f" style:font-weight-asian="normal" style:font-weight-complex="normal"/>
    </style:style>
    <style:style style:name="P674" style:family="paragraph" style:parent-style-name="Standard">
      <style:text-properties officeooo:rsid="00218fb9" officeooo:paragraph-rsid="00218fb9"/>
    </style:style>
    <style:style style:name="P675" style:family="paragraph" style:parent-style-name="Standard">
      <style:text-properties officeooo:rsid="03425f01" officeooo:paragraph-rsid="03425f01"/>
    </style:style>
    <style:style style:name="P676" style:family="paragraph" style:parent-style-name="Standard">
      <style:text-properties officeooo:rsid="03425f01" officeooo:paragraph-rsid="03425f01" fo:background-color="#fff200"/>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34">Ref:</text:p>
      <text:p text:style-name="P234">1) at app dividend <text:s/><text:span text:style-name="T55">with file upload</text:span></text:p>
      <text:p text:style-name="P327">https://appdividend.com/2018/02/23/laravel-5-6-crud-tutorial/</text:p>
      <text:p text:style-name="P234">2) <text:a xlink:type="simple" xlink:href="https://www.5balloons.info/tutorial-simple-crud-operations-in-laravel-5-5/" text:style-name="Internet_20_link" text:visited-style-name="Visited_20_Internet_20_Link">https://www.5balloons.info/tutorial-simple-crud-operations-in-laravel-5-5/</text:a></text:p>
      <text:p text:style-name="P236">3)https://itsolutionstuff.com/post/laravel-56-crud-application-for-starterexample.html</text:p>
      <text:p text:style-name="P1"/>
      <text:p text:style-name="P1"/>
      <text:p text:style-name="P1"/>
      <text:p text:style-name="P604">sudo opt/lampp/lampp start</text:p>
      <text:p text:style-name="P1"/>
      <text:p text:style-name="P2">install composer</text:p>
      <text:p text:style-name="P210"><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0"/>
      <text:p text:style-name="P10">composer update</text:p>
      <text:p text:style-name="P21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76">Laravel debuger</text:p>
      <text:p text:style-name="P675"><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
      <text:p text:style-name="P5">for auth</text:p>
      <text:p text:style-name="P65">php artisan make:auth</text:p>
      <text:p text:style-name="P65"/>
      <text:p text:style-name="P107">Remove public</text:p>
      <text:p text:style-name="P99">in public folder cut index.php &amp; .htaccess file &amp; paste it one step out(on root)</text:p>
      <text:p text:style-name="P100">open index.php &amp; remove ../</text:p>
      <text:p text:style-name="P100">so change like this <text:s text:c="4"/>require __DIR__.'/vendor/autoload.php';</text:p>
      <text:p text:style-name="P100"><text:s text:c="34"/>$app = require_once __DIR__.'/bootstrap/app.php';</text:p>
      <text:p text:style-name="P65"/>
      <text:p text:style-name="P65"/>
      <text:p text:style-name="P66"/>
      <text:p text:style-name="P65"/>
      <text:p text:style-name="P8"><text:soft-page-break/>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39"/>
      <text:p text:style-name="P149">vendo<text:span text:style-name="T44">r</text:span> publish</text:p>
      <text:p text:style-name="P176"/>
      <text:p text:style-name="P176">Once the package is installed, you should register the Appzcoder\CrudGenerator\CrudGeneratorServiceProvider service provider. Normally, Laravel 5.5+ will register the service provider automatically.</text:p>
      <text:p text:style-name="P176"/>
      <text:p text:style-name="P176">After that, publish its assets using the vendor:publish Artisan command:</text:p>
      <text:p text:style-name="P176"/>
      <text:p text:style-name="P176">php artisan vendor:publish --provider="Appzcoder\CrudGenerator\CrudGeneratorServiceProvider"</text:p>
      <text:p text:style-name="P139"/>
      <text:p text:style-name="P139"/>
      <text:p text:style-name="P139"/>
      <text:p text:style-name="P139">use by follow:-</text:p>
      <text:p text:style-name="P278">php artisan crud:generate Userclaims --fields='user_id#integer;gift_id#integer' --view-path=admin --controller-namespace=Admin --route-group=admin --form-helper=html</text:p>
      <text:p text:style-name="P68"/>
      <text:p text:style-name="P137"><text:span text:style-name="T6">note</text:span> : id not write</text:p>
      <text:p text:style-name="P137"/>
      <text:p text:style-name="P138">by this generate controller,view,model,migrations</text:p>
      <text:p text:style-name="P138">after this need to migrate for DB</text:p>
      <text:p text:style-name="P138">and for view files (index,show,create,edit) need to change layout </text:p>
      <text:p text:style-name="P138">means change extends master layout <text:s/>as well as <text:span text:style-name="T14">sections as well as blanck page theme</text:span></text:p>
      <text:p text:style-name="P68"/>
      <text:p text:style-name="P68"/>
      <text:p text:style-name="P102">make controller</text:p>
      <text:p text:style-name="P101">php artisan make:controller CRUDController –resource</text:p>
      <text:p text:style-name="P101"/>
      <text:p text:style-name="P103">make migration &amp; model</text:p>
      <text:p text:style-name="P134"><text:tab/></text:p>
      <text:p text:style-name="P248">php artisan make:model Worksheets -m</text:p>
      <text:p text:style-name="P134"/>
      <text:p text:style-name="P26">make migration only</text:p>
      <text:p text:style-name="P277"/>
      <text:p text:style-name="P277">php artisan make:migration add_votes_to_users_table --table=users</text:p>
      <text:p text:style-name="P277"/>
      <text:p text:style-name="P277">php artisan make:migration create_users_table –create=users</text:p>
      <text:p text:style-name="P609"/>
      <text:p text:style-name="P104">route list<text:tab/></text:p>
      <text:p text:style-name="P135">$ php artisan route:list</text:p>
      <text:p text:style-name="P135"/>
      <text:p text:style-name="P105">route resource</text:p>
      <text:p text:style-name="P105"/>
      <text:p text:style-name="P84">Remember</text:p>
      <text:p text:style-name="P84"/>
      <text:p text:style-name="P10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5"><text:soft-page-break/><text:s text:c="7"/>/<text:span text:style-name="T43">home <text:s text:c="3"/>-&gt;admin/home <text:s text:c="2"/>middelware sathe dashboard per redirect karvu</text:span></text:p>
      <text:p text:style-name="P105"/>
      <text:p text:style-name="P105"/>
      <text:p text:style-name="P105"/>
      <text:p text:style-name="P105"/>
      <text:p text:style-name="P108">clear cache</text:p>
      <text:p text:style-name="P140">by terminal</text:p>
      <text:p text:style-name="P70"><text:tab/>php artisan config:cache</text:p>
      <text:p text:style-name="P71"><text:tab/><text:tab/><text:tab/><text:tab/><text:tab/></text:p>
      <text:p text:style-name="P72"><text:s text:c="10"/><text:span text:style-name="T35">php artisan cache:clear</text:span></text:p>
      <text:p text:style-name="P140">or remove manually from folder </text:p>
      <text:p text:style-name="P140"><text:s text:c="7"/><text:span text:style-name="T10">boostape -&gt;catch-&gt;3 file remove</text:span></text:p>
      <text:p text:style-name="P140"/>
      <text:p text:style-name="P140"/>
      <text:p text:style-name="P144">php artisan migrate</text:p>
      <text:p text:style-name="P142"><text:span text:style-name="T9">php artisan </text:span><text:span text:style-name="T11">make seeder <text:s/></text:span><text:span text:style-name="T13">&amp; in run method do coing for data enter &amp; then </text:span></text:p>
      <text:p text:style-name="P141"><text:span text:style-name="T9">php artisan </text:span><text:a xlink:type="simple" xlink:href="db:seed" text:style-name="Internet_20_link" text:visited-style-name="Visited_20_Internet_20_Link"><text:span text:style-name="T9">db:seed</text:span></text:a></text:p>
      <text:p text:style-name="P141"/>
      <text:p text:style-name="P173">php artisan migrate:refresh –seed</text:p>
      <text:p text:style-name="P145"/>
      <text:p text:style-name="P179">db add or remove coloumn ?</text:p>
      <text:p text:style-name="P179"/>
      <text:p text:style-name="P209">Seeder for create data</text:p>
      <text:p text:style-name="P180">Ref: <text:a xlink:type="simple" xlink:href="https://appdividend.com/2017/10/11/laravel-eloquent-relationships/" text:style-name="Internet_20_link" text:visited-style-name="Visited_20_Internet_20_Link">https://appdividend.com/2017/10/11/laravel-eloquent-relationships/</text:a></text:p>
      <text:p text:style-name="P180"/>
      <text:p text:style-name="P180">php artisan make:seeder UsersTableSeeder</text:p>
      <text:p text:style-name="P180"/>
      <text:p text:style-name="P180">in run method</text:p>
      <text:p text:style-name="P180"/>
      <text:p text:style-name="P180">DB::table('users')-&gt;insert([</text:p>
      <text:p text:style-name="P180"><text:s text:c="12"/>'name' =&gt; str_random(10),</text:p>
      <text:p text:style-name="P180"><text:s text:c="12"/>'email' =&gt; str_random(10).'@gmail.com',</text:p>
      <text:p text:style-name="P180"><text:s text:c="12"/>'password' =&gt; bcrypt('secret'),</text:p>
      <text:p text:style-name="P180"><text:s text:c="8"/>]);</text:p>
      <text:p text:style-name="P180"/>
      <text:p text:style-name="P181">in file DatabaseSeeder</text:p>
      <text:p text:style-name="P181">in run method write follw</text:p>
      <text:p text:style-name="P181"/>
      <text:p text:style-name="P181"><text:s/>$this-&gt;call(UsersTableSeeder::class);</text:p>
      <text:p text:style-name="P181"/>
      <text:p text:style-name="P182">then in colsole</text:p>
      <text:p text:style-name="P143"><text:span text:style-name="T9">php artisan </text:span><text:a xlink:type="simple" xlink:href="db:seed" text:style-name="Internet_20_link" text:visited-style-name="Visited_20_Internet_20_Link"><text:span text:style-name="T9">db:seed</text:span></text:a></text:p>
      <text:p text:style-name="P143"/>
      <text:p text:style-name="P174">php artisan migrate:refresh –seed</text:p>
      <text:p text:style-name="P174"/>
      <text:p text:style-name="P146"><text:tab/><text:tab/></text:p>
      <text:p text:style-name="P151">g<text:span text:style-name="T34">et Auth user Data</text:span></text:p>
      <text:p text:style-name="P151"/>
      <text:p text:style-name="P178">use Illuminate\Support\Facades\Auth;</text:p>
      <text:p text:style-name="P178"/>
      <text:p text:style-name="P178">// Get the currently authenticated user...</text:p>
      <text:p text:style-name="P178">$user = Auth::user();</text:p>
      <text:p text:style-name="P178"><text:soft-page-break/></text:p>
      <text:p text:style-name="P178">// Get the currently authenticated user's ID...</text:p>
      <text:p text:style-name="P178">$id = Auth::id();</text:p>
      <text:p text:style-name="P175"/>
      <text:p text:style-name="P175">Auth::user()-&gt;role_id ==1</text:p>
      <text:p text:style-name="P148">or <text:s/>\Auth::user()-&gt;role_id;</text:p>
      <text:p text:style-name="P148"/>
      <text:p text:style-name="P441">custom key value append in auth data</text:p>
      <text:p text:style-name="P152"/>
      <text:p text:style-name="P644">It is very simple. You can create an Accessor for that.</text:p>
      <text:p text:style-name="P646"><text:span text:style-name="T179">Model FILE : </text:span>App\User.php <text:s/></text:p>
      <text:p text:style-name="P646"/>
      <text:p text:style-name="P649"><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49"><text:span text:style-name="Source_20_Text"><text:span text:style-name="T161">{</text:span></text:span></text:p>
      <text:p text:style-name="P649"><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49"><text:span text:style-name="Source_20_Text"><text:span text:style-name="T161">}</text:span></text:span></text:p>
      <text:p text:style-name="P646">Now, you can access it anywhere using:</text:p>
      <text:p text:style-name="P647">Auth::user()-&gt;custom ="this is custome"; <text:s text:c="2"/>// <text:span text:style-name="T179">key cutom &amp; its value thisis custome</text:span></text:p>
      <text:p text:style-name="P647"><text:s/>Auth::user()-&gt;custom123 ="123";</text:p>
      <text:p text:style-name="P650"><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2"/>
      <text:p text:style-name="P153">means Auth :user() object ma key value set thay</text:p>
      <text:p text:style-name="P153"/>
      <text:p text:style-name="P154">unset mate </text:p>
      <text:p text:style-name="P154">unset(Auth::user()-&gt;custom123);</text:p>
      <text:p text:style-name="P148"/>
      <text:p text:style-name="P170">Request</text:p>
      <text:p text:style-name="P150"/>
      <text:p text:style-name="P177">$request-&gt;except('type','image1_cropped_value','image2_cropped_value');</text:p>
      <text:p text:style-name="P150"/>
      <text:p text:style-name="P177"><text:s text:c="2"/>$requestData = $request-&gt;all();</text:p>
      <text:p text:style-name="P148"/>
      <text:p text:style-name="P183">Form Request Validation</text:p>
      <text:p text:style-name="P147"/>
      <text:p text:style-name="P147"><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2"/>'role_name' =&gt; 'required' ,</text:p>
      <text:p text:style-name="P75"><text:s text:c="12"/>'price'=&gt; 'required|numeric|max:10',</text:p>
      <text:p text:style-name="P75"><text:s text:c="12"/>'image'=&gt; 'required'</text:p>
      <text:p text:style-name="P76"><text:s text:c="11"/><text:span text:style-name="T18">'site_logo' =&gt; 'file|image|mimes:jpeg,jpg,png',</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 text:c="4"/>}</text:p>
      <text:p text:style-name="P77"><text:soft-page-break/>4. in store method</text:p>
      <text:p text:style-name="P78"><text:s text:c="4"/><text:span text:style-name="T16">use App\Http\Requests\RoleRequest; <text:s text:c="2"/>// declre above</text:span></text:p>
      <text:p text:style-name="P79"><text:s/>public function store(RoleRequest $request) <text:s/>// use in store method</text:p>
      <text:p text:style-name="P79"/>
      <text:p text:style-name="P83">&amp; in view file use validation message display by ref of below link</text:p>
      <text:p text:style-name="P83"/>
      <text:p text:style-name="P83"><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3"/>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88"/>
      <text:p text:style-name="P79"/>
      <text:p text:style-name="P109">use flash message </text:p>
      <text:p text:style-name="P80"/>
      <text:p text:style-name="P80"><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0"/>
      <text:p text:style-name="P81">flash by flash package</text:p>
      <text:p text:style-name="P81"><text:s text:c="8"/><text:span text:style-name="T17">https://github.com/laracasts/flash</text:span></text:p>
      <text:p text:style-name="P136"><text:tab/><text:tab/></text:p>
      <text:p text:style-name="P136"/>
      <text:p text:style-name="P123">include js</text:p>
      <text:p text:style-name="P123"/>
      <text:p text:style-name="P250">&lt;script type="text/javascript" src="{{ asset('<text:span text:style-name="T6">public/js/</text:span>datepicker/jquery-ui.js') }}"&gt;&lt;/script&gt;</text:p>
      <text:p text:style-name="P250"/>
      <text:p text:style-name="P21">include css</text:p>
      <text:p text:style-name="P250">&lt;link href="{{asset('<text:span text:style-name="T6">public/css/</text:span>font-awesome.css')}}" rel="stylesheet" type="text/css" <text:soft-page-break/>media="all"/&gt;</text:p>
      <text:p text:style-name="P136"/>
      <text:p text:style-name="P22">get post data</text:p>
      <text:p text:style-name="P270"/>
      <text:p text:style-name="P270">$reg_date = $request-&gt;input('registration_date');</text:p>
      <text:p text:style-name="P136"/>
      <text:p text:style-name="P24">get Get data</text:p>
      <text:p text:style-name="P275">1. <text:s/>$input = $request-&gt;all(); <text:s/>&amp; $request pass in argu</text:p>
      <text:p text:style-name="P275">2. <text:s/>url?term=abc</text:p>
      <text:p text:style-name="P275"><text:s text:c="5"/>$request-&gt;query('term');</text:p>
      <text:p text:style-name="P110">link</text:p>
      <text:p text:style-name="P171"/>
      <text:p text:style-name="P171">&lt;a href="{{url('admin/roles')}}"&gt;</text:p>
      <text:p text:style-name="P171"/>
      <text:p text:style-name="P171">in route resoue this is mention so manage it by self.</text:p>
      <text:p text:style-name="P171"/>
      <text:p text:style-name="P123">Image</text:p>
      <text:p text:style-name="P249"/>
      <text:p text:style-name="P249">&lt;img src="{{asset('public/user/profile/'.Auth::user()-&gt;profile_pic)}}" alt="" width="50px" height="50px"&gt; </text:p>
      <text:p text:style-name="P249"/>
      <text:p text:style-name="P249"/>
      <text:p text:style-name="P642">A practical example of route naming:</text:p>
      <text:p text:style-name="P648"><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45"><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49"/>
      <text:p text:style-name="P171"/>
      <text:p text:style-name="P111">Make schema</text:p>
      <text:p text:style-name="P172"/>
      <text:p text:style-name="P172"><text:a xlink:type="simple" xlink:href="https://laravel.com/docs/5.6/migrations#creating-tables" text:style-name="Internet_20_link" text:visited-style-name="Visited_20_Internet_20_Link">https://laravel.com/docs/5.6/migrations#creating-tables</text:a></text:p>
      <text:p text:style-name="P172"/>
      <text:p text:style-name="P118">model Relation ship <text:s/><text:span text:style-name="T37">&amp; dummy data insert</text:span></text:p>
      <text:p text:style-name="P256"><text:a xlink:type="simple" xlink:href="https://appdividend.com/2017/10/11/laravel-eloquent-relationships/" text:style-name="Internet_20_link" text:visited-style-name="Visited_20_Internet_20_Link">https://appdividend.com/2017/10/11/laravel-eloquent-relationships/</text:a></text:p>
      <text:p text:style-name="P256"/>
      <text:p text:style-name="P257">return $this-&gt;hasMany(TeamMembers::class);</text:p>
      <text:p text:style-name="P257">return $this-&gt;belongsTo(Teams::class);</text:p>
      <text:p text:style-name="P172"/>
      <text:p text:style-name="P172"/>
      <text:p text:style-name="P258">if foringkey name is different then </text:p>
      <text:p text:style-name="P258"><text:s/>return $this-&gt;hasMany(User::class,'role_id','id'); <text:s text:c="4"/><text:span text:style-name="T38">X</text:span> </text:p>
      <text:p text:style-name="P258"/>
      <text:p text:style-name="P259">for dummy data</text:p>
      <text:p text:style-name="P259">Ref:</text:p>
      <text:p text:style-name="P259"/>
      <text:p text:style-name="P160">2 rite</text:p>
      <text:p text:style-name="P260">1. databaseseder ma direct lakhine</text:p>
      <text:p text:style-name="P261"><text:s text:c="3"/><text:span text:style-name="T6"><text:s/></text:span><text:span text:style-name="T7">Ref: https://appdividend.com/2017/10/11/laravel-eloquent-relationships/</text:span></text:p>
      <text:p text:style-name="P260"/>
      <text:p text:style-name="P260">2. facotory thi</text:p>
      <text:p text:style-name="P260"><text:s text:c="3"/>facotry command 'php artisan make:factory TeamMembersFactory' <text:s/>thi fatorty banavani</text:p>
      <text:p text:style-name="P260">model &amp; return ma lakhvu </text:p>
      <text:p text:style-name="P260"><text:s/>then</text:p>
      <text:p text:style-name="P260"><text:soft-page-break/><text:s text:c="2"/>php artisan make:seeder TeamsMembersTableSeeder</text:p>
      <text:p text:style-name="P260"><text:s text:c="4"/>seeder banavu <text:s/>ane run mehtod ma </text:p>
      <text:p text:style-name="P260"><text:s text:c="2"/>factory('App\Teams',5)-&gt;create(); <text:s text:c="3"/>ana thi facoty call karavi</text:p>
      <text:p text:style-name="P260"/>
      <text:p text:style-name="P260"><text:s text:c="2"/>database seeder na run ma </text:p>
      <text:p text:style-name="P260"><text:s text:c="3"/>$this-&gt;call(TeamsTableSeeder::class); <text:s/>aana thi seeder call karavu</text:p>
      <text:p text:style-name="P260">ane </text:p>
      <text:p text:style-name="P260"><text:s/>php artisan <text:a xlink:type="simple" xlink:href="db:seed" text:style-name="Internet_20_link" text:visited-style-name="Visited_20_Internet_20_Link">db:seed</text:a> <text:s/>karine check databse</text:p>
      <text:p text:style-name="P259"/>
      <text:p text:style-name="P161"><text:span text:style-name="T39">Ref: </text:span>https://tutsforweb.com/learn-to-use-model-factories-in-laravel/</text:p>
      <text:p text:style-name="P258"/>
      <text:p text:style-name="P27">Pasword</text:p>
      <text:p text:style-name="P27"/>
      <text:p text:style-name="P282">&lt;?php</text:p>
      <text:p text:style-name="P282"/>
      <text:p text:style-name="P282">$string = 'Hello world.';</text:p>
      <text:p text:style-name="P282">$hash = Hash::make($string);</text:p>
      <text:p text:style-name="P282"/>
      <text:p text:style-name="P282">if (Hash::check($string, $hash)) {</text:p>
      <text:p text:style-name="P282"><text:s text:c="4"/>// The passwords match...</text:p>
      <text:p text:style-name="P282">}</text:p>
      <text:p text:style-name="P282"/>
      <text:p text:style-name="P31">login check</text:p>
      <text:p text:style-name="P31"/>
      <text:p text:style-name="P305">Use Hash;</text:p>
      <text:p text:style-name="P305"/>
      <text:p text:style-name="P305">$user = User::where('email', '=', 'email@address.com')-&gt;first();</text:p>
      <text:p text:style-name="P305">Then, you'll need to CHECK the hashed password, like so:</text:p>
      <text:p text:style-name="P305"/>
      <text:p text:style-name="P305">Hash::check('INPUT PASSWORD', $user-&gt;password);</text:p>
      <text:p text:style-name="P282"/>
      <text:p text:style-name="P28">title</text:p>
      <text:p text:style-name="P283"><text:s/>&lt;title&gt;@yield('title') | {{$setting['site_name']}}&lt;/title&gt; <text:s/>in blade.php</text:p>
      <text:p text:style-name="P283">@section('title','CMS Pages') <text:s text:c="8"/>in page</text:p>
      <text:p text:style-name="P258"/>
      <text:p text:style-name="P11">cheetsheet</text:p>
      <text:p text:style-name="P212"><text:a xlink:type="simple" xlink:href="https://learninglaravel.net/cheatsheet/" text:style-name="Internet_20_link" text:visited-style-name="Visited_20_Internet_20_Link">https://learninglaravel.net/cheatsheet/</text:a></text:p>
      <text:p text:style-name="P262">https://laravel.gen.tr/cheatsheet/</text:p>
      <text:p text:style-name="P212"/>
      <text:p text:style-name="P212"/>
      <text:p text:style-name="P212"/>
      <text:p text:style-name="P12"><text:span text:style-name="T32">Eloquient </text:span>Query</text:p>
      <text:p text:style-name="P213"><text:a xlink:type="simple" xlink:href="https://laravel.com/docs/5.6/queries" text:style-name="Internet_20_link" text:visited-style-name="Visited_20_Internet_20_Link">https://laravel.com/docs/5.6/queries</text:a></text:p>
      <text:p text:style-name="P213"/>
      <text:p text:style-name="P220">or use repository</text:p>
      <text:p text:style-name="P213"/>
      <text:p text:style-name="P213"/>
      <text:p text:style-name="P13"/>
      <text:p text:style-name="P628">relationship with good example</text:p>
      <text:p text:style-name="P641"/>
      <text:p text:style-name="P641"><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41"/>
      <text:p text:style-name="P6"><text:soft-page-break/><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14"/>
      <text:p text:style-name="P214"><text:s/>accepted</text:p>
      <text:p text:style-name="P214"/>
      <text:p text:style-name="P214">For most constants used globally across the application, storing them in config files is sufficient. It is also pretty simple</text:p>
      <text:p text:style-name="P214"/>
      <text:p text:style-name="P214">Create a new file in the config directory. Let's call it constants.php</text:p>
      <text:p text:style-name="P214"/>
      <text:p text:style-name="P214">In there you have to return an array of config values.</text:p>
      <text:p text:style-name="P269">&lt;?php </text:p>
      <text:p text:style-name="P214">return [</text:p>
      <text:p text:style-name="P214"><text:s text:c="4"/>'options' =&gt; [</text:p>
      <text:p text:style-name="P214"><text:s text:c="8"/>'option_attachment' =&gt; '13',</text:p>
      <text:p text:style-name="P214"><text:s text:c="8"/>'option_email' =&gt; '14',</text:p>
      <text:p text:style-name="P214"><text:s text:c="8"/>'option_monetery' =&gt; '15',</text:p>
      <text:p text:style-name="P214"><text:s text:c="8"/>'option_ratings' =&gt; '16',</text:p>
      <text:p text:style-name="P214"><text:s text:c="8"/>'option_textarea' =&gt; '17',</text:p>
      <text:p text:style-name="P214"><text:s text:c="4"/>]</text:p>
      <text:p text:style-name="P214">];</text:p>
      <text:p text:style-name="P214"/>
      <text:p text:style-name="P214">And you can access them as follows</text:p>
      <text:p text:style-name="P214"/>
      <text:p text:style-name="P214">Config::get('constants.options');</text:p>
      <text:p text:style-name="P214">// or if you want a specific one</text:p>
      <text:p text:style-name="P214">Config::get('constants.options.option_attachment'); </text:p>
      <text:p text:style-name="P268">or </text:p>
      <text:p text:style-name="P268">config('messages.api.success');</text:p>
      <text:p text:style-name="P219"><text:span text:style-name="T23">Note </text:span>: <text:span text:style-name="T21">const use in view same as cntrl </text:span>for define const. Use in view</text:p>
      <text:p text:style-name="P219"><text:s text:c="8"/><text:span text:style-name="T30">and aavi j rite msg mateni file banavi ne gobal msg mate use kari sakay che</text:span></text:p>
      <text:p text:style-name="P214"/>
      <text:p text:style-name="P14">Appserviceprovider</text:p>
      <text:p text:style-name="P215"/>
      <text:p text:style-name="P215">first load this <text:span text:style-name="T20">boot method</text:span></text:p>
      <text:p text:style-name="P215"/>
      <text:p text:style-name="P14">load model</text:p>
      <text:p text:style-name="P215"/>
      <text:p text:style-name="P215">use App\Models\Setting;</text:p>
      <text:p text:style-name="P215"/>
      <text:p text:style-name="P215">then use query or <text:s/><text:span text:style-name="T19">pluck</text:span></text:p>
      <text:p text:style-name="P215"/>
      <text:p text:style-name="P15">Repositiry make</text:p>
      <text:p text:style-name="P15"/>
      <text:p text:style-name="P18">OR Use Query Builder</text:p>
      <text:p text:style-name="P17"/>
      <text:p text:style-name="P17"><text:soft-page-break/></text:p>
      <text:p text:style-name="P15"/>
      <text:p text:style-name="P15"/>
      <text:p text:style-name="P16">model</text:p>
      <text:p text:style-name="P82"/>
      <text:p text:style-name="P82">protected $table = 'roles'; // if db tbl name is different then declare</text:p>
      <text:p text:style-name="P82">protected $primaryKey = 'id'; //if PK name is different then declre here</text:p>
      <text:p text:style-name="P82"/>
      <text:p text:style-name="P82">protected $fillable = ['role_name']; //</text:p>
      <text:p text:style-name="P82">or</text:p>
      <text:p text:style-name="P82">protected $ <text:span text:style-name="T25">guarded</text:span> = ['role_name']; </text:p>
      <text:p text:style-name="P82"/>
      <text:p text:style-name="P217">$guarded-<text:span text:style-name="T22">blacklist</text:span></text:p>
      <text:p text:style-name="P217"><text:s text:c="16"/><text:span text:style-name="T24">means je field lakhu te not filleble</text:span></text:p>
      <text:p text:style-name="P217"/>
      <text:p text:style-name="P217">fillable-<text:span text:style-name="T22">whtelist <text:s/></text:span></text:p>
      <text:p text:style-name="P217"><text:s text:c="8"/></text:p>
      <text:p text:style-name="P217"><text:s text:c="12"/><text:span text:style-name="T24">means je field lakhu te fileble</text:span></text:p>
      <text:p text:style-name="P217"/>
      <text:p text:style-name="P218"/>
      <text:p text:style-name="P112">Redirect</text:p>
      <text:p text:style-name="P221"/>
      <text:p text:style-name="P221"><text:s text:c="2"/><text:span text:style-name="T29">1. redirect view</text:span></text:p>
      <text:p text:style-name="P222"><text:s text:c="2"/><text:span text:style-name="T26">like <text:s text:c="2"/>return view('admin.setting.edit', compact('setting'));</text:span></text:p>
      <text:p text:style-name="P221"/>
      <text:p text:style-name="P223"><text:span text:style-name="T29">2. </text:span>redirect route('aliasename');</text:p>
      <text:p text:style-name="P223"/>
      <text:p text:style-name="P223">redirect('url') ; <text:s text:c="2"/>//for reso<text:span text:style-name="T27">u</text:span>rces</text:p>
      <text:p text:style-name="P223"/>
      <text:p text:style-name="P225">keep in mind</text:p>
      <text:p text:style-name="P225"><text:s text:c="7"/></text:p>
      <text:p text:style-name="P225"><text:a xlink:type="simple" xlink:href="https://laraveldaily.com/all-about-redirects-in-laravel-5/" text:style-name="Internet_20_link" text:visited-style-name="Visited_20_Internet_20_Link">https://laraveldaily.com/all-about-redirects-in-laravel-5/</text:a></text:p>
      <text:p text:style-name="P225"/>
      <text:p text:style-name="P225"/>
      <text:p text:style-name="P225"/>
      <text:p text:style-name="P229"><text:s text:c="2"/><text:span text:style-name="T28">RESTful Resource controller</text:span></text:p>
      <text:p text:style-name="P226"/>
      <text:p text:style-name="P226">A RESTful resource controller sets up some default routes for you and even names them.</text:p>
      <text:p text:style-name="P226"/>
      <text:p text:style-name="P226">Route::resource('users', 'UsersController');</text:p>
      <text:p text:style-name="P226"/>
      <text:p text:style-name="P226">Gives you these named routes:</text:p>
      <text:p text:style-name="P226"/>
      <text:p text:style-name="P226">Verb <text:s text:c="3"/>Path <text:s text:c="23"/>Action <text:s/>Route Name</text:p>
      <text:p text:style-name="P226">GET <text:s text:c="4"/>/users <text:s text:c="21"/>index <text:s text:c="2"/>users.index</text:p>
      <text:p text:style-name="P226">GET <text:s text:c="4"/>/users/create <text:s text:c="14"/>create <text:s/>users.create</text:p>
      <text:p text:style-name="P226">POST <text:s text:c="3"/>/users <text:s text:c="21"/>store <text:s text:c="2"/>users.store</text:p>
      <text:p text:style-name="P226">GET <text:s text:c="4"/>/users/{user} <text:s text:c="14"/>show <text:s text:c="3"/>users.show</text:p>
      <text:p text:style-name="P226">GET <text:s text:c="4"/>/users/{user}/edit <text:s text:c="9"/>edit <text:s text:c="3"/>users.edit</text:p>
      <text:p text:style-name="P227">DELETE <text:s/>/users/{user} <text:s text:c="14"/>destroy users.destroy</text:p>
      <text:p text:style-name="P233">in form 's action</text:p>
      <text:p text:style-name="P233"><text:span text:style-name="T47">{</text:span>{ url('/admin/users' . '/' . $item-&gt;id) }}</text:p>
      <text:p text:style-name="P233"><text:soft-page-break/></text:p>
      <text:p text:style-name="P233">&amp; then </text:p>
      <text:p text:style-name="P233"><text:s/>{{ method_field('DELETE') }}</text:p>
      <text:p text:style-name="P228"><text:s/><text:span text:style-name="T31">{{ csrf_field() }}</text:span></text:p>
      <text:p text:style-name="P228"/>
      <text:p text:style-name="P226">PUT <text:s text:c="4"/>/users/{user} <text:s text:c="14"/>update <text:s/>users.update</text:p>
      <text:p text:style-name="P232">&lt;form action="{{url('tasks', [$task-&gt;id])}}" method="POST"&gt;</text:p>
      <text:p text:style-name="P232">&lt;input type="hidden" name="_method" value="PUT"&gt;</text:p>
      <text:p text:style-name="P232"/>
      <text:p text:style-name="P226"/>
      <text:p text:style-name="P226"/>
      <text:p text:style-name="P226">And you would set up your controller something like this (actions = methods)</text:p>
      <text:p text:style-name="P226"/>
      <text:p text:style-name="P226">class UsersController extends BaseController {</text:p>
      <text:p text:style-name="P226"/>
      <text:p text:style-name="P226"><text:s text:c="4"/>public function index() {}</text:p>
      <text:p text:style-name="P226"/>
      <text:p text:style-name="P226"><text:s text:c="4"/>public function show($id) {}</text:p>
      <text:p text:style-name="P226"/>
      <text:p text:style-name="P226"><text:s text:c="4"/>public function store() {}</text:p>
      <text:p text:style-name="P226"><text:tab/></text:p>
      <text:p text:style-name="P226">}</text:p>
      <text:p text:style-name="P226"/>
      <text:p text:style-name="P226">You can also choose what actions are included or excluded like this:</text:p>
      <text:p text:style-name="P226"/>
      <text:p text:style-name="P226">Route::resource('users', 'UsersController', [</text:p>
      <text:p text:style-name="P226"><text:s text:c="4"/>'only' =&gt; ['index', 'show']</text:p>
      <text:p text:style-name="P226">]);</text:p>
      <text:p text:style-name="P226"/>
      <text:p text:style-name="P226">Route::resource('monkeys', 'MonkeysController', [</text:p>
      <text:p text:style-name="P226"><text:s text:c="4"/>'except' =&gt; ['edit', 'create']</text:p>
      <text:p text:style-name="P226">]);</text:p>
      <text:p text:style-name="P224"><text:s text:c="13"/></text:p>
      <text:p text:style-name="P114"/>
      <text:p text:style-name="P113"/>
      <text:p text:style-name="P124">File Upload</text:p>
      <text:p text:style-name="P124"/>
      <text:p text:style-name="P87">public function store(Request $request) </text:p>
      <text:p text:style-name="P87"><text:s text:c="4"/>{ </text:p>
      <text:p text:style-name="P87"><text:s text:c="8"/></text:p>
      <text:p text:style-name="P87"><text:s text:c="8"/>$requestData = $request-&gt;all(); </text:p>
      <text:p text:style-name="P87"/>
      <text:p text:style-name="P87"><text:s text:c="8"/>echo "&lt;pre&gt;"; print_r($_FILES); exit(); </text:p>
      <text:p text:style-name="P87"><text:s text:c="8"/>if ($request-&gt;file('image')) { </text:p>
      <text:p text:style-name="P87"><text:s text:c="11"/>$destinationPath = public_path() . '/categories/'; </text:p>
      <text:p text:style-name="P87"><text:s text:c="11"/>$file = $request-&gt;file('image'); </text:p>
      <text:p text:style-name="P87"><text:s text:c="11"/>$extension = $request-&gt;file('image')-&gt;getClientOriginalExtension(); </text:p>
      <text:p text:style-name="P87"><text:s text:c="11"/>$fileName = rand(11111, 99999) . strtotime(date('Y-m-d H:i:s')) .'.'. $extension; </text:p>
      <text:p text:style-name="P87"><text:s text:c="11"/>$request-&gt;file('image')-&gt;move($destinationPath, $fileName); </text:p>
      <text:p text:style-name="P87"><text:s text:c="11"/>$requestData['image'] = $fileName; </text:p>
      <text:p text:style-name="P87"><text:s text:c="8"/>} </text:p>
      <text:p text:style-name="P87"><text:tab/></text:p>
      <text:p text:style-name="P87"><text:soft-page-break/><text:s text:c="8"/>Category::create($requestData); </text:p>
      <text:p text:style-name="P87"/>
      <text:p text:style-name="P87"><text:s text:c="8"/>flash('Category added!'); </text:p>
      <text:p text:style-name="P87"/>
      <text:p text:style-name="P87"><text:s text:c="8"/>return redirect('admin/categories'); </text:p>
      <text:p text:style-name="P87"><text:s text:c="4"/>}</text:p>
      <text:p text:style-name="P113"/>
      <text:p text:style-name="P113"/>
      <text:p text:style-name="P113"/>
      <text:p text:style-name="P115">API</text:p>
      <text:p text:style-name="P115"/>
      <text:p text:style-name="P86">passport</text:p>
      <text:p text:style-name="P230"><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0"/>
      <text:p text:style-name="P629"><text:span text:style-name="T173">1. </text:span>normal way , <text:span text:style-name="T173">means access_token generate in login api &amp; send in it response</text:span></text:p>
      <text:p text:style-name="P230"><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0"/>
      <text:p text:style-name="P630">2. <text:s/>generate <text:s text:c="2"/>client-id &amp; secerate key</text:p>
      <text:p text:style-name="P630"><text:s text:c="4"/>on base of these two to generate access_token</text:p>
      <text:p text:style-name="P630"/>
      <text:p text:style-name="P630"/>
      <text:p text:style-name="P630"/>
      <text:p text:style-name="P634">practiclly done &amp; prove</text:p>
      <text:p text:style-name="P631"><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35">passport setup by above url</text:p>
      <text:p text:style-name="P635"/>
      <text:p text:style-name="P635"><text:a xlink:type="simple" xlink:href="https://artisansweb.net/how-to-use-laravel-passport-for-rest-api-authentication/" text:style-name="Internet_20_link" text:visited-style-name="Visited_20_Internet_20_Link">https://artisansweb.net/how-to-use-laravel-passport-for-rest-api-authentication/</text:a></text:p>
      <text:p text:style-name="P631"/>
      <text:p text:style-name="P631">client-id &amp; secerate key</text:p>
      <text:p text:style-name="P631"><text:s text:c="4"/>on base of these two to generate access_token</text:p>
      <text:p text:style-name="P634">IN POSTMAN</text:p>
      <text:p text:style-name="P631"><text:span text:style-name="T6">URL</text:span> =&gt; "http://localhost/passportdemo/oauth/token",</text:p>
      <text:p text:style-name="P634"><text:span text:style-name="T6">Header</text:span>=&gt;"Accept: application/json",</text:p>
      <text:p text:style-name="P634"><text:s text:c="4"/>"Content-Type: multipart/form-data",</text:p>
      <text:p text:style-name="P634"><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39"/>
      <text:p text:style-name="P639">Note: use grant_type =’password’ insted of client_credential</text:p>
      <text:p text:style-name="P634"><text:span text:style-name="T6">Output</text:span>:=&gt;</text:p>
      <text:p text:style-name="P634"/>
      <text:p text:style-name="P634">{</text:p>
      <text:p text:style-name="P634"><text:s text:c="4"/>"token_type": "Bearer",</text:p>
      <text:p text:style-name="P634"><text:s text:c="4"/>"expires_in": 31622400,</text:p>
      <text:p text:style-name="P634"><text:s text:c="4"/>"<text:span text:style-name="T6">access_token</text:span>": "eyJ0eXAiOiJKV1QiLCJhbGciOiJSUzI1NiIsImp0aSI6IjhlOTAxOTg3Y2MzNjUwZGE3MTE5NjFjOWQzMjk0NTU1OI",</text:p>
      <text:p text:style-name="P634"><text:soft-page-break/>“<text:span text:style-name="T8">refresh_token</text:span>”:”....”</text:p>
      <text:p text:style-name="P634">}</text:p>
      <text:p text:style-name="P634"/>
      <text:p text:style-name="P636">now all api under the auth:api middlware can access by following way</text:p>
      <text:p text:style-name="P636"/>
      <text:p text:style-name="P637"><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36"><text:span text:style-name="T170">H</text:span><text:span text:style-name="T169">eader=&gt;</text:span></text:p>
      <text:p text:style-name="P216"><text:s/>"Accept: application/json",</text:p>
      <text:p text:style-name="P216"><text:s text:c="4"/>"Authorization: Bearer <text:span text:style-name="T176">$access_token</text:span></text:p>
      <text:p text:style-name="P636">params=&gt; in json or formdata</text:p>
      <text:p text:style-name="P216"/>
      <text:p text:style-name="P638">NOTE:</text:p>
      <text:p text:style-name="P638"><text:span text:style-name="T6">Laravel Personal Access Clien</text:span>t <text:s text:c="2"/>aano client id &amp; secret use kru to just access_token j male </text:p>
      <text:p text:style-name="P638">so as guest kehvay</text:p>
      <text:p text:style-name="P638"/>
      <text:p text:style-name="P168">Laravel Password Grant Client <text:span text:style-name="T9">aano client id &amp; secret use kru to access_token <text:s/>&amp; refresh mle </text:span></text:p>
      <text:p text:style-name="P199">so as client kehvay <text:s/>ane ana thi badhi j api call thay so aano j use krvo</text:p>
      <text:p text:style-name="P638"/>
      <text:p text:style-name="P638"/>
      <text:p text:style-name="P246">simple</text:p>
      <text:p text:style-name="P246"><text:s text:c="2"/><text:a xlink:type="simple" xlink:href="http://ahex.co/how-to-build-restful-api-using-lavavel-5-6/" text:style-name="Internet_20_link" text:visited-style-name="Visited_20_Internet_20_Link">http://ahex.co/how-to-build-restful-api-using-lavavel-5-6/</text:a></text:p>
      <text:p text:style-name="P246"/>
      <text:p text:style-name="P246">JWT</text:p>
      <text:p text:style-name="P246"/>
      <text:p text:style-name="P251"><text:s/><text:a xlink:type="simple" xlink:href="https://appdividend.com/2018/02/24/laravel-jwt-authentication-tutorial/" text:style-name="Internet_20_link" text:visited-style-name="Visited_20_Internet_20_Link">https://appdividend.com/2018/02/24/laravel-jwt-authentication-tutorial/</text:a></text:p>
      <text:p text:style-name="P251"/>
      <text:p text:style-name="P247"><text:s/><text:a xlink:type="simple" xlink:href="https://arjunphp.com/laravel-5-6-rest-api-jwt-authentication/" text:style-name="Internet_20_link" text:visited-style-name="Visited_20_Internet_20_Link">https://arjunphp.com/laravel-5-6-rest-api-jwt-authentication/</text:a></text:p>
      <text:p text:style-name="P247"/>
      <text:p text:style-name="P247"/>
      <text:p text:style-name="P285">S3 bucket file upload <text:span text:style-name="T77">laravel</text:span></text:p>
      <text:p text:style-name="P284"/>
      <text:p text:style-name="P284"><text:a xlink:type="simple" xlink:href="https://appdividend.com/2018/05/22/laravel-cloud-file-upload-tutorial-with-example/" text:style-name="Internet_20_link" text:visited-style-name="Visited_20_Internet_20_Link">https://appdividend.com/2018/05/22/laravel-cloud-file-upload-tutorial-with-example/</text:a></text:p>
      <text:p text:style-name="P284"/>
      <text:p text:style-name="P459">S3 bucket file upload in php <text:span text:style-name="T78">with demo &amp; download</text:span></text:p>
      <text:p text:style-name="P459"/>
      <text:p text:style-name="P459"><text:a xlink:type="simple" xlink:href="https://www.9lessons.info/2012/08/upload-files-to-amazon-s3-php.html" text:style-name="Internet_20_link" text:visited-style-name="Visited_20_Internet_20_Link">https://www.9lessons.info/2012/08/upload-files-to-amazon-s3-php.html</text:a></text:p>
      <text:p text:style-name="P459"/>
      <text:p text:style-name="P216"/>
      <text:p text:style-name="P116">print last query</text:p>
      <text:p text:style-name="P231"/>
      <text:p text:style-name="P231">https://itsolutionstuff.com/post/how-to-get-last-executed-query-in-larave-5example.html</text:p>
      <text:p text:style-name="P216"/>
      <text:p text:style-name="P216"/>
      <text:p text:style-name="P117">send email</text:p>
      <text:p text:style-name="P237"/>
      <text:p text:style-name="P237"><text:a xlink:type="simple" xlink:href="https://appdividend.com/2018/03/05/send-email-in-laravel-tutorial/" text:style-name="Internet_20_link" text:visited-style-name="Visited_20_Internet_20_Link">https://appdividend.com/2018/03/05/send-email-in-laravel-tutorial/</text:a></text:p>
      <text:p text:style-name="P237"/>
      <text:p text:style-name="P237"/>
      <text:p text:style-name="P237"/>
      <text:p text:style-name="P23">Ajax</text:p>
      <text:p text:style-name="P271"><text:s/><text:span text:style-name="T45">1. </text:span><text:s/>by get method</text:p>
      <text:p text:style-name="P271"><text:s text:c="4"/>&lt;script&gt; </text:p>
      <text:p text:style-name="P271"><text:s text:c="4"/>$('#show_more').click(function(){ </text:p>
      <text:p text:style-name="P271"><text:soft-page-break/><text:s text:c="7"/>var segment="&lt;?php echo Request::segment(2);?&gt;"; </text:p>
      <text:p text:style-name="P271"><text:s text:c="7"/>var c=$("#show_more").attr("display"); </text:p>
      <text:p text:style-name="P271"><text:s text:c="7"/>$.ajax({ </text:p>
      <text:p text:style-name="P271"><text:s text:c="10"/>url: "{{ url('/ajax/') }}/"+segment+'/'+c, </text:p>
      <text:p text:style-name="P271"><text:s text:c="10"/>method: 'get', </text:p>
      <text:p text:style-name="P271"><text:s text:c="10"/>success: function(result){ </text:p>
      <text:p text:style-name="P271"><text:s text:c="10"/><text:tab/> $("#products").html(result); </text:p>
      <text:p text:style-name="P271"><text:s text:c="10"/>}}); </text:p>
      <text:p text:style-name="P271"><text:s text:c="7"/>}); </text:p>
      <text:p text:style-name="P271">&lt;/script&gt;</text:p>
      <text:p text:style-name="P271"/>
      <text:p text:style-name="P272">return html</text:p>
      <text:p text:style-name="P272"/>
      <text:p text:style-name="P273">use View</text:p>
      <text:p text:style-name="P273">return View::make('front.show_more_listing', compact('businesses','categories','display'));</text:p>
      <text:p text:style-name="P216"/>
      <text:p text:style-name="P274">2. by post</text:p>
      <text:p text:style-name="P623">&lt;meta name="csrf-token" content="{{ csrf_token() }}"&gt;</text:p>
      <text:p text:style-name="P274"><text:s text:c="2"/>&lt;script&gt;</text:p>
      <text:p text:style-name="P274"><text:s text:c="9"/><text:span text:style-name="T46">$</text:span>(document).ready(function(){</text:p>
      <text:p text:style-name="P274"><text:s text:c="12"/><text:span text:style-name="T46">$</text:span>('#ajaxSubmit').click(function(e){</text:p>
      <text:p text:style-name="P274"><text:s text:c="15"/>e.preventDefault();</text:p>
      <text:p text:style-name="P274"><text:s text:c="15"/>$.ajaxSetup({</text:p>
      <text:p text:style-name="P274"><text:s text:c="18"/>headers: {</text:p>
      <text:p text:style-name="P274"><text:s text:c="22"/>'X-CSRF-TOKEN': $('meta[name="_token"]').attr('content')</text:p>
      <text:p text:style-name="P274"><text:s text:c="18"/>}</text:p>
      <text:p text:style-name="P274"><text:s text:c="14"/>});</text:p>
      <text:p text:style-name="P274"><text:s text:c="15"/><text:span text:style-name="T46">$</text:span>.ajax({</text:p>
      <text:p text:style-name="P274"><text:s text:c="18"/>url: "{{ url('/grocery/post') }}",</text:p>
      <text:p text:style-name="P274"><text:s text:c="18"/>method: 'post',</text:p>
      <text:p text:style-name="P274"><text:s text:c="18"/>data: {</text:p>
      <text:p text:style-name="P274"><text:s text:c="21"/>name: <text:span text:style-name="T46">$</text:span>('#name').val(),</text:p>
      <text:p text:style-name="P274"><text:s text:c="21"/>type: <text:span text:style-name="T46">$</text:span>('#type').val(),</text:p>
      <text:p text:style-name="P274"><text:s text:c="21"/>price: <text:span text:style-name="T46">$</text:span>('#price').val()</text:p>
      <text:p text:style-name="P274"><text:s text:c="18"/>},</text:p>
      <text:p text:style-name="P274"><text:s text:c="18"/>success: function(result){</text:p>
      <text:p text:style-name="P274"><text:s text:c="21"/><text:span text:style-name="T46">$</text:span>('.alert').show();</text:p>
      <text:p text:style-name="P274"><text:s text:c="21"/><text:span text:style-name="T46">$</text:span>('.alert').html(result.success);</text:p>
      <text:p text:style-name="P274"><text:s text:c="18"/>}});</text:p>
      <text:p text:style-name="P274"><text:s text:c="15"/>});</text:p>
      <text:p text:style-name="P274"><text:s text:c="12"/>});</text:p>
      <text:p text:style-name="P274"><text:s text:c="6"/>&lt;/script&gt;</text:p>
      <text:p text:style-name="P274"/>
      <text:p text:style-name="P274"/>
      <text:p text:style-name="P302">category &amp; sub category drop dwon by ajax</text:p>
      <text:p text:style-name="P302"/>
      <text:p text:style-name="P302">&lt;script&gt; </text:p>
      <text:p text:style-name="P302"><text:s text:c="4"/></text:p>
      <text:p text:style-name="P302"><text:s text:c="4"/>$(document).ready(function(){ </text:p>
      <text:p text:style-name="P302"><text:s text:c="7"/></text:p>
      <text:p text:style-name="P302"/>
      <text:p text:style-name="P302"><text:s text:c="7"/></text:p>
      <text:p text:style-name="P302"><text:soft-page-break/><text:s text:c="8"/>$(".catergory_class").change(function(){ </text:p>
      <text:p text:style-name="P302"><text:s text:c="14"/>var category_id=$(this).val(); </text:p>
      <text:p text:style-name="P302"><text:s text:c="16"/>$.ajax({ </text:p>
      <text:p text:style-name="P302"><text:s text:c="26"/>url: "{{ url('/getsubcategory/') }}/"+category_id, </text:p>
      <text:p text:style-name="P302"><text:s text:c="26"/>method: 'get', </text:p>
      <text:p text:style-name="P302"><text:s text:c="26"/>dataType:'json', </text:p>
      <text:p text:style-name="P302"><text:s text:c="26"/>success: function(result){ </text:p>
      <text:p text:style-name="P302"><text:s text:c="28"/>if(result!=''){ </text:p>
      <text:p text:style-name="P302"><text:s text:c="32"/>var option=''; </text:p>
      <text:p text:style-name="P302"><text:s text:c="32"/>$.each(result, function( key, value ) { </text:p>
      <text:p text:style-name="P302"><text:s text:c="37"/>option+="&lt;option value='"+value.id+"'&gt;"+value.title+"&lt;/option&gt;"; </text:p>
      <text:p text:style-name="P302"><text:s text:c="33"/>}); </text:p>
      <text:p text:style-name="P302"><text:s text:c="28"/>}else{ </text:p>
      <text:p text:style-name="P302"><text:s text:c="34"/>option+="&lt;option value=''&gt;No sub category&lt;/option&gt;"; </text:p>
      <text:p text:style-name="P302"><text:s text:c="28"/>} <text:s text:c="3"/></text:p>
      <text:p text:style-name="P302"><text:s text:c="33"/>$("#SubCategory_id").html(option); </text:p>
      <text:p text:style-name="P302"><text:s text:c="22"/>} </text:p>
      <text:p text:style-name="P302"><text:s text:c="18"/>}); </text:p>
      <text:p text:style-name="P302"><text:s text:c="8"/></text:p>
      <text:p text:style-name="P302"><text:s text:c="9"/>}); </text:p>
      <text:p text:style-name="P302"><text:s text:c="4"/>}); </text:p>
      <text:p text:style-name="P302">&lt;/script&gt;</text:p>
      <text:p text:style-name="P274"/>
      <text:p text:style-name="P58">AJAX Form submit with file <text:s/>by formdata </text:p>
      <text:p text:style-name="P605"/>
      <text:p text:style-name="P605"/>
      <text:p text:style-name="P605">&lt;script type="text/javascript"&gt; </text:p>
      <text:p text:style-name="P605"/>
      <text:p text:style-name="P605"/>
      <text:p text:style-name="P605"/>
      <text:p text:style-name="P605"><text:s text:c="4"/>$.ajaxSetup({ </text:p>
      <text:p text:style-name="P605"/>
      <text:p text:style-name="P605"><text:s text:c="8"/>headers: { </text:p>
      <text:p text:style-name="P605"/>
      <text:p text:style-name="P605"><text:s text:c="12"/>'X-CSRF-TOKEN': $('meta[name="csrf-token"]').attr('content') </text:p>
      <text:p text:style-name="P605"/>
      <text:p text:style-name="P605"><text:s text:c="8"/>} </text:p>
      <text:p text:style-name="P605"/>
      <text:p text:style-name="P605"><text:s text:c="4"/>}); </text:p>
      <text:p text:style-name="P605"/>
      <text:p text:style-name="P605"/>
      <text:p text:style-name="P605"/>
      <text:p text:style-name="P605"><text:s text:c="4"/>$(".btn-submit").click(function(e){ </text:p>
      <text:p text:style-name="P605"/>
      <text:p text:style-name="P605"><text:s text:c="8"/>e.preventDefault(); </text:p>
      <text:p text:style-name="P605"/>
      <text:p text:style-name="P605"><text:s text:c="8"/>/* get value of fileds*/ </text:p>
      <text:p text:style-name="P605"><text:s text:c="8"/>var name = $("input[name=name]").val(); </text:p>
      <text:p text:style-name="P605"><text:s text:c="8"/>var password = $("input[name=password]").val(); </text:p>
      <text:p text:style-name="P605"><text:s text:c="8"/>var email = $("input[name=email]").val(); </text:p>
      <text:p text:style-name="P605"/>
      <text:p text:style-name="P605"><text:s text:c="7"/>/* make form data obj &amp; append value*/ </text:p>
      <text:p text:style-name="P605"><text:soft-page-break/><text:s text:c="8"/>var file_data = $("#imgupload").prop("files")[0]; <text:s text:c="2"/></text:p>
      <text:p text:style-name="P605"><text:s text:c="8"/>var form_data = new FormData(); </text:p>
      <text:p text:style-name="P605"><text:s text:c="8"/>form_data.append("file", file_data); </text:p>
      <text:p text:style-name="P605"/>
      <text:p text:style-name="P605"><text:s text:c="8"/>form_data.append("email",email); </text:p>
      <text:p text:style-name="P605"><text:s text:c="8"/>form_data.append("password",password); </text:p>
      <text:p text:style-name="P605"><text:s text:c="8"/>form_data.append("name",name); </text:p>
      <text:p text:style-name="P605"/>
      <text:p text:style-name="P605"><text:s text:c="8"/>$.ajax({ </text:p>
      <text:p text:style-name="P605"/>
      <text:p text:style-name="P605"><text:s text:c="11"/>type:'POST', </text:p>
      <text:p text:style-name="P605"/>
      <text:p text:style-name="P605"><text:s text:c="11"/>url:"{{ url('/ajaxRequest') }}", </text:p>
      <text:p text:style-name="P605"/>
      <text:p text:style-name="P605"><text:s text:c="11"/>data:form_data, </text:p>
      <text:p text:style-name="P605"><text:s text:c="11"/>cache: false, </text:p>
      <text:p text:style-name="P605"><text:s text:c="11"/>contentType: false, </text:p>
      <text:p text:style-name="P605"><text:s text:c="11"/>processData: false, <text:s text:c="18"/></text:p>
      <text:p text:style-name="P605"><text:s text:c="11"/>dataType: "text", </text:p>
      <text:p text:style-name="P605"/>
      <text:p text:style-name="P605"><text:s text:c="11"/>success:function(data){ </text:p>
      <text:p text:style-name="P605"/>
      <text:p text:style-name="P605"><text:s text:c="14"/>alert(data); </text:p>
      <text:p text:style-name="P605"/>
      <text:p text:style-name="P605"><text:s text:c="11"/>} </text:p>
      <text:p text:style-name="P605"/>
      <text:p text:style-name="P605"><text:s text:c="8"/>}); </text:p>
      <text:p text:style-name="P605"/>
      <text:p text:style-name="P605"/>
      <text:p text:style-name="P605"/>
      <text:p text:style-name="P605"><text:s text:c="4"/>}); </text:p>
      <text:p text:style-name="P605"/>
      <text:p text:style-name="P605">&lt;/script&gt;</text:p>
      <text:p text:style-name="P274"/>
      <text:p text:style-name="P274"/>
      <text:p text:style-name="P125">middelware</text:p>
      <text:p text:style-name="P290"/>
      <text:p text:style-name="P290"><text:a xlink:type="simple" xlink:href="https://www.cloudways.com/blog/controllers-middleware-laravel/" text:style-name="Internet_20_link" text:visited-style-name="Visited_20_Internet_20_Link">https://www.cloudways.com/blog/controllers-middleware-laravel/</text:a></text:p>
      <text:p text:style-name="P290"/>
      <text:p text:style-name="P29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0"/>
      <text:p text:style-name="P336">admin midleware for only role =1 have login</text:p>
      <text:p text:style-name="P336"><text:a xlink:type="simple" xlink:href="https://appdividend.com/2017/07/18/laravel-5-middleware-tutorial/" text:style-name="Internet_20_link" text:visited-style-name="Visited_20_Internet_20_Link">https://appdividend.com/2017/07/18/laravel-5-middleware-tutorial/</text:a></text:p>
      <text:p text:style-name="P336"/>
      <text:p text:style-name="P336"/>
      <text:p text:style-name="P615">Trait in laravel</text:p>
      <text:p text:style-name="P615"><text:a xlink:type="simple" xlink:href="https://medium.com/@kshitij206/traits-in-laravel-5db8beffbcc3" text:style-name="Internet_20_link" text:visited-style-name="Visited_20_Internet_20_Link">https://medium.com/@kshitij206/traits-in-laravel-5db8beffbcc3</text:a></text:p>
      <text:p text:style-name="P615"/>
      <text:p text:style-name="P274"/>
      <text:p text:style-name="P127">Helper</text:p>
      <text:p text:style-name="P292"/>
      <text:p text:style-name="P292">Note : helper use in controller as well as in blade template </text:p>
      <text:p text:style-name="P292"><text:soft-page-break/></text:p>
      <text:p text:style-name="P292">https://laravelcode.com/post/how-to-create-custom-helper-in-laravel-55</text:p>
      <text:p text:style-name="P274"/>
      <text:p text:style-name="P274"/>
      <text:p text:style-name="P274"/>
      <text:p text:style-name="P274"/>
      <text:p text:style-name="P274"/>
      <text:p text:style-name="P274"/>
      <text:p text:style-name="P274"/>
      <text:p text:style-name="P274"/>
      <text:p text:style-name="P344">LARAVEL PAGINATION ONLY</text:p>
      <text:p text:style-name="P343"/>
      <text:p text:style-name="P343"/>
      <text:p text:style-name="P343">/* <text:span text:style-name="T57">in model or repository */</text:span></text:p>
      <text:p text:style-name="P343"/>
      <text:p text:style-name="P343"/>
      <text:p text:style-name="P343"/>
      <text:p text:style-name="P345"><text:s text:c="3"/>public function getHotDealslistingAll() </text:p>
      <text:p text:style-name="P345"><text:s text:c="4"/>{ </text:p>
      <text:p text:style-name="P345"><text:s text:c="7"/></text:p>
      <text:p text:style-name="P345"><text:s text:c="8"/>return $this-&gt;ServicesOffer-&gt;with('location')-&gt;where('is_front_side_display',"1")</text:p>
      <text:p text:style-name="P345"><text:s text:c="11"/><text:span text:style-name="T58"><text:s/>-&gt;paginate(12); </text:span></text:p>
      <text:p text:style-name="P345"><text:s text:c="4"/>}</text:p>
      <text:p text:style-name="P345"/>
      <text:p text:style-name="P345">&amp; in view file</text:p>
      <text:p text:style-name="P345"/>
      <text:p text:style-name="P345">put only <text:s/>&lt;?php <text:s/>echo <text:s/>$hotDealsData-&gt;links(); ?&gt;</text:p>
      <text:p text:style-name="P345"/>
      <text:p text:style-name="P345"/>
      <text:p text:style-name="P345"/>
      <text:p text:style-name="P347">php pagination </text:p>
      <text:p text:style-name="P346"/>
      <text:p text:style-name="P346"><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46"/>
      <text:p text:style-name="P349">Tim Thumb use in laravel</text:p>
      <text:p text:style-name="P348"/>
      <text:p text:style-name="P348"><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48"/>
      <text:p text:style-name="P595">form wiza<text:span text:style-name="T180">r</text:span>d</text:p>
      <text:p text:style-name="P594"><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594"/>
      <text:p text:style-name="P594"><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16"/>
      <text:p text:style-name="P119">join</text:p>
      <text:p text:style-name="P216"/>
      <text:p text:style-name="P155"><text:span text:style-name="T33">By </text:span>2 method</text:p>
      <text:p text:style-name="P238"><text:span text:style-name="T6">1.</text:span> with</text:p>
      <text:p text:style-name="P238"><text:s text:c="5"/>need to give relation in model then use in repository</text:p>
      <text:p text:style-name="P238"><text:s text:c="6"/>return $this-&gt;model-&gt;with('users')-&gt;get()-&gt;toArray();</text:p>
      <text:p text:style-name="P238"><text:s text:c="2"/><text:span text:style-name="T36">mutilple table : <text:s text:c="2"/>with-&gt;([' tabel 1','table 2 '])</text:span></text:p>
      <text:p text:style-name="P238"><text:soft-page-break/><text:span text:style-name="T6">2. j</text:span>oin</text:p>
      <text:p text:style-name="P238"><text:s text:c="3"/>$this-&gt;model-&gt;join('users', function($join) </text:p>
      <text:p text:style-name="P238"><text:s/>{ </text:p>
      <text:p text:style-name="P238"><text:s text:c="3"/>$join-&gt;on('users.DTUser_id', '=', 'deals.EnteredByDTUser_ID'); </text:p>
      <text:p text:style-name="P238"/>
      <text:p text:style-name="P238"><text:s/>}) </text:p>
      <text:p text:style-name="P238"><text:s/>-&gt;select('*') </text:p>
      <text:p text:style-name="P238"><text:s/>-&gt;where('users.DTUser_id','!=',0) </text:p>
      <text:p text:style-name="P238"><text:s/>-&gt;get()-&gt;toArray();</text:p>
      <text:p text:style-name="P238"/>
      <text:p text:style-name="P238">note: this-&gt;model is a equivalent to <text:s/>Role::</text:p>
      <text:p text:style-name="P216"/>
      <text:p text:style-name="P216"/>
      <text:p text:style-name="P216"/>
      <text:p text:style-name="P216"/>
      <text:p text:style-name="P30">Multiple delete</text:p>
      <text:p text:style-name="P303"/>
      <text:p text:style-name="P303">DB::table('users')-&gt;whereIn('id', $ids_to_delete)-&gt;delete(); </text:p>
      <text:p text:style-name="P216"/>
      <text:p text:style-name="P216"/>
      <text:p text:style-name="P216"/>
      <text:p text:style-name="P29">pluck </text:p>
      <text:p text:style-name="P288"/>
      <text:p text:style-name="P288">$categories = Category::where('parent_id','=',0)-&gt;pluck('title','id')-&gt;toArray();</text:p>
      <text:p text:style-name="P288"/>
      <text:p text:style-name="P289">output : -</text:p>
      <text:p text:style-name="P289">array('id'=&gt;'title');</text:p>
      <text:p text:style-name="P216"/>
      <text:p text:style-name="P216"/>
      <text:p text:style-name="P216"/>
      <text:p text:style-name="P159">list of query</text:p>
      <text:p text:style-name="P235"/>
      <text:p text:style-name="P235">1) get data with contions</text:p>
      <text:p text:style-name="P235">$results = User::where($matchThese)-&gt;get();</text:p>
      <text:p text:style-name="P235"/>
      <text:p text:style-name="P235">// with another group</text:p>
      <text:p text:style-name="P235">$results = User::where($matchThese)</text:p>
      <text:p text:style-name="P235"><text:s text:c="4"/>-&gt;orWhere($orThose)</text:p>
      <text:p text:style-name="P235"><text:s text:c="4"/>-&gt;get();</text:p>
      <text:p text:style-name="P216"/>
      <text:p text:style-name="P216"/>
      <text:p text:style-name="P485">WHEREHAS</text:p>
      <text:p text:style-name="P484"/>
      <text:p text:style-name="P484"><text:s/>$products[$key]['data']=SellingProduct::with(['productQuality','users','bids' =&gt; function ($query) { </text:p>
      <text:p text:style-name="P484"><text:s text:c="19"/>$query-&gt;with(['users']) </text:p>
      <text:p text:style-name="P484"><text:s text:c="19"/>-&gt;where('is_withdraw', '=', '0') </text:p>
      <text:p text:style-name="P484"><text:s text:c="19"/>-&gt;where('accepted_by','=',NULL) <text:s text:c="24"/>//04/09 </text:p>
      <text:p text:style-name="P484"><text:s text:c="19"/>-&gt;orderBy('id', 'desc'); </text:p>
      <text:p text:style-name="P484"><text:s text:c="18"/>// }])-&gt;where('product_id','=',$value['product_id']) <text:s text:c="3"/>// RR_OLD </text:p>
      <text:p text:style-name="P484"><text:s text:c="18"/>}])-&gt;where('product_id','=',$value['id']) <text:s/></text:p>
      <text:p text:style-name="P484"><text:s text:c="21"/>-&gt;where('is_closed','=','0') </text:p>
      <text:p text:style-name="P484"><text:s text:c="21"/>-&gt;where('type','=','S') </text:p>
      <text:p text:style-name="P484"><text:soft-page-break/><text:s text:c="21"/>-&gt;orderBy('id', 'desc') </text:p>
      <text:p text:style-name="P484"><text:s text:c="21"/>-&gt;limit(5) </text:p>
      <text:p text:style-name="P484"><text:s text:c="21"/>-&gt;get()-&gt;toArray();</text:p>
      <text:p text:style-name="P484"/>
      <text:p text:style-name="P484"/>
      <text:p text:style-name="P626">**exter<text:span text:style-name="T172">nal</text:span> variable use in function</text:p>
      <text:p text:style-name="P626"/>
      <text:p text:style-name="P484">$managerdata = User::with(['usersAssessments'=&gt; function ($query) use($assmnt_id) <text:s/>{ </text:p>
      <text:p text:style-name="P484"><text:s text:c="19"/>$query-&gt;where('assessment_id', '=',$assmnt_id); </text:p>
      <text:p text:style-name="P484"><text:s text:c="20"/></text:p>
      <text:p text:style-name="P484"><text:s text:c="18"/>}])-&gt;where('parent_id', $auth_id)-&gt;where('is_manager', '1')-&gt;get()-&gt;toArray();</text:p>
      <text:p text:style-name="P484"/>
      <text:p text:style-name="P484"/>
      <text:p text:style-name="P484"/>
      <text:p text:style-name="P484"/>
      <text:p text:style-name="P484"/>
      <text:p text:style-name="P484"/>
      <text:p text:style-name="P627">USE COUNT &amp; SUM</text:p>
      <text:p text:style-name="P484"><text:s/>$final=AssessmentUserElement::select(\DB::raw('category_name, COUNT(*) as total, SUM(selected_level_points) as sum'))-&gt;whereIn('assessment_fill_user_id',$fill_id_arry)-&gt;groupBy('category_name')-&gt;get()-&gt;toArray();</text:p>
      <text:p text:style-name="P216"/>
      <text:p text:style-name="P216"/>
      <text:p text:style-name="P619">BY JOIN</text:p>
      <text:p text:style-name="P619">----------</text:p>
      <text:p text:style-name="P619"><text:s/>return $this-&gt;model-&gt;join('users', function($join) </text:p>
      <text:p text:style-name="P619"><text:s text:c="38"/>{ </text:p>
      <text:p text:style-name="P619"><text:s text:c="41"/>$join-&gt;on('users.DTUser_id', '=', 'deals.EnteredByDTUser_ID'); </text:p>
      <text:p text:style-name="P619"><text:s text:c="42"/></text:p>
      <text:p text:style-name="P619"><text:s text:c="38"/>})-&gt;join('applicants', function($join) </text:p>
      <text:p text:style-name="P619"><text:s text:c="38"/>{ </text:p>
      <text:p text:style-name="P619"><text:s text:c="42"/></text:p>
      <text:p text:style-name="P619"><text:s text:c="41"/>$join-&gt;on('deals.Deal_ID', '=', 'applicants.Deal_ID'); </text:p>
      <text:p text:style-name="P619"/>
      <text:p text:style-name="P619"><text:s text:c="38"/>}) </text:p>
      <text:p text:style-name="P619"><text:s text:c="37"/>-&gt;select('*') </text:p>
      <text:p text:style-name="P619"><text:tab/><text:tab/><text:tab/><text:tab/> <text:s text:c="4"/>//-&gt;where('users.DTUser_id','!=',0) </text:p>
      <text:p text:style-name="P619"><text:s text:c="37"/>-&gt;where($clauses) </text:p>
      <text:p text:style-name="P619"><text:tab/><text:tab/><text:tab/><text:tab/> <text:s text:c="4"/>-&gt;get()-&gt;toArray();</text:p>
      <text:p text:style-name="P619"/>
      <text:p text:style-name="P619"/>
      <text:p text:style-name="P216"/>
      <text:p text:style-name="P216"/>
      <text:p text:style-name="P239">$users = User::whereHas('companies', function($q) {</text:p>
      <text:p text:style-name="P239"><text:s text:c="4"/>$q-&gt;where('active', true);</text:p>
      <text:p text:style-name="P239">})-&gt;orWhereHas('persons', function($q) {</text:p>
      <text:p text:style-name="P239"><text:s text:c="4"/>$q-&gt;where('active', true);</text:p>
      <text:p text:style-name="P239">})-&gt;with(['companies', 'persons'])-&gt;orderBy('id', 'desc')-&gt;get();</text:p>
      <text:p text:style-name="P216"/>
      <text:p text:style-name="P216"/>
      <text:p text:style-name="P240">$articles = \App\Article::where('foo', 'bar')</text:p>
      <text:p text:style-name="P240"><text:s text:c="4"/>-&gt;where('color', 'blue')</text:p>
      <text:p text:style-name="P240"><text:soft-page-break/><text:s text:c="4"/>-&gt;orWhere('name', 'like', '%John%')</text:p>
      <text:p text:style-name="P240"><text:s text:c="4"/>-&gt;whereIn('id', [1, 2, 3, 4, 5])</text:p>
      <text:p text:style-name="P240"><text:s text:c="4"/>-&gt;get();</text:p>
      <text:p text:style-name="P216"/>
      <text:p text:style-name="P216"/>
      <text:p text:style-name="P216"/>
      <text:p text:style-name="P216"/>
      <text:p text:style-name="P216"/>
      <text:p text:style-name="P216"/>
      <text:p text:style-name="P216"/>
      <text:p text:style-name="P120">multiple where</text:p>
      <text:p text:style-name="P216"/>
      <text:p text:style-name="P156">by array</text:p>
      <text:p text:style-name="P241">whereData = [</text:p>
      <text:p text:style-name="P241"><text:s text:c="4"/>['name', 'test'],</text:p>
      <text:p text:style-name="P241"><text:s text:c="4"/>['id', '&lt;&gt;', '5']</text:p>
      <text:p text:style-name="P241">];</text:p>
      <text:p text:style-name="P241"/>
      <text:p text:style-name="P241">$users = DB::table('users')-&gt;where($whereData)-&gt;get(); </text:p>
      <text:p text:style-name="P156">by associate arry</text:p>
      <text:p text:style-name="P216"/>
      <text:p text:style-name="P242">$clauses = ['year' =&gt; $year];</text:p>
      <text:p text:style-name="P242"/>
      <text:p text:style-name="P242"><text:s text:c="4"/>if(isset($subaccountcode)) {</text:p>
      <text:p text:style-name="P242"><text:s text:c="8"/>$clauses = array_merge($clauses,['subaccountcode' =&gt; $subaccountcode];</text:p>
      <text:p text:style-name="P242"><text:s text:c="4"/>}</text:p>
      <text:p text:style-name="P242"/>
      <text:p text:style-name="P242"><text:s text:c="4"/>return Self::orderBy('programcode')</text:p>
      <text:p text:style-name="P242"><text:s text:c="13"/>-&gt;orderBy('accountcode')</text:p>
      <text:p text:style-name="P242"><text:s text:c="13"/>-&gt;findWhere($clauses);</text:p>
      <text:p text:style-name="P242"/>
      <text:p text:style-name="P242"><text:tab/></text:p>
      <text:p text:style-name="P242"/>
      <text:p text:style-name="P121">year,month query</text:p>
      <text:p text:style-name="P243"/>
      <text:p text:style-name="P243"><text:s/>array_push($clauses,[\DB::raw('YEAR(deals.DateCreated)'),$year]);</text:p>
      <text:p text:style-name="P242"/>
      <text:p text:style-name="P158">Beetwen</text:p>
      <text:p text:style-name="P245"><text:s/>$myModel-&gt;whereBetween('created_at', [$date1, $date2]);</text:p>
      <text:p text:style-name="P242"/>
      <text:p text:style-name="P122">all Query</text:p>
      <text:p text:style-name="P244"/>
      <text:p text:style-name="P244"/>
      <text:p text:style-name="P244">Model::</text:p>
      <text:p text:style-name="P157">/*Select*/</text:p>
      <text:p text:style-name="P244">select('col1','col2')</text:p>
      <text:p text:style-name="P244">-&gt;select(array('col1','col2'))</text:p>
      <text:p text:style-name="P244">-&gt;select(DB::raw('businesses.*, COUNT(reviews.id) as no_of_ratings, <text:span text:style-name="T6">IFNULL</text:span>(sum(reviews.score),0) as rating'))</text:p>
      <text:p text:style-name="P244">-&gt;addSelect('col3','col4')</text:p>
      <text:p text:style-name="P244">-&gt;distinct() // distinct select</text:p>
      <text:p text:style-name="P157">/*From*/</text:p>
      <text:p text:style-name="P244"><text:soft-page-break/>-&gt;from('table')</text:p>
      <text:p text:style-name="P244">-&gt;from(DB::raw('table, (select @n :=0) dummy'))</text:p>
      <text:p text:style-name="P244">-&gt;from(DB::raw("({$subQuery-&gt;toSql()}) T ")-&gt;mergeBindings($subQuery-&gt;getQuery())</text:p>
      <text:p text:style-name="P157">/*Query*/</text:p>
      <text:p text:style-name="P244">-&gt;where('column','value')</text:p>
      <text:p text:style-name="P244">-&gt;where('column','LIKE','%'.$value.'%')</text:p>
      <text:p text:style-name="P244">-&gt;where(function ($query) {</text:p>
      <text:p text:style-name="P244">$query-&gt;where('a', '=', 1)</text:p>
      <text:p text:style-name="P244">-&gt;orWhere('b', '=', 1);</text:p>
      <text:p text:style-name="P244">})</text:p>
      <text:p text:style-name="P244">-&gt;orWhere('column','!=', 'value')</text:p>
      <text:p text:style-name="P244">-&gt;whereRaw('age &gt; ? and votes = 100', array(25))</text:p>
      <text:p text:style-name="P244">-&gt;whereRaw(DB::raw("id in (select city_id from addresses GROUP BY addresses.city_id)"))</text:p>
      <text:p text:style-name="P244">-&gt;whereExists(function($query)</text:p>
      <text:p text:style-name="P244">{</text:p>
      <text:p text:style-name="P244">$query-&gt;select(DB::raw(1))</text:p>
      <text:p text:style-name="P244">-&gt;from('business_language')</text:p>
      <text:p text:style-name="P244">-&gt;whereRaw('business_language.language_id = languages.id')</text:p>
      <text:p text:style-name="P244">-&gt;groupBy('business_language.language_id')</text:p>
      <text:p text:style-name="P244">-&gt;havingRaw("COUNT(*) &gt; 0");</text:p>
      <text:p text:style-name="P244">})</text:p>
      <text:p text:style-name="P244">-&gt;orWhereExists()</text:p>
      <text:p text:style-name="P244">-&gt;whereNotExists()</text:p>
      <text:p text:style-name="P244">-&gt;orWhereNotExists()</text:p>
      <text:p text:style-name="P244">-&gt;whereIn('column',[1,2,3])</text:p>
      <text:p text:style-name="P244">-&gt;orWhereIn()</text:p>
      <text:p text:style-name="P244">-&gt;whereNotIn('id', function($query){</text:p>
      <text:p text:style-name="P244">$query-&gt;select('city_id')</text:p>
      <text:p text:style-name="P244">-&gt;from('addresses')</text:p>
      <text:p text:style-name="P244">-&gt;groupBy('addresses.city_id');</text:p>
      <text:p text:style-name="P244">})</text:p>
      <text:p text:style-name="P244">-&gt;whereNotIn()</text:p>
      <text:p text:style-name="P244">-&gt;orWhereNotIn</text:p>
      <text:p text:style-name="P244">-&gt;whereNull('column') //where `column` is null</text:p>
      <text:p text:style-name="P244">-&gt;orWhereNull('column') //or where `column` is null</text:p>
      <text:p text:style-name="P244">-&gt;whereNotNull('column') //where `column` is not null</text:p>
      <text:p text:style-name="P244">-&gt;orWhereNotNull('column') //or where `column` is not null</text:p>
      <text:p text:style-name="P244">-&gt;whereDay()</text:p>
      <text:p text:style-name="P244">-&gt;whereMonth('column', '=', 1) //</text:p>
      <text:p text:style-name="P244">-&gt;whereYear('column', '&gt;', 2000) //uses sql YEAR() function on 'column'</text:p>
      <text:p text:style-name="P244">-&gt;whereDate('column', '&gt;', '2000-01-01')</text:p>
      <text:p text:style-name="P157">/*Joins*/</text:p>
      <text:p text:style-name="P244">-&gt;join('business_category','business_category.business_id','=','businesses.id')</text:p>
      <text:p text:style-name="P244">-&gt;leftJoin('reviews','reviews.business_id', '=', 'businesses.id')</text:p>
      <text:p text:style-name="P244">-&gt;join('business_category',function($join) use($cats) {</text:p>
      <text:p text:style-name="P244">$join-&gt;on('business_category.business_id', '=', 'businesses.id')</text:p>
      <text:p text:style-name="P244">-&gt;on('business_category.id', '=', $cats, 'and', true);</text:p>
      <text:p text:style-name="P244">})</text:p>
      <text:p text:style-name="P244">-&gt;join(DB::raw('(SELECT *, ROUND(AVG(rating),2) avg FROM reviews WHERE rating!=0 GROUP BY item_id ) T' ), function($join){</text:p>
      <text:p text:style-name="P244">$join-&gt;on('genre_relation.movie_id', '=', 'T.id')</text:p>
      <text:p text:style-name="P244">})</text:p>
      <text:p text:style-name="P157"><text:soft-page-break/>/*Eager Loading */</text:p>
      <text:p text:style-name="P244">-&gt;with('table1','table2')</text:p>
      <text:p text:style-name="P244">-&gt;with(array('table1','table2','table1.nestedtable3'))</text:p>
      <text:p text:style-name="P244">-&gt;with(array('posts' =&gt; function($query) use($name){</text:p>
      <text:p text:style-name="P244">$query-&gt;where('title', 'like', '%'.$name.'%')</text:p>
      <text:p text:style-name="P244">-&gt;orderBy('created_at', 'desc');</text:p>
      <text:p text:style-name="P244">}))</text:p>
      <text:p text:style-name="P157">/*Grouping*/</text:p>
      <text:p text:style-name="P244">-&gt;groupBy('state_id','locality')</text:p>
      <text:p text:style-name="P244">-&gt;havingRaw('count &gt; 1 ')</text:p>
      <text:p text:style-name="P244">-&gt;having('items.name','LIKE',"%$keyword%")</text:p>
      <text:p text:style-name="P244">-&gt;orHavingRaw('brand LIKE ?',array("%$keyword%"))</text:p>
      <text:p text:style-name="P157">/*Cache*/</text:p>
      <text:p text:style-name="P244">-&gt;remember($minutes)</text:p>
      <text:p text:style-name="P244">-&gt;rememberForever()</text:p>
      <text:p text:style-name="P157">/*Offset &amp; Limit*/</text:p>
      <text:p text:style-name="P244">-&gt;take(10)</text:p>
      <text:p text:style-name="P244">-&gt;limit(10)</text:p>
      <text:p text:style-name="P244">-&gt;skip(10)</text:p>
      <text:p text:style-name="P244">-&gt;offset(10)</text:p>
      <text:p text:style-name="P244">-&gt;forPage($pageNo, $perPage)</text:p>
      <text:p text:style-name="P157">/*Order*/</text:p>
      <text:p text:style-name="P244">-&gt;orderBy('id','DESC')</text:p>
      <text:p text:style-name="P244">-&gt;orderBy(DB::raw('RAND()'))</text:p>
      <text:p text:style-name="P244">-&gt;orderByRaw('type = ? , type = ? ', array('published','draft'))</text:p>
      <text:p text:style-name="P244">-&gt;latest() // on 'created_at' column</text:p>
      <text:p text:style-name="P244">-&gt;latest('column')</text:p>
      <text:p text:style-name="P244">-&gt;oldest() // on 'created_at' column</text:p>
      <text:p text:style-name="P244">-&gt;oldest('column')</text:p>
      <text:p text:style-name="P157">/*Create*/</text:p>
      <text:p text:style-name="P244">-&gt;insert(array('email' =&gt; 'john@example.com', 'votes' =&gt; 0))</text:p>
      <text:p text:style-name="P244">-&gt;insert(array(</text:p>
      <text:p text:style-name="P244">array('email' =&gt; 'taylor@example.com', 'votes' =&gt; 0),</text:p>
      <text:p text:style-name="P244">array('email' =&gt; 'dayle@example.com', 'votes' =&gt; 0)</text:p>
      <text:p text:style-name="P244">)) //batch insert</text:p>
      <text:p text:style-name="P244">-&gt;insertGetId(array('email' =&gt; 'john@example.com', 'votes' =&gt; 0)) //insert and return id</text:p>
      <text:p text:style-name="P157">/*Update*/</text:p>
      <text:p text:style-name="P244">-&gt;update(array('email' =&gt; 'john@example.com'))</text:p>
      <text:p text:style-name="P244">-&gt;update(array('column' =&gt; DB::raw('NULL')))</text:p>
      <text:p text:style-name="P244">-&gt;increment('column')</text:p>
      <text:p text:style-name="P244">-&gt;decrement('column')</text:p>
      <text:p text:style-name="P244">-&gt;touch() //update timestamp</text:p>
      <text:p text:style-name="P244"/>
      <text:p text:style-name="P324">Answer::where('question_id', 2)-&gt;update(['customer_id' =&gt; 1, 'answer' =&gt; 2]);</text:p>
      <text:p text:style-name="P324"/>
      <text:p text:style-name="P157">/*Delete*/</text:p>
      <text:p text:style-name="P244">-&gt;delete()</text:p>
      <text:p text:style-name="P244">-&gt;forceDelete() // when softdeletes enabled</text:p>
      <text:p text:style-name="P244">-&gt;destroy($ids) // delete by array of primary keys</text:p>
      <text:p text:style-name="P244">-&gt;roles()-&gt;detach() //delete from pivot table: associated by 'belongsToMany'</text:p>
      <text:p text:style-name="P157">/*Getters*/</text:p>
      <text:p text:style-name="P244">-&gt;find($id)</text:p>
      <text:p text:style-name="P244"><text:soft-page-break/>-&gt;find($id, array('col1','col2'))</text:p>
      <text:p text:style-name="P244">-&gt;findOrFail($id)</text:p>
      <text:p text:style-name="P244">-&gt;findMany($ids, $columns)</text:p>
      <text:p text:style-name="P244">-&gt;first(array('col1','col2'))</text:p>
      <text:p text:style-name="P244">-&gt;firstOrFail()</text:p>
      <text:p text:style-name="P244">-&gt;all()</text:p>
      <text:p text:style-name="P244">-&gt;get()</text:p>
      <text:p text:style-name="P244">-&gt;get(array('col1','col2'))</text:p>
      <text:p text:style-name="P244">-&gt;getFresh() // no caching</text:p>
      <text:p text:style-name="P244">-&gt;getCached() // get cached result</text:p>
      <text:p text:style-name="P244">-&gt;chunk(1000, function($rows){</text:p>
      <text:p text:style-name="P244">$rows-&gt;each(function($row){</text:p>
      <text:p text:style-name="P244">});</text:p>
      <text:p text:style-name="P244">})</text:p>
      <text:p text:style-name="P244">-&gt;lists('column') // numeric index</text:p>
      <text:p text:style-name="P244">-&gt;lists('column','id') // 'id' column as index</text:p>
      <text:p text:style-name="P244">-&gt;lists('column')-&gt;implode('column', ',') // comma separated values of a column</text:p>
      <text:p text:style-name="P244">-&gt;pluck('column') //Pluck a single column's value from the first result of a query.</text:p>
      <text:p text:style-name="P244">-&gt;value('column') //Get a single column's value from the first result of a query.</text:p>
      <text:p text:style-name="P157">/*Paginated results*/</text:p>
      <text:p text:style-name="P244">-&gt;paginate(10)</text:p>
      <text:p text:style-name="P244">-&gt;paginate(10, array('col1','col2'))</text:p>
      <text:p text:style-name="P244">-&gt;simplePaginate(10)</text:p>
      <text:p text:style-name="P244">-&gt;getPaginationCount() //get total no of records</text:p>
      <text:p text:style-name="P157">/*Aggregate*/</text:p>
      <text:p text:style-name="P244">-&gt;count()</text:p>
      <text:p text:style-name="P244">-&gt;count('column')</text:p>
      <text:p text:style-name="P244">-&gt;count(DB::raw('distinct column'))</text:p>
      <text:p text:style-name="P244">-&gt;max('rating')</text:p>
      <text:p text:style-name="P244">-&gt;min('rating')</text:p>
      <text:p text:style-name="P244">-&gt;sum('rating')</text:p>
      <text:p text:style-name="P244">-&gt;avg('rating')</text:p>
      <text:p text:style-name="P244">-&gt;aggregate('sum', array('rating')) // use of aggregate functions</text:p>
      <text:p text:style-name="P157">/*Others*/</text:p>
      <text:p text:style-name="P244">-&gt;toSql() // output sql query</text:p>
      <text:p text:style-name="P244">-&gt;exists() // check if any row exists</text:p>
      <text:p text:style-name="P244">-&gt;fresh() // Return a fresh data for current model from database</text:p>
      <text:p text:style-name="P157">/*Object methods*/</text:p>
      <text:p text:style-name="P244">-&gt;toArray() //</text:p>
      <text:p text:style-name="P244">-&gt;toJson()</text:p>
      <text:p text:style-name="P244">-&gt;relationsToArray() //Get the model's relationships in array form.</text:p>
      <text:p text:style-name="P244">-&gt;implode('column', ',') // comma separated values of a column</text:p>
      <text:p text:style-name="P244">-&gt;isDirty()</text:p>
      <text:p text:style-name="P244">-&gt;getDirty() //Get the attributes that have been changed but not saved to DB</text:p>
      <text:p text:style-name="P157">//Debugging</text:p>
      <text:p text:style-name="P244">DB::enableQueryLog();</text:p>
      <text:p text:style-name="P244">DB::getQueryLog();</text:p>
      <text:p text:style-name="P244">Model::where()-&gt;toSql() // output sql query</text:p>
      <text:p text:style-name="P242"/>
      <text:p text:style-name="P25">last inserted id &amp; row</text:p>
      <text:p text:style-name="P276"/>
      <text:p text:style-name="P276">$last_insert_id=$this-&gt;user_model-&gt;create($requestData)-&gt;id; //insert data &amp; get id</text:p>
      <text:p text:style-name="P276"><text:soft-page-break/><text:tab/>if($last_insert_id&gt;0){ </text:p>
      <text:p text:style-name="P276"><text:tab/> <text:s/>$last_insert_row=$this-&gt;user_model-&gt;where('id',$last_insert_id)-&gt;get()-&gt;toArray(); //get row</text:p>
      <text:p text:style-name="P276"><text:tab/> <text:s/>return $last_insert_row; </text:p>
      <text:p text:style-name="P276"><text:tab/>}else{ </text:p>
      <text:p text:style-name="P276"><text:tab/><text:tab/>return flase; </text:p>
      <text:p text:style-name="P276"><text:tab/>}</text:p>
      <text:p text:style-name="P276"/>
      <text:p text:style-name="P131">Aggregate</text:p>
      <text:p text:style-name="P281">$avgRating = ServicesReviews::with('user')-&gt;where('offer_id', $id)-&gt;whereNotNull('rating')-&gt;select(DB::raw("AVG(rating) as avgRating"))-&gt;get()-&gt;toArray();</text:p>
      <text:p text:style-name="P281"/>
      <text:p text:style-name="P242"/>
      <text:p text:style-name="P19">Session</text:p>
      <text:p text:style-name="P253"/>
      <text:p text:style-name="P253">use Session;</text:p>
      <text:p text:style-name="P242"/>
      <text:p text:style-name="P254">Session::set('variableName', $value);</text:p>
      <text:p text:style-name="P254"/>
      <text:p text:style-name="P254">To get the variable, you'd use...</text:p>
      <text:p text:style-name="P254"/>
      <text:p text:style-name="P254">Session::get('variableName');</text:p>
      <text:p text:style-name="P242"/>
      <text:p text:style-name="P20">segment</text:p>
      <text:p text:style-name="P267"/>
      <text:p text:style-name="P267">if(Request::segment(2)=="cms"){ echo "active";}</text:p>
      <text:p text:style-name="P267"/>
      <text:p text:style-name="P267"/>
      <text:p text:style-name="P267"/>
      <text:p text:style-name="P267"/>
      <text:p text:style-name="P126">Paths</text:p>
      <text:p text:style-name="P162">app_path</text:p>
      <text:p text:style-name="P291">Get the fully qualified path to the app directory.</text:p>
      <text:p text:style-name="P291"/>
      <text:p text:style-name="P291">$path = app_path();</text:p>
      <text:p text:style-name="P162">base_path</text:p>
      <text:p text:style-name="P291">Get the fully qualified path to the root of the application install.</text:p>
      <text:p text:style-name="P291"/>
      <text:p text:style-name="P162">public_path</text:p>
      <text:p text:style-name="P291">Get the fully qualified path to the public directory.</text:p>
      <text:p text:style-name="P291"/>
      <text:p text:style-name="P162">storage_path</text:p>
      <text:p text:style-name="P291">Get the fully qualified path to the app/storage directory.</text:p>
      <text:p text:style-name="P242"/>
      <text:p text:style-name="P242"/>
      <text:p text:style-name="P169">SSH</text:p>
      <text:p text:style-name="P265"/>
      <text:p text:style-name="P613">ssh </text:p>
      <text:p text:style-name="P265">ssh -<text:span text:style-name="T40">p</text:span> 11208 fmv(username)@name(hostname)<text:span text:style-name="T41">(means fmv.cc)</text:span></text:p>
      <text:p text:style-name="P264">enter password <text:s/><text:span text:style-name="T42">k9Sendfj[E]c <text:s text:c="4"/>(qwZS.bs-Ds-{43'</text:span></text:p>
      <text:p text:style-name="P263"/>
      <text:p text:style-name="P263">cd public_html</text:p>
      <text:p text:style-name="P263">cd commision_portal</text:p>
      <text:p text:style-name="P263"><text:soft-page-break/></text:p>
      <text:p text:style-name="P266">for directories</text:p>
      <text:p text:style-name="P266"/>
      <text:p text:style-name="P266">-&gt; find . -type d -print0 | xargs -0 chmod 0755</text:p>
      <text:p text:style-name="P266"/>
      <text:p text:style-name="P266">for files</text:p>
      <text:p text:style-name="P266"/>
      <text:p text:style-name="P266">-&gt; find . -type f -print0 | xargs -0 chmod 0644</text:p>
      <text:p text:style-name="P266"/>
      <text:p text:style-name="P266"/>
      <text:p text:style-name="P614">connect ssh by .pem file</text:p>
      <text:p text:style-name="P614">ssh -i <text:s/>/patho of pemfile username@hostname</text:p>
      <text:p text:style-name="P263"/>
      <text:p text:style-name="P33">connect mysql</text:p>
      <text:p text:style-name="P361"/>
      <text:p text:style-name="P361">[server]$ mysql -h &lt;DBhostname&gt; -u &lt;DBuser&gt; -p &lt;Dbname&gt;</text:p>
      <text:p text:style-name="P361"/>
      <text:p text:style-name="P361"/>
      <text:p text:style-name="P361"/>
      <text:p text:style-name="P263"/>
      <text:p text:style-name="P130">GIT</text:p>
      <text:p text:style-name="P389"/>
      <text:p text:style-name="P389">U:rathodrupesha</text:p>
      <text:p text:style-name="P389">P : rathodrupesh.ec15@gmail.com</text:p>
      <text:p text:style-name="P299"/>
      <text:p text:style-name="P299"/>
      <text:p text:style-name="P263"><text:span text:style-name="T51">A. </text:span>git clone <text:s/></text:p>
      <text:p text:style-name="P242"/>
      <text:p text:style-name="P299"><text:span text:style-name="T51">B. for </text:span>Git Push</text:p>
      <text:p text:style-name="P299"/>
      <text:p text:style-name="P299">1. move to your project directory </text:p>
      <text:p text:style-name="P299"><text:tab/>$ cd /opt/lampp/htdocs/gitbackup/eaos_api/ </text:p>
      <text:p text:style-name="P299"><text:s text:c="25"/>2nd time upto .git </text:p>
      <text:p text:style-name="P299">2. Clone local git server repository into your new folder </text:p>
      <text:p text:style-name="P299"><text:tab/>$ git clone http://192.168.0.254/solvenow.git </text:p>
      <text:p text:style-name="P299"/>
      <text:p text:style-name="P299">credential <text:s/>enter </text:p>
      <text:p text:style-name="P299"><text:s/></text:p>
      <text:p text:style-name="P299">give folder permision like <text:s/>chmod -R 777 /opt/lampp/htdocs/gitbackup/iGotchya/i_gotcha_admin/igotcha/<text:tab/> </text:p>
      <text:p text:style-name="P299"/>
      <text:p text:style-name="P299">api : /opt/lampp/htdocs/gitbackup/iGotchya/i_gotcha/api_igotcha/ </text:p>
      <text:p text:style-name="P299">admin : /opt/lampp/htdocs/gitbackup/iGotchya/i_gotcha_admin/igotcha/ </text:p>
      <text:p text:style-name="P299"/>
      <text:p text:style-name="P299">in our folder ctl+h for hiiden viewble </text:p>
      <text:p text:style-name="P299"/>
      <text:p text:style-name="P299">3. Put your latest code into this directory and check status <text:s text:c="2"/></text:p>
      <text:p text:style-name="P299">(2nd time skip 2,and copy our code n put into gitbackup/folder delete all exclude .git) </text:p>
      <text:p text:style-name="P299"><text:tab/>$git status </text:p>
      <text:p text:style-name="P299">4. Add your modified files </text:p>
      <text:p text:style-name="P299"><text:tab/>$ git add . </text:p>
      <text:p text:style-name="P299"><text:tab/>or </text:p>
      <text:p text:style-name="P299"><text:soft-page-break/><text:tab/>$ git add -A </text:p>
      <text:p text:style-name="P299">5. Check you git status again <text:tab/> </text:p>
      <text:p text:style-name="P299"><text:tab/>$ git status </text:p>
      <text:p text:style-name="P299">6. If no error, commite your code </text:p>
      <text:p text:style-name="P299"><text:tab/>$ git commit -m "initial commit" </text:p>
      <text:p text:style-name="P299">7. If successfully commited, push your code into repository </text:p>
      <text:p text:style-name="P299"><text:tab/>$ git push origin master</text:p>
      <text:p text:style-name="P625">or <text:s text:c="6"/><text:span text:style-name="T117">$ git push origin </text:span>baranchname</text:p>
      <text:p text:style-name="P625"><text:s text:c="8"/></text:p>
      <text:p text:style-name="P242">git branch psm1 <text:s text:c="2"/><text:span text:style-name="T118">create branch</text:span></text:p>
      <text:p text:style-name="P242"><text:s/>git checkout master <text:s text:c="3"/><text:span text:style-name="T118">go into branch</text:span></text:p>
      <text:p text:style-name="P242"/>
      <text:p text:style-name="P599">for bitbucket</text:p>
      <text:p text:style-name="P599"><text:a xlink:type="simple" xlink:href="https://bitbucket.org/" text:style-name="Internet_20_link" text:visited-style-name="Visited_20_Internet_20_Link">https://bitbucket.org/</text:a></text:p>
      <text:p text:style-name="P599">password:rathodrupesh</text:p>
      <text:p text:style-name="P599">email:<text:a xlink:type="simple" xlink:href="mailto:rupesh@xhtmljunkies.com" text:style-name="Internet_20_link" text:visited-style-name="Visited_20_Internet_20_Link">rupesh@xhtmljunkies.com</text:a></text:p>
      <text:p text:style-name="P599">username:rupesh</text:p>
      <text:p text:style-name="P242"/>
      <text:p text:style-name="P603">All command for git</text:p>
      <text:p text:style-name="P60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03"/>
      <text:p text:style-name="P242"/>
      <text:p text:style-name="P242"/>
      <text:p text:style-name="P338">Apache </text:p>
      <text:p text:style-name="P337">sudo /etc/init.d/apache2 stop</text:p>
      <text:p text:style-name="P337">sudo /etc/init.d/mysql stop</text:p>
      <text:p text:style-name="P337">sudo /etc/init.d/proftpd stop</text:p>
      <text:p text:style-name="P337"/>
      <text:p text:style-name="P337">This solution seems to work. You must restart lampp:</text:p>
      <text:p text:style-name="P337"/>
      <text:p text:style-name="P337">sudo /opt/lampp/lampp restart</text:p>
      <text:p text:style-name="P337"/>
      <text:p text:style-name="P624">var/www/html <text:s text:c="3"/>hoy to</text:p>
      <text:p text:style-name="P622">sudo service apache2 restart</text:p>
      <text:p text:style-name="P242"/>
      <text:p text:style-name="P242"/>
      <text:p text:style-name="P452">some ref for understanding only : </text:p>
      <text:p text:style-name="P452">https://websiteforstudents.com/install-mongodb-with-apache2-php-7-2-support-on-ubuntu-16-04-17-10-18-04/</text:p>
      <text:p text:style-name="P242"/>
      <text:p text:style-name="P242"/>
      <text:p text:style-name="P242"/>
      <text:p text:style-name="P129">key was long problame</text:p>
      <text:p text:style-name="P298"/>
      <text:p text:style-name="P298">https://laravelhive.com/tag/key-was-long/</text:p>
      <text:p text:style-name="P242"/>
      <text:p text:style-name="P242"/>
      <text:p text:style-name="P242"/>
      <text:p text:style-name="P242"/>
      <text:p text:style-name="P128">Theme Integrate</text:p>
      <text:p text:style-name="P293"/>
      <text:p text:style-name="P293">app.blade.php for login, forgotpass, registration</text:p>
      <text:p text:style-name="P293"><text:soft-page-break/>for other, use master.blade.php</text:p>
      <text:p text:style-name="P293"/>
      <text:p text:style-name="P293">&lt;!-- master.blade.php --&gt; </text:p>
      <text:p text:style-name="P293">&lt;!DOCTYPE html&gt; </text:p>
      <text:p text:style-name="P293">&lt;html lang="en"&gt; </text:p>
      <text:p text:style-name="P293">&lt;head&gt; </text:p>
      <text:p text:style-name="P293"><text:s text:c="4"/>&lt;meta charset="UTF-8" /&gt; </text:p>
      <text:p text:style-name="P293"><text:s text:c="4"/>&lt;meta name="viewport" content="width=device-width, initial-scale=1.0"/&gt; </text:p>
      <text:p text:style-name="P293"><text:s text:c="4"/>&lt;meta http-equiv="X-UA-Compatible" content="ie=edge"&gt; </text:p>
      <text:p text:style-name="P293"><text:s text:c="4"/>&lt;title&gt;@yield('title')&lt;/title&gt; </text:p>
      <text:p text:style-name="P293"><text:s text:c="4"/>&lt;script type="application/x-javascript"&gt; addEventListener("load", function() { setTimeout(hideURLbar, 0); }, false); </text:p>
      <text:p text:style-name="P293"><text:s text:c="8"/>function hideURLbar(){ window.scrollTo(0,1); } &lt;/script&gt; </text:p>
      <text:p text:style-name="P293"><text:s text:c="3"/>@include('layout.stylesheet') </text:p>
      <text:p text:style-name="P293">&lt;/head&gt; </text:p>
      <text:p text:style-name="P293">&lt;body class="hold-transition skin-blue sidebar-mini"&gt; </text:p>
      <text:p text:style-name="P293"><text:s text:c="4"/>&lt;div class="wrapper"&gt; </text:p>
      <text:p text:style-name="P293"><text:s text:c="8"/>@include('layout.header') </text:p>
      <text:p text:style-name="P294"><text:s text:c="8"/>@include('layout.<text:span text:style-name="T49">sidebar</text:span>') <text:s text:c="10"/>// <text:span text:style-name="T49">in layout forlder sidebar,blade.php</text:span></text:p>
      <text:p text:style-name="P293"><text:s text:c="8"/>@yield('contents') </text:p>
      <text:p text:style-name="P294"><text:s text:c="8"/>@include('layout.footer') <text:s text:c="12"/>// <text:span text:style-name="T49">in layout forlder footer,blade.php</text:span></text:p>
      <text:p text:style-name="P293"><text:s text:c="4"/>&lt;/div&gt; </text:p>
      <text:p text:style-name="P293"><text:s text:c="3"/>@include('layout.script') <text:s text:c="20"/>// <text:span text:style-name="T48">script.blade.php</text:span></text:p>
      <text:p text:style-name="P293">&lt;/body&gt; </text:p>
      <text:p text:style-name="P293">&lt;/html&gt;</text:p>
      <text:p text:style-name="P242"/>
      <text:p text:style-name="P295">NOW, </text:p>
      <text:p text:style-name="P295"/>
      <text:p text:style-name="P295"><text:span text:style-name="T50">A. </text:span>script.blade.php</text:p>
      <text:p text:style-name="P295"><text:s text:c="2"/>&lt;script type="text/javascript" src="public/js/jquery-2.1.4.min.js"&gt;&lt;/script&gt;</text:p>
      <text:p text:style-name="P295"/>
      <text:p text:style-name="P295"><text:span text:style-name="T50">B. </text:span>stylesheet.blade.php</text:p>
      <text:p text:style-name="P295"><text:s/>&lt;link href="{{asset('public/css/bootstrap.css')}}" rel="stylesheet" type="text/css" media="all" /&gt;</text:p>
      <text:p text:style-name="P295"/>
      <text:p text:style-name="P296">C. blankpage.blade.php</text:p>
      <text:p text:style-name="P296"/>
      <text:p text:style-name="P296">@extends('layout.master')</text:p>
      <text:p text:style-name="P296"><text:s text:c="3"/>@section('contents')</text:p>
      <text:p text:style-name="P296"><text:s text:c="3"/>--------------</text:p>
      <text:p text:style-name="P296"><text:s text:c="2"/>---------------</text:p>
      <text:p text:style-name="P296"><text:s/>--------------</text:p>
      <text:p text:style-name="P296"><text:s/>@endsection</text:p>
      <text:p text:style-name="P295"><text:s/></text:p>
      <text:p text:style-name="P297">D. header.blade.php</text:p>
      <text:p text:style-name="P297"><text:s text:c="3"/>&lt;div&gt;</text:p>
      <text:p text:style-name="P297"><text:s text:c="3"/>--------- -- --- --</text:p>
      <text:p text:style-name="P297"><text:s text:c="2"/>&lt;/div&gt;</text:p>
      <text:p text:style-name="P242"/>
      <text:p text:style-name="P242"/>
      <text:p text:style-name="P322">htaccess</text:p>
      <text:p text:style-name="P59"/>
      <text:p text:style-name="P59"><text:span text:style-name="T53">1)</text:span>Directory listing not show in CI so Add in .htaccess of root foldr</text:p>
      <text:p text:style-name="P242"><text:soft-page-break/></text:p>
      <text:p text:style-name="P308">IndexIgnore *</text:p>
      <text:p text:style-name="P308"/>
      <text:p text:style-name="P310">or </text:p>
      <text:p text:style-name="P310"/>
      <text:p text:style-name="P310">Options -Indexes </text:p>
      <text:p text:style-name="P310"/>
      <text:p text:style-name="P323"><text:a xlink:type="simple" xlink:href="https://arjunphp.com/hide-php-extension-from-urls/" text:style-name="Internet_20_link" text:visited-style-name="Visited_20_Internet_20_Link">https://arjunphp.com/hide-php-extension-from-urls/</text:a></text:p>
      <text:p text:style-name="P323"/>
      <text:p text:style-name="P321">2) after ssl install or configure ,require to redirect http to https<text:line-break/>for this add in .htacces file</text:p>
      <text:p text:style-name="P321"/>
      <text:p text:style-name="P321">RewriteEngine On <text:s text:c="22"/># NOTE: if write then no ned to add this line</text:p>
      <text:p text:style-name="P321">RewriteCond %{HTTPS} off</text:p>
      <text:p text:style-name="P321">RewriteRule ^(.*)$ https://%{HTTP_HOST}%{REQUEST_URI} [L,R=301]</text:p>
      <text:p text:style-name="P242"/>
      <text:p text:style-name="P242"/>
      <text:p text:style-name="P242"/>
      <text:p text:style-name="P316">in Jquery Ajax this use in success</text:p>
      <text:p text:style-name="P315"/>
      <text:p text:style-name="P317">$.ajax({ </text:p>
      <text:p text:style-name="P317"><text:s text:c="10"/>url:"{{ url('/insert_selling_product') }}/"+name+"/"+quality+"/"+quantity+"/"+product_id+"/"+admin_id+"/"+payment_type+"/"+price, </text:p>
      <text:p text:style-name="P317"><text:s text:c="10"/>method: 'get', </text:p>
      <text:p text:style-name="P317"><text:s text:c="10"/>success: function(result1){ </text:p>
      <text:p text:style-name="P317"><text:s text:c="12"/>alert("success"); </text:p>
      <text:p text:style-name="P317"><text:s text:c="12"/>$(this).parent().parent().remove(); </text:p>
      <text:p text:style-name="P317"><text:s text:c="13"/></text:p>
      <text:p text:style-name="P317"><text:s text:c="10"/>}.bind(this)}); </text:p>
      <text:p text:style-name="P242"/>
      <text:p text:style-name="P242"/>
      <text:p text:style-name="P242"/>
      <text:p text:style-name="P319">PUSHER</text:p>
      <text:p text:style-name="P318"/>
      <text:p text:style-name="P318">https://github.com/pusher/pusher-http-php</text:p>
      <text:p text:style-name="P320"><text:a xlink:type="simple" xlink:href="https://dashboard.pusher.com/apps/581124/keys" text:style-name="Internet_20_link" text:visited-style-name="Visited_20_Internet_20_Link">https://dashboard.pusher.com/apps/581124/keys</text:a> <text:s/>makw a/c at here</text:p>
      <text:p text:style-name="P620"><text:a xlink:type="simple" xlink:href="https://pusher.com/channels" text:style-name="Internet_20_link" text:visited-style-name="Visited_20_Internet_20_Link">https://pusher.com/channels</text:a></text:p>
      <text:p text:style-name="P620"/>
      <text:p text:style-name="P60">chat by socket</text:p>
      <text:p text:style-name="P621"><text:a xlink:type="simple" xlink:href="https://www.sanwebe.com/2013/05/chat-using-websocket-php-socket" text:style-name="Internet_20_link" text:visited-style-name="Visited_20_Internet_20_Link">https://www.sanwebe.com/2013/05/chat-using-websocket-php-socket</text:a></text:p>
      <text:p text:style-name="P621"/>
      <text:p text:style-name="P242"/>
      <text:p text:style-name="P326">Quesry string in j query <text:span text:style-name="T54">(url)</text:span></text:p>
      <text:p text:style-name="P325"/>
      <text:p text:style-name="P325">https://davidwalsh.name/query-string-javascript</text:p>
      <text:p text:style-name="P242"/>
      <text:p text:style-name="P242"/>
      <text:p text:style-name="P331">blinking</text:p>
      <text:p text:style-name="P330"/>
      <text:p text:style-name="P330"><text:a xlink:type="simple" xlink:href="https://www.w3.org/TR/WCAG20-TECHS/SCR22.html" text:style-name="Internet_20_link" text:visited-style-name="Visited_20_Internet_20_Link">https://www.w3.org/TR/WCAG20-TECHS/SCR22.html</text:a></text:p>
      <text:p text:style-name="P330"/>
      <text:p text:style-name="P330"><text:soft-page-break/></text:p>
      <text:p text:style-name="P330"/>
      <text:p text:style-name="P330"/>
      <text:p text:style-name="P36"/>
      <text:p text:style-name="P37">Year ago , hours ago (in php)</text:p>
      <text:p text:style-name="P364"/>
      <text:p text:style-name="P364">function get_timeago($ptime) </text:p>
      <text:p text:style-name="P364">{ </text:p>
      <text:p text:style-name="P364"><text:s text:c="4"/>$estimate_time = time() - $ptime; </text:p>
      <text:p text:style-name="P364"><text:s text:c="4"/>if ($estimate_time &lt; 1) </text:p>
      <text:p text:style-name="P364"><text:s text:c="4"/>{ </text:p>
      <text:p text:style-name="P364"><text:s text:c="8"/>return '1 second ago'; </text:p>
      <text:p text:style-name="P364"><text:s text:c="4"/>} </text:p>
      <text:p text:style-name="P364"><text:s text:c="4"/>$condition = array( </text:p>
      <text:p text:style-name="P364"><text:s text:c="8"/>12 * 30 * 24 * 60 * 60 =&gt; 'year', </text:p>
      <text:p text:style-name="P364"><text:s text:c="8"/>30 * 24 * 60 * 60 =&gt; 'month', </text:p>
      <text:p text:style-name="P364"><text:s text:c="8"/>24 * 60 * 60 =&gt; 'day', </text:p>
      <text:p text:style-name="P364"><text:s text:c="8"/>60 * 60 =&gt; 'hour', </text:p>
      <text:p text:style-name="P364"><text:s text:c="8"/>60 =&gt; 'minute', </text:p>
      <text:p text:style-name="P364"><text:s text:c="8"/>1 =&gt; 'second' </text:p>
      <text:p text:style-name="P364"><text:s text:c="4"/>); </text:p>
      <text:p text:style-name="P364"><text:s text:c="4"/>foreach ($condition as $secs =&gt; $str) </text:p>
      <text:p text:style-name="P364"><text:s text:c="4"/>{ </text:p>
      <text:p text:style-name="P364"><text:s text:c="8"/>$d = $estimate_time / $secs; </text:p>
      <text:p text:style-name="P364"><text:s text:c="8"/>if ($d &gt;= 1) </text:p>
      <text:p text:style-name="P364"><text:s text:c="8"/>{ </text:p>
      <text:p text:style-name="P364"><text:s text:c="12"/>$r = round($d); </text:p>
      <text:p text:style-name="P364"><text:s text:c="12"/>return $r . ' ' . $str . ( $r &gt; 1 ? 's' : '' ) . ' ago'; </text:p>
      <text:p text:style-name="P364"><text:s text:c="8"/>} </text:p>
      <text:p text:style-name="P364"><text:s text:c="4"/>} </text:p>
      <text:p text:style-name="P364">}</text:p>
      <text:p text:style-name="P242"/>
      <text:p text:style-name="P242"/>
      <text:p text:style-name="P32">Async or multitasking or threading or pareller process in background</text:p>
      <text:p text:style-name="P334"/>
      <text:p text:style-name="P334">https://www.studytutorial.in/asynchronous-process-multi-threading-or-multitasking-in-codeigniter-php</text:p>
      <text:p text:style-name="P242"/>
      <text:p text:style-name="P242"/>
      <text:p text:style-name="P242"/>
      <text:p text:style-name="P328">CLASS FORMATION</text:p>
      <text:p text:style-name="P328"/>
      <text:p text:style-name="P328">use App\Models\Product; </text:p>
      <text:p text:style-name="P328">public var $product;</text:p>
      <text:p text:style-name="P328">public function __construct(Product $product)</text:p>
      <text:p text:style-name="P328">$this-&gt;product=$product;</text:p>
      <text:p text:style-name="P328"/>
      <text:p text:style-name="P242"/>
      <text:p text:style-name="P287">Tarun bhai</text:p>
      <text:p text:style-name="P287"/>
      <text:p text:style-name="P286">http://192.168.1.251:8069/web</text:p>
      <text:p text:style-name="P286">tarun@xhtmljunkies.com</text:p>
      <text:p text:style-name="P286"><text:soft-page-break/>tarun#786</text:p>
      <text:p text:style-name="P300"/>
      <text:p text:style-name="P309"/>
      <text:p text:style-name="P216"><text:span text:style-name="T52">AITL</text:span><text:tab/></text:p>
      <text:p text:style-name="P31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1"/>
      <text:p text:style-name="P313"/>
      <text:p text:style-name="P312"/>
      <text:p text:style-name="P252"/>
      <text:p text:style-name="P252">p<text:span text:style-name="T34">i chart<text:tab/></text:span></text:p>
      <text:p text:style-name="P252"><text:a xlink:type="simple" xlink:href="https://canvasjs.com/php-charts/pie-chart/" text:style-name="Internet_20_link" text:visited-style-name="Visited_20_Internet_20_Link">https://canvasjs.com/php-charts/pie-chart/</text:a></text:p>
      <text:p text:style-name="P255"/>
      <text:p text:style-name="P252"/>
      <text:p text:style-name="P314"/>
      <text:p text:style-name="P133">facebook login</text:p>
      <text:p text:style-name="P335">https://www.studytutorial.in/php-facebook-login-and-integration-in-php-website-tutorial</text:p>
      <text:p text:style-name="P280"/>
      <text:p text:style-name="P279"/>
      <text:p text:style-name="P279"/>
      <text:p text:style-name="P279"/>
      <text:p text:style-name="P279"/>
      <text:p text:style-name="P340">LARAVEL ROUTE FILE FOR WEB</text:p>
      <text:p text:style-name="P339"/>
      <text:p text:style-name="P339">/* </text:p>
      <text:p text:style-name="P339">|-------------------------------------------------------------------------- </text:p>
      <text:p text:style-name="P339">| Web Routes </text:p>
      <text:p text:style-name="P339">|-------------------------------------------------------------------------- </text:p>
      <text:p text:style-name="P339">| </text:p>
      <text:p text:style-name="P339">| Here is where you can register web routes for your application. These </text:p>
      <text:p text:style-name="P339">| routes are loaded by the RouteServiceProvider within a group which </text:p>
      <text:p text:style-name="P339">| contains the "web" middleware group. Now create something great! </text:p>
      <text:p text:style-name="P339">| </text:p>
      <text:p text:style-name="P339">*/ </text:p>
      <text:p text:style-name="P339">Auth::routes(); </text:p>
      <text:p text:style-name="P339"/>
      <text:p text:style-name="P339">Route::get('/', function () { </text:p>
      <text:p text:style-name="P339"><text:s text:c="4"/>if ((Auth::user()) &amp;&amp; (Auth::user()-&gt;role_id == '1' || Auth::user()-&gt;role_id == '2' <text:s/>|| Auth::user()-&gt;role_id == '3') ) { </text:p>
      <text:p text:style-name="P339"><text:s text:c="7"/>return redirect('admin/home'); </text:p>
      <text:p text:style-name="P339"><text:s text:c="4"/>} else { </text:p>
      <text:p text:style-name="P339"/>
      <text:p text:style-name="P339"><text:s text:c="8"/>return redirect('login'); </text:p>
      <text:p text:style-name="P339"><text:s text:c="4"/>} </text:p>
      <text:p text:style-name="P339">}); </text:p>
      <text:p text:style-name="P339"/>
      <text:p text:style-name="P339">Route::group(['middleware' =&gt; 'auth', 'prefix' =&gt; 'admin'], function () { </text:p>
      <text:p text:style-name="P339"><text:s text:c="4"/>Route::get('/home', 'HomeController@index')-&gt;name('home'); </text:p>
      <text:p text:style-name="P339"><text:s text:c="4"/>Route::resource('roles', 'Admin\RolesController'); </text:p>
      <text:p text:style-name="P339"><text:s text:c="4"/>Route::get('settings', 'Admin\SettingController@index'); </text:p>
      <text:p text:style-name="P339"><text:s text:c="4"/>Route::post('settings/update', 'Admin\SettingController@update'); </text:p>
      <text:p text:style-name="P339"><text:s text:c="4"/>Route::get('profile', 'ProfileController@edit'); </text:p>
      <text:p text:style-name="P339"><text:soft-page-break/><text:s text:c="4"/>Route::post('profile/update', 'ProfileController@update'); </text:p>
      <text:p text:style-name="P339"><text:s text:c="4"/>Route::resource('users', 'Admin\UsersController'); </text:p>
      <text:p text:style-name="P339"><text:s text:c="4"/>Route::resource('deals', 'Admin\DealsController'); </text:p>
      <text:p text:style-name="P339"><text:s text:c="4"/>Route::resource('settingMaster', 'Admin\SettingMasterController'); </text:p>
      <text:p text:style-name="P49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39">}); </text:p>
      <text:p text:style-name="P339"/>
      <text:p text:style-name="P339"/>
      <text:p text:style-name="P339">Route::resource('admin/posts', 'Admin\PostsController');</text:p>
      <text:p text:style-name="P339"/>
      <text:p text:style-name="P341">/* Any */ </text:p>
      <text:p text:style-name="P341">// Route::get('/{any}', function () { </text:p>
      <text:p text:style-name="P341">// <text:s text:c="4"/>return redirect('/'); </text:p>
      <text:p text:style-name="P341">// })-&gt;where('any', '.*');</text:p>
      <text:p text:style-name="P279"/>
      <text:p text:style-name="P279"/>
      <text:p text:style-name="P279"/>
      <text:p text:style-name="P342">HERE IS SIMPLE FOR THIS BY ME</text:p>
      <text:p text:style-name="P342"/>
      <text:p text:style-name="P342">// 1) Auth Routes </text:p>
      <text:p text:style-name="P342"/>
      <text:p text:style-name="P342"><text:s text:c="3"/>Auth::routes(); </text:p>
      <text:p text:style-name="P342"/>
      <text:p text:style-name="P342">// 2) / Routes with back </text:p>
      <text:p text:style-name="P342"/>
      <text:p text:style-name="P342">Route::get('/', function () { </text:p>
      <text:p text:style-name="P342"><text:s text:c="4"/>if ((Auth::user()) &amp;&amp; (Auth::user()-&gt;role_id == '1' || Auth::user()-&gt;role_id == '2' <text:s/>|| Auth::user()-&gt;role_id == '3') ) { </text:p>
      <text:p text:style-name="P342"><text:s text:c="7"/>return redirect('admin/home'); </text:p>
      <text:p text:style-name="P342"><text:s text:c="4"/>} else { </text:p>
      <text:p text:style-name="P342"/>
      <text:p text:style-name="P342"><text:s text:c="8"/>return redirect('login'); </text:p>
      <text:p text:style-name="P342"><text:s text:c="4"/>} </text:p>
      <text:p text:style-name="P342">}); </text:p>
      <text:p text:style-name="P342"/>
      <text:p text:style-name="P342">// 3) define redirect <text:span text:style-name="T59">in </text:span>to login controller means after login redirect that routing <text:s/></text:p>
      <text:p text:style-name="P342"/>
      <text:p text:style-name="P342">Route::get('/home', 'HomeController@index')-&gt;name('home'); </text:p>
      <text:p text:style-name="P342"/>
      <text:p text:style-name="P342"/>
      <text:p text:style-name="P342">/* 4) ============================== </text:p>
      <text:p text:style-name="P342"><text:s text:c="2"/>=========ADMIN ROUTES ======== </text:p>
      <text:p text:style-name="P342"><text:s text:c="2"/>============================== */ </text:p>
      <text:p text:style-name="P342"/>
      <text:p text:style-name="P342"/>
      <text:p text:style-name="P342"/>
      <text:p text:style-name="P342">// //after login route define in login contrller redirect; </text:p>
      <text:p text:style-name="P342"/>
      <text:p text:style-name="P342">Route::group(['prefix' =&gt; 'admin','middleware' =&gt; 'auth'], function () { </text:p>
      <text:p text:style-name="P342"><text:s text:c="4"/>Route::get('/', function(){ </text:p>
      <text:p text:style-name="P342"/>
      <text:p text:style-name="P342"><text:soft-page-break/><text:s text:c="8"/>return redirect('login'); </text:p>
      <text:p text:style-name="P342"><text:s text:c="4"/>}); </text:p>
      <text:p text:style-name="P342"><text:s text:c="4"/>Route::resource('admin/roles', 'Admin\\RolesController'); </text:p>
      <text:p text:style-name="P342">}); </text:p>
      <text:p text:style-name="P342"/>
      <text:p text:style-name="P279"/>
      <text:p text:style-name="P279">// <text:span text:style-name="T59">6) for logout</text:span></text:p>
      <text:p text:style-name="P350">Route::get('/logout', '\App\Http\Controllers\Auth\<text:a xlink:type="simple" xlink:href="mailto:LoginController@logout" text:style-name="Internet_20_link" text:visited-style-name="Visited_20_Internet_20_Link">LoginController@logout</text:a>');</text:p>
      <text:p text:style-name="P350"/>
      <text:p text:style-name="P350"/>
      <text:p text:style-name="P279"/>
      <text:p text:style-name="P350">1) if you are using the auth scaffold that laravel contains. You can do this, in your navigation bar add this:</text:p>
      <text:p text:style-name="P350"/>
      <text:p text:style-name="P350">&lt;a href="{{ url('/logout') }}"&gt; logout &lt;/a&gt;</text:p>
      <text:p text:style-name="P350"/>
      <text:p text:style-name="P607"><text:span text:style-name="T110">see</text:span> : </text:p>
      <text:p text:style-name="P607">https://stackoverflow.com/questions/43585416/how-to-logout-and-redirect-to-login-page-using-laravel-5-4</text:p>
      <text:p text:style-name="P279"/>
      <text:p text:style-name="P279"/>
      <text:p text:style-name="P354">J query valiation </text:p>
      <text:p text:style-name="P353"><text:line-break/><text:line-break/>1) by custome msg</text:p>
      <text:p text:style-name="P351"><text:s/>https://www.sitepoint.com/basic-jquery-form-validation-tutorial/</text:p>
      <text:p text:style-name="P279"/>
      <text:p text:style-name="P352">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2"/>
      <text:p text:style-name="P357"><text:s text:c="53"/>2.A)</text:p>
      <text:p text:style-name="P357">put j query </text:p>
      <text:p text:style-name="P357">&lt;script src="<text:a xlink:type="simple" xlink:href="https://code.jquery.com/jquery-1.11.1.min.js" text:style-name="Internet_20_link" text:visited-style-name="Visited_20_Internet_20_Link">https://code.jquery.com/jquery-1.11.1.min.js</text:a>"&gt;&lt;/script&gt; <text:s/>//not require </text:p>
      <text:p text:style-name="P357">&lt;script src="https://cdn.jsdelivr.net/jquery.validation/1.16.0/jquery.validate.min.js"&gt;&lt;/script&gt;</text:p>
      <text:p text:style-name="P357">&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57"/>
      <text:p text:style-name="P279"/>
      <text:p text:style-name="P279"><text:s text:c="50"/><text:span text:style-name="T60">2.B)</text:span></text:p>
      <text:p text:style-name="P279"/>
      <text:p text:style-name="P358">in input type put class required</text:p>
      <text:p text:style-name="P358"><text:s text:c="51"/>2.C)</text:p>
      <text:p text:style-name="P358"/>
      <text:p text:style-name="P359">$(document).ready(function(){</text:p>
      <text:p text:style-name="P359"><text:s text:c="4"/>$(".submit_button").click(function(){</text:p>
      <text:p text:style-name="P359"><text:s text:c="8"/>$( "#myform" ).validate();</text:p>
      <text:p text:style-name="P359"><text:s text:c="4"/>});</text:p>
      <text:p text:style-name="P359">});</text:p>
      <text:p text:style-name="P279"/>
      <text:p text:style-name="P279"/>
      <text:p text:style-name="P279">&lt;li&gt;&lt;li&gt;&lt;a href="{{url('manager/employee/'.$current_assesment_id)}}" class="btn btn-custom font-size-sm btn-secondary-2" &gt;Back&lt;/a&gt;&lt;/li&gt;&lt;/li&gt;</text:p>
      <text:p text:style-name="P279"><text:s text:c="20"/>&lt;li&gt;</text:p>
      <text:p text:style-name="P279"/>
      <text:p text:style-name="P34"><text:soft-page-break/>ckeditor</text:p>
      <text:p text:style-name="P362"/>
      <text:p text:style-name="P362">https://cdn.ckeditor.com/</text:p>
      <text:p text:style-name="P279"/>
      <text:p text:style-name="P35">Select2</text:p>
      <text:p text:style-name="P363"/>
      <text:p text:style-name="P363"><text:a xlink:type="simple" xlink:href="https://select2.org/getting-started/installation" text:style-name="Internet_20_link" text:visited-style-name="Visited_20_Internet_20_Link">https://select2.org/getting-started/installation</text:a></text:p>
      <text:p text:style-name="P363"/>
      <text:p text:style-name="P363"><text:a xlink:type="simple" xlink:href="https://select2.org/getting-started/basic-usage" text:style-name="Internet_20_link" text:visited-style-name="Visited_20_Internet_20_Link">https://select2.org/getting-started/basic-usage</text:a><text:tab/></text:p>
      <text:p text:style-name="P279"/>
      <text:p text:style-name="P376"><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76"><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79"/>
      <text:p text:style-name="P279"/>
      <text:p text:style-name="P356">caroluser <text:span text:style-name="T61">or slider</text:span></text:p>
      <text:p text:style-name="P355">owl </text:p>
      <text:p text:style-name="P355"/>
      <text:p text:style-name="P360">https://owlcarousel2.github.io/OwlCarousel2/demos/basic.html</text:p>
      <text:p text:style-name="P279"/>
      <text:p text:style-name="P38">Click <text:s/>to full screen</text:p>
      <text:p text:style-name="P365"/>
      <text:p text:style-name="P366"><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66"/>
      <text:p text:style-name="P386">Preview Selected Image before upload using Jquery</text:p>
      <text:p text:style-name="P385"/>
      <text:p text:style-name="P385"><text:a xlink:type="simple" xlink:href="http://phpwebschool.com/preview-selected-image-upload-using-jquery/" text:style-name="Internet_20_link" text:visited-style-name="Visited_20_Internet_20_Link">http://phpwebschool.com/preview-selected-image-upload-using-jquery/</text:a></text:p>
      <text:p text:style-name="P60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08"/>
      <text:p text:style-name="P279"/>
      <text:p text:style-name="P132">Angular cli 6</text:p>
      <text:p text:style-name="P132"/>
      <text:p text:style-name="P94">install node &amp; npm</text:p>
      <text:p text:style-name="P94">https://askubuntu.com/questions/501485/having-trouble-to-find-the-node-in-ubuntu-14-04-after-installing</text:p>
      <text:p text:style-name="P301"/>
      <text:p text:style-name="P301"><text:a xlink:type="simple" xlink:href="https://www.techiediaries.com/angular-tutorial/" text:style-name="Internet_20_link" text:visited-style-name="Visited_20_Internet_20_Link">https://www.techiediaries.com/angular-tutorial/</text:a></text:p>
      <text:p text:style-name="P301"/>
      <text:p text:style-name="P30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1"/>
      <text:p text:style-name="P516">curd in angular</text:p>
      <text:p text:style-name="P516"><text:a xlink:type="simple" xlink:href="https://www.devglan.com/angular/angular-6-example" text:style-name="Internet_20_link" text:visited-style-name="Visited_20_Internet_20_Link">https://www.devglan.com/angular/angular-6-example</text:a></text:p>
      <text:p text:style-name="P516"/>
      <text:p text:style-name="P516"/>
      <text:p text:style-name="P306">https://www.concretepage.com/angular/angular-httpclient-post</text:p>
      <text:p text:style-name="P279"/>
      <text:p text:style-name="P279"/>
      <text:p text:style-name="P307">Angualr Material </text:p>
      <text:p text:style-name="P307"/>
      <text:p text:style-name="P307">https://www.angularjswiki.com/angular/angular-material-2-tutorial-with-examples/</text:p>
      <text:p text:style-name="P307"><text:soft-page-break/><text:a xlink:type="simple" xlink:href="https://material.angular.io/guide/getting-started" text:style-name="Internet_20_link" text:visited-style-name="Visited_20_Internet_20_Link">https://material.angular.io/guide/getting-started</text:a></text:p>
      <text:p text:style-name="P307"/>
      <text:p text:style-name="P307"/>
      <text:p text:style-name="P518">rxjs</text:p>
      <text:p text:style-name="P518"><text:a xlink:type="simple" xlink:href="https://www.devglan.com/javascript/rxjs-tutorial" text:style-name="Internet_20_link" text:visited-style-name="Visited_20_Internet_20_Link">https://www.devglan.com/javascript/rxjs-tutorial</text:a></text:p>
      <text:p text:style-name="P518"/>
      <text:p text:style-name="P307"/>
      <text:p text:style-name="P388">CRON-JOB TESTER <text:span text:style-name="T108">Tool</text:span></text:p>
      <text:p text:style-name="P387">https://cron-job.org/en/members/jobs/</text:p>
      <text:p text:style-name="P387"><text:a xlink:type="simple" xlink:href="mailto:rupesh@xhtmljunkies.com" text:style-name="Internet_20_link" text:visited-style-name="Visited_20_Internet_20_Link">rupesh@xhtmljunkies.com</text:a></text:p>
      <text:p text:style-name="P387">123456789</text:p>
      <text:p text:style-name="P387"/>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1"><text:s/></text:p>
      <text:p text:style-name="P451"><text:a xlink:type="simple" xlink:href="https://www.guru99.com/php-date-functions.html" text:style-name="Internet_20_link" text:visited-style-name="Visited_20_Internet_20_Link">https://www.guru99.com/php-date-functions.html</text:a></text:p>
      <text:p text:style-name="P451"/>
      <text:p text:style-name="P304">echo date('Y-m-d H:i:s', strtotime('+2 months'));</text:p>
      <text:p text:style-name="P279"/>
      <text:p text:style-name="P279"/>
      <text:p text:style-name="P367"/>
      <text:p text:style-name="P333"/>
      <text:p text:style-name="P332"/>
      <text:p text:style-name="P329"/>
      <text:p text:style-name="P329">!<text:span text:style-name="T56">0{mz1Z!zH[.</text:span></text:p>
      <text:p text:style-name="P329"/>
      <text:p text:style-name="P368"/>
      <text:p text:style-name="P368"/>
      <text:p text:style-name="P394">CI Query</text:p>
      <text:p text:style-name="P394">http://www.bsourcecode.com/codeigniter/codeigniter-select-query/</text:p>
      <text:p text:style-name="P368"/>
      <text:p text:style-name="P381">FIND_IN_SET</text:p>
      <text:p text:style-name="P395"/>
      <text:p text:style-name="P396">A.for join </text:p>
      <text:p text:style-name="P395">https://stackoverflow.com/questions/19101550/mysql-join-two-tables-with-comma-separated-values</text:p>
      <text:p text:style-name="P368"/>
      <text:p text:style-name="P396">B. slect query</text:p>
      <text:p text:style-name="P396"/>
      <text:p text:style-name="P396">here 2 is a userid as dynamic</text:p>
      <text:p text:style-name="P396">SELECT id,dept_name,userid from department where FIND_IN_SET(2,userid)</text:p>
      <text:p text:style-name="P396"/>
      <text:p text:style-name="P397">https://makitweb.com/search-value-within-comma-separated-values-mysql/</text:p>
      <text:p text:style-name="P368"/>
      <text:p text:style-name="P379"><text:soft-page-break/>F<text:span text:style-name="T63">ACEBOOK</text:span></text:p>
      <text:p text:style-name="P370"><text:line-break/><text:line-break/><text:a xlink:type="simple" xlink:href="mailto:rupesh@xhtmljunkies.com" text:style-name="Internet_20_link" text:visited-style-name="Visited_20_Internet_20_Link">rupesh@xhtmljunkies.com</text:a></text:p>
      <text:p text:style-name="P369">9510878150</text:p>
      <text:p text:style-name="P369"/>
      <text:p text:style-name="P369">APP ID: 314327549356659</text:p>
      <text:p text:style-name="P369"/>
      <text:p text:style-name="P371">APP ID: 511778249288606 <text:s text:c="4"/>aitltest</text:p>
      <text:p text:style-name="P371"/>
      <text:p text:style-name="P372">seceret : 8711ed18d2b575e9cc73bbc4ece16b23</text:p>
      <text:p text:style-name="P372"/>
      <text:p text:style-name="P373">client token : 4a0f784316d4c5bd07d2499ea675a965</text:p>
      <text:p text:style-name="P373"/>
      <text:p text:style-name="P373"/>
      <text:p text:style-name="P374">EAAHRdajAq54BAG504PdIBckkd0CESBoAzMUQuhHwqzYm6P9DN8VNZAbZA0H3FYU9PCQIJqsZA2N2nUp2j9w33k40qVMb3cT9lULeowXcf9E9ax5nyFEYBiJUfcO5Fzvrscoau69Vox1c5WjmvLuK7X42uh2ZBz0Qfbt8XLtSFH8ZAtxSZBuXGP</text:p>
      <text:p text:style-name="P374"/>
      <text:p text:style-name="P374"/>
      <text:p text:style-name="P377"/>
      <text:p text:style-name="P374"/>
      <text:p text:style-name="P39">To Generate Never Expire token in Fb</text:p>
      <text:p text:style-name="P375"/>
      <text:list xml:id="list586375124" text:style-name="L1">
        <text:list-item>
          <text:p text:style-name="P667">To integrate facebook, go to https://developers.facebook.com/.</text:p>
          <text:p text:style-name="P667"/>
        </text:list-item>
        <text:list-item>
          <text:p text:style-name="P667">From the My Apps dropdown, create the new app(if it is not created), after that go to settings, you will get the facebook app id and secret.</text:p>
          <text:p text:style-name="P667"/>
        </text:list-item>
        <text:list-item>
          <text:p text:style-name="P667">Now go to https://developers.facebook.com/tools/explorer/ and select your app.</text:p>
          <text:p text:style-name="P667"/>
        </text:list-item>
        <text:list-item>
          <text:p text:style-name="P667">Select "Get User Access Token" from dropdown (right of access token field) and select all permissions which is related to page access.</text:p>
        </text:list-item>
      </text:list>
      <text:p text:style-name="P375"/>
      <text:list xml:id="list190609050065813" text:continue-numbering="true" text:style-name="L1">
        <text:list-item>
          <text:p text:style-name="P667">Copy user access token and go to https://developers.facebook.com/tools/debug/accesstoken</text:p>
        </text:list-item>
      </text:list>
      <text:p text:style-name="P375"/>
      <text:list xml:id="list190610304907445" text:continue-numbering="true" text:style-name="L1">
        <text:list-item>
          <text:p text:style-name="P667">Paste copied token and press "Debug".</text:p>
        </text:list-item>
      </text:list>
      <text:p text:style-name="P375"/>
      <text:list xml:id="list190608763840427" text:continue-numbering="true" text:style-name="L1">
        <text:list-item>
          <text:p text:style-name="P667">Press "Extend Access Token" and copy the generated long-lived user access token.</text:p>
        </text:list-item>
      </text:list>
      <text:p text:style-name="P375"/>
      <text:list xml:id="list190610171072045" text:continue-numbering="true" text:style-name="L1">
        <text:list-item>
          <text:p text:style-name="P667">Now go to Graph API Explorer, Paste copied token into the "Access Token" field.</text:p>
        </text:list-item>
      </text:list>
      <text:p text:style-name="P375"/>
      <text:list xml:id="list190610173816703" text:continue-numbering="true" text:style-name="L1">
        <text:list-item>
          <text:p text:style-name="P667">Make a GET request with "PAGE_ID?fields=access_token"</text:p>
        </text:list-item>
      </text:list>
      <text:p text:style-name="P375"/>
      <text:list xml:id="list190609268488482" text:continue-numbering="true" text:style-name="L1">
        <text:list-item>
          <text:p text:style-name="P667">Find the permanent page access token in the response (node "access_token").</text:p>
        </text:list-item>
      </text:list>
      <text:p text:style-name="P375"/>
      <text:list xml:id="list190608728955921" text:continue-numbering="true" text:style-name="L1">
        <text:list-item>
          <text:p text:style-name="P667">Again go to access token debuger and Paste the permanent token and press "Debug" and you will see "Expires" should be "Never".</text:p>
        </text:list-item>
      </text:list>
      <text:p text:style-name="P375"/>
      <text:list xml:id="list190609429902524" text:continue-numbering="true" text:style-name="L1">
        <text:list-item>
          <text:p text:style-name="P667">Now use the final access token in the facebook details at website section of Track My Site.</text:p>
          <text:p text:style-name="P667"/>
        </text:list-item>
        <text:list-item>
          <text:p text:style-name="P667">For Facebook Page ID, go to your facebook page and click on about, and you will get Page <text:soft-page-break/>ID.</text:p>
        </text:list-item>
      </text:list>
      <text:p text:style-name="P375"/>
      <text:p text:style-name="P375"/>
      <text:p text:style-name="P378">Post to Facebook Wall from Website using PHP</text:p>
      <text:p text:style-name="P377"/>
      <text:p text:style-name="P377"><text:a xlink:type="simple" xlink:href="https://www.codexworld.com/post-to-facebook-wall-from-website-php-sdk/" text:style-name="Internet_20_link" text:visited-style-name="Visited_20_Internet_20_Link">https://www.codexworld.com/post-to-facebook-wall-from-website-php-sdk/</text:a></text:p>
      <text:p text:style-name="P377"/>
      <text:p text:style-name="P380">Display Facebook Albums and Photos on the Website using PHP</text:p>
      <text:p text:style-name="P377"/>
      <text:p text:style-name="P377"><text:a xlink:type="simple" xlink:href="https://www.codexworld.com/display-facebook-albums-photos-on-website-php-graph-api/" text:style-name="Internet_20_link" text:visited-style-name="Visited_20_Internet_20_Link">https://www.codexworld.com/display-facebook-albums-photos-on-website-php-graph-api/</text:a></text:p>
      <text:p text:style-name="P377"/>
      <text:p text:style-name="P377"/>
      <text:p text:style-name="P377"/>
      <text:p text:style-name="P390">select * from developement_users join development_permision on FIND_IN_SET(development_permision.role_id, developement_users.role_id) &gt; 0</text:p>
      <text:p text:style-name="P390">GROUP <text:s text:c="2"/>BY developement_users.id</text:p>
      <text:p text:style-name="P390"/>
      <text:p text:style-name="P391">(select * from <text:s/><text:span text:style-name="T64">developement_users </text:span>where event_id='1511' and <text:span text:style-name="T64">developement_users .</text:span>id='1') </text:p>
      <text:p text:style-name="P391"/>
      <text:p text:style-name="P391"/>
      <text:p text:style-name="P392"><text:tab/></text:p>
      <text:p text:style-name="P392"/>
      <text:p text:style-name="P392"/>
      <text:p text:style-name="P392"/>
      <text:p text:style-name="P392"/>
      <text:p text:style-name="P399">Codeignitor(ci) <text:s/>paggination</text:p>
      <text:p text:style-name="P398"/>
      <text:p text:style-name="P398">https://makitweb.com/make-pagination-with-codeigniter-framework/</text:p>
      <text:p text:style-name="P392"/>
      <text:p text:style-name="P392"/>
      <text:p text:style-name="P401">form submit by <text:s/>serialize <text:s/>&amp; form data objet</text:p>
      <text:p text:style-name="P400"/>
      <text:p text:style-name="P400">https://www.sanwebe.com/2016/07/ajax-form-submit-examples-using-jquery#post-comments</text:p>
      <text:p text:style-name="P392"/>
      <text:p text:style-name="P447"><text:a xlink:type="simple" xlink:href="https://www.codexworld.com/ajax-file-upload-with-form-data-jquery-php-mysql/" text:style-name="Internet_20_link" text:visited-style-name="Visited_20_Internet_20_Link">https://www.codexworld.com/ajax-file-upload-with-form-data-jquery-php-mysql/</text:a></text:p>
      <text:p text:style-name="P447"/>
      <text:p text:style-name="P448">$("#imgupload").on("change", function() { </text:p>
      <text:p text:style-name="P448"><text:s text:c="4"/>var file_data = $("#imgupload").prop("files")[0]; <text:s text:c="2"/></text:p>
      <text:p text:style-name="P448"><text:s text:c="4"/>var form_data = new FormData(); </text:p>
      <text:p text:style-name="P448"><text:s text:c="4"/>form_data.append("file", file_data); </text:p>
      <text:p text:style-name="P448"><text:s text:c="4"/>// alert(form_data); </text:p>
      <text:p text:style-name="P448"><text:s text:c="4"/>$.ajax({ </text:p>
      <text:p text:style-name="P448"><text:s text:c="8"/>url: "&lt;?php echo base_url();?&gt;Developmentusers/add_multiple/&lt;?php echo $event_id;?&gt;", </text:p>
      <text:p text:style-name="P448"><text:s text:c="8"/>cache: false, </text:p>
      <text:p text:style-name="P448"><text:s text:c="8"/>contentType: false, </text:p>
      <text:p text:style-name="P448"><text:s text:c="8"/>processData: false, </text:p>
      <text:p text:style-name="P448"><text:s text:c="8"/>data: form_data, <text:s text:c="24"/></text:p>
      <text:p text:style-name="P448"><text:s text:c="8"/>type: 'post', </text:p>
      <text:p text:style-name="P448"><text:s text:c="8"/>dataType: "text", </text:p>
      <text:p text:style-name="P448"><text:s text:c="8"/>success: function(result){ </text:p>
      <text:p text:style-name="P448"><text:s text:c="11"/></text:p>
      <text:p text:style-name="P448"><text:s text:c="12"/>if(result=="success"){ </text:p>
      <text:p text:style-name="P448"><text:soft-page-break/><text:s text:c="16"/>$(".success_alert").show().fadeOut(5000); </text:p>
      <text:p text:style-name="P448"><text:s text:c="17"/>history.go(-1); </text:p>
      <text:p text:style-name="P448"><text:s text:c="12"/>}else if(result=="invalid"){ </text:p>
      <text:p text:style-name="P448"><text:s text:c="17"/>$(".invalid_alert").show().fadeOut(5000); <text:s text:c="2"/></text:p>
      <text:p text:style-name="P448"><text:s text:c="12"/>}else if(result=="not_match"){ </text:p>
      <text:p text:style-name="P448"><text:s text:c="17"/>$(".not_match_alert").show().fadeOut(6000); <text:s text:c="2"/></text:p>
      <text:p text:style-name="P448"><text:s text:c="12"/>} </text:p>
      <text:p text:style-name="P448"><text:s text:c="12"/>else{ </text:p>
      <text:p text:style-name="P448"><text:s text:c="16"/>$(".error_alert").show().fadeOut(5000); </text:p>
      <text:p text:style-name="P448"><text:s text:c="12"/>} </text:p>
      <text:p text:style-name="P448"><text:s text:c="12"/></text:p>
      <text:p text:style-name="P448"/>
      <text:p text:style-name="P448"><text:s text:c="8"/>} </text:p>
      <text:p text:style-name="P448"><text:s text:c="4"/>}); </text:p>
      <text:p text:style-name="P448">});</text:p>
      <text:p text:style-name="P392"/>
      <text:p text:style-name="P403">datepicker , time picker &amp; date rangepicker</text:p>
      <text:p text:style-name="P402"/>
      <text:p text:style-name="P402"><text:a xlink:type="simple" xlink:href="https://tarruda.github.io/bootstrap-datetimepicker/" text:style-name="Internet_20_link" text:visited-style-name="Visited_20_Internet_20_Link">https://tarruda.github.io/bootstrap-datetimepicker/</text:a></text:p>
      <text:p text:style-name="P402"/>
      <text:p text:style-name="P402"><text:a xlink:type="simple" xlink:href="http://www.daterangepicker.com/#examples" text:style-name="Internet_20_link" text:visited-style-name="Visited_20_Internet_20_Link">http://www.daterangepicker.com/#examples</text:a> <text:s text:c="13"/>daterange picker</text:p>
      <text:p text:style-name="P402"/>
      <text:p text:style-name="P405">checkbox &amp; for radio box checked or not </text:p>
      <text:p text:style-name="P404"/>
      <text:p text:style-name="P404">https://www.tutorialrepublic.com/faq/how-to-check-a-checkbox-is-checked-or-not-using-jquery.php</text:p>
      <text:p text:style-name="P392"/>
      <text:p text:style-name="P44">multiple row delete by checkbox</text:p>
      <text:p text:style-name="P453"/>
      <text:p text:style-name="P453"><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53"/>
      <text:p text:style-name="P392"/>
      <text:p text:style-name="P409">Uplaod Image &amp; crop</text:p>
      <text:p text:style-name="P408"/>
      <text:p text:style-name="P408">https://www.webslesson.info/2018/03/image-crop-and-upload-using-jquery-with-php-ajax.html</text:p>
      <text:p text:style-name="P392"/>
      <text:p text:style-name="P392"/>
      <text:p text:style-name="P411">upload csv with validation</text:p>
      <text:p text:style-name="P410"/>
      <text:p text:style-name="P410">https://www.codexworld.com/import-csv-file-data-into-mysql-database-php/</text:p>
      <text:p text:style-name="P410"><text:s/></text:p>
      <text:p text:style-name="P455">calender</text:p>
      <text:p text:style-name="P454"/>
      <text:p text:style-name="P454"><text:a xlink:type="simple" xlink:href="https://itsolutionstuff.com/post/codeigniter-fullcalendar-exampleexample.html" text:style-name="Internet_20_link" text:visited-style-name="Visited_20_Internet_20_Link">https://itsolutionstuff.com/post/codeigniter-fullcalendar-exampleexample.html</text:a></text:p>
      <text:p text:style-name="P454"/>
      <text:p text:style-name="P457">qr code scaneer</text:p>
      <text:p text:style-name="P456"><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56"/>
      <text:p text:style-name="P45">Laravel 5.7 - Google Recaptcha Code with Validation</text:p>
      <text:p text:style-name="P458"/>
      <text:p text:style-name="P458">https://itsolutionstuff.com/post/laravel-57-google-recaptcha-code-with-validationexample.html</text:p>
      <text:p text:style-name="P392"><text:soft-page-break/></text:p>
      <text:p text:style-name="P382">absolute path </text:p>
      <text:p text:style-name="P406"><text:s/>echo dirname ( __FILE__ ); exit();</text:p>
      <text:p text:style-name="P392"/>
      <text:p text:style-name="P393"><text:s/><text:span text:style-name="T65">echo $_SERVER['DOCUMENT_ROOT']; exit(); <text:s text:c="13"/>/home/alltest/public_html</text:span></text:p>
      <text:p text:style-name="P407"><text:s text:c="2"/>echo $_SERVER['HTTP_HOST']; <text:s text:c="35"/>test.allintehloop.net</text:p>
      <text:p text:style-name="P407">echo $_SERVER['SERVER_NAME']; <text:s text:c="30"/>test.allintehloop.net</text:p>
      <text:p text:style-name="P392"/>
      <text:p text:style-name="P383">currecy convertor in php<text:tab/></text:p>
      <text:p text:style-name="P415"/>
      <text:p text:style-name="P415">function convertCurrency1($amount, $from, $to){ </text:p>
      <text:p text:style-name="P415"><text:s text:c="2"/>$conv_id = "{$from}_{$to}"; </text:p>
      <text:p text:style-name="P415"><text:s text:c="2"/>$string = file_get_contents("http://free.currencyconverterapi.com/api/v3/convert?q=$conv_id&amp;compact=ultra"); </text:p>
      <text:p text:style-name="P415"><text:s text:c="2"/>$json_a = json_decode($string, true); </text:p>
      <text:p text:style-name="P415"/>
      <text:p text:style-name="P415"><text:s text:c="2"/>return $amount * round($json_a[$conv_id], 4); </text:p>
      <text:p text:style-name="P415">}</text:p>
      <text:p text:style-name="P412"/>
      <text:p text:style-name="P486">or use this url </text:p>
      <text:p text:style-name="P486">https://api.ofx.com/PublicSite.ApiService/OFX/spotrate/Individual/<text:span text:style-name="T6">USD/INR/10</text:span>?format=json</text:p>
      <text:p text:style-name="P413"/>
      <text:p text:style-name="P413"/>
      <text:p text:style-name="P413"/>
      <text:p text:style-name="P418">for local installtion of composer</text:p>
      <text:p text:style-name="P417"/>
      <text:p text:style-name="P417">cd /go-to-directory</text:p>
      <text:p text:style-name="P417"><text:s/></text:p>
      <text:p text:style-name="P417">composer init</text:p>
      <text:p text:style-name="P417"><text:s/>for create composer.json</text:p>
      <text:p text:style-name="P416"/>
      <text:p text:style-name="P419">composer require "srchea/php-push-web-socket" <text:s text:c="8"/></text:p>
      <text:p text:style-name="P419"><text:s/><text:span text:style-name="T66">composer require command </text:span><text:s text:c="3"/>generate vendor folder <text:span text:style-name="T66">(dependancy)</text:span>&amp; composer.lock file</text:p>
      <text:p text:style-name="P419"/>
      <text:p text:style-name="P420">or</text:p>
      <text:p text:style-name="P420"/>
      <text:p text:style-name="P420">write in composer.josn file </text:p>
      <text:p text:style-name="P420">&amp; then command composer update </text:p>
      <text:p text:style-name="P420"/>
      <text:p text:style-name="P421"/>
      <text:p text:style-name="P422">now dump in autoload file of vendoe folder</text:p>
      <text:p text:style-name="P422"/>
      <text:p text:style-name="P424">command <text:s/><text:span text:style-name="T69">“composer dump-autoload” </text:span></text:p>
      <text:p text:style-name="P422"/>
      <text:p text:style-name="P422">&amp; now u can use in your file where its require</text:p>
      <text:p text:style-name="P422"/>
      <text:p text:style-name="P422">in laravel : <text:s/>use pusher\pusher;</text:p>
      <text:p text:style-name="P422">in ci or core : <text:s/>require __DIR__ . '/vendor/autoload.php'; <text:s text:c="2"/><text:span text:style-name="T68">or</text:span></text:p>
      <text:p text:style-name="P423"><text:s text:c="23"/><text:span text:style-name="T67">require_once 'vendor/autoload.php'</text:span></text:p>
      <text:p text:style-name="P423"/>
      <text:p text:style-name="P470">NOTE: if composer.json in folder but when u run composer require command &amp; getting error then put vendor folder in this folder (copy vendor folder from other) &amp; from terminal run composer <text:soft-page-break/>update &amp; <text:s/><text:span text:style-name="T69">composer dump-autoload. </text:span>&amp; call autoload files from vendor folder where u have require</text:p>
      <text:p text:style-name="P423"/>
      <text:p text:style-name="P423"/>
      <text:p text:style-name="P426">composer basic Read</text:p>
      <text:p text:style-name="P426">https://www.hostinger.in/tutorials/how-to-install-composer#gref</text:p>
      <text:p text:style-name="P423"/>
      <text:p text:style-name="P423"/>
      <text:p text:style-name="P384">WEB SOCKET</text:p>
      <text:p text:style-name="P423"/>
      <text:p text:style-name="P435">NOTE: DEMO ON MY GIT</text:p>
      <text:p text:style-name="P435"/>
      <text:p text:style-name="P425"><text:a xlink:type="simple" xlink:href="https://github.com/srchea/PHP-Push-WebSocket/" text:style-name="Internet_20_link" text:visited-style-name="Visited_20_Internet_20_Link">https://github.com/srchea/PHP-Push-WebSocket/</text:a></text:p>
      <text:p text:style-name="P425"/>
      <text:p text:style-name="P425"><text:a xlink:type="simple" xlink:href="http://srchea.com/build-a-real-time-application-using-html5-websockets" text:style-name="Internet_20_link" text:visited-style-name="Visited_20_Internet_20_Link">http://srchea.com/build-a-real-time-application-using-html5-websockets</text:a></text:p>
      <text:p text:style-name="P425"/>
      <text:p text:style-name="P427">1) locally install composer by above instruction</text:p>
      <text:p text:style-name="P427">2) <text:s/>folowing command of composer require <text:s/>from</text:p>
      <text:p text:style-name="P427"><text:s/><text:a xlink:type="simple" xlink:href="https://github.com/srchea/PHP-Push-WebSocket/" text:style-name="Internet_20_link" text:visited-style-name="Visited_20_Internet_20_Link"><text:span text:style-name="T70">https://github.com/srchea/PHP-Push-WebSocket/</text:span></text:a></text:p>
      <text:p text:style-name="P427"/>
      <text:p text:style-name="P427"><text:s/><text:span text:style-name="T74">OR Follwing</text:span></text:p>
      <text:p text:style-name="P427"/>
      <text:p text:style-name="P436">Installation with Composer</text:p>
      <text:p text:style-name="P436">To install the latest stable version: composer require "srchea/php-push-web-socket"</text:p>
      <text:p text:style-name="P436"/>
      <text:p text:style-name="P436">Usage</text:p>
      <text:p text:style-name="P436">run a server instance: “php websocket_server.php”. <text:s text:c="7"/><text:span text:style-name="T75">(</text:span> Write in terminal <text:span text:style-name="T75">)</text:span></text:p>
      <text:p text:style-name="P437">Open websocket_client.html in a browser over HTTP protocol. </text:p>
      <text:p text:style-name="P437"><text:s/><text:span text:style-name="T75">(open thi file from browser like localhost/proj-foldername/</text:span>websocket_client.html<text:span text:style-name="T75">)</text:span></text:p>
      <text:p text:style-name="P427"/>
      <text:p text:style-name="P427"/>
      <text:p text:style-name="P427"/>
      <text:p text:style-name="P428">3) <text:span text:style-name="T71">now extract PHP-Push-WebSocket-master.zip <text:s/>&amp; <text:s/>one step out the files from PHP-Push-WebSocket-master</text:span></text:p>
      <text:p text:style-name="P429">4) now for demo use my github</text:p>
      <text:p text:style-name="P429"/>
      <text:p text:style-name="P429">5) for implemting on project</text:p>
      <text:p text:style-name="P429"/>
      <text:p text:style-name="P429"><text:s/>websocket_server.php <text:s text:c="2"/>code imlement at serverside where insert or any action perform means at controller side</text:p>
      <text:p text:style-name="P429"><text:s/></text:p>
      <text:p text:style-name="P429">websocket_client.html or websocket_client.2html <text:s/>both files are most similar</text:p>
      <text:p text:style-name="P429">so js code of this file implement at client side means i views file where u have to require live or real time action perform &amp; data manage by j query javascript.</text:p>
      <text:p text:style-name="P429"/>
      <text:p text:style-name="P432">Remember one important thing is that </text:p>
      <text:p text:style-name="P432"/>
      <text:p text:style-name="P432">websocket is use for send msg from server to client &amp; vice-versa.</text:p>
      <text:p text:style-name="P432"/>
      <text:p text:style-name="P432">When server send any data then in view file (<text:span text:style-name="T71">websocket_client.html</text:span>) recieving data on </text:p>
      <text:p text:style-name="P432"/>
      <text:p text:style-name="P432">ws.onmessage = function(msg) { </text:p>
      <text:p text:style-name="P432"><text:tab/><text:tab/><text:tab/> </text:p>
      <text:p text:style-name="P432"><text:soft-page-break/><text:tab/><text:tab/><text:tab/>write('Server says: '+msg.data); </text:p>
      <text:p text:style-name="P432"><text:tab/><text:tab/>};</text:p>
      <text:p text:style-name="P432"/>
      <text:p text:style-name="P432"/>
      <text:p text:style-name="P432">when client <text:s/>have require to send any data to server then use <text:span text:style-name="T72">in view file <text:s/>(see demo)</text:span></text:p>
      <text:p text:style-name="P432"/>
      <text:p text:style-name="P432">websocket.send(JSON.stringify(messageJSON)); <text:s text:c="11"/>// means <text:s/>ws.send method</text:p>
      <text:p text:style-name="P432"/>
      <text:p text:style-name="P432">here websocket /ws is object that u definde wtherver name <text:s/>at ws = new WebSocket(url);</text:p>
      <text:p text:style-name="P432"/>
      <text:p text:style-name="P433">Now,</text:p>
      <text:p text:style-name="P433"><text:s text:c="9"/>receiving data that send client to server <text:s/>in </text:p>
      <text:p text:style-name="P430"><text:span text:style-name="T73">PushWebSocket/Server.php</text:span> <text:s text:c="3"/><text:span text:style-name="T73">file action method.</text:span></text:p>
      <text:p text:style-name="P430"/>
      <text:p text:style-name="P433">private function action($client, $action) { </text:p>
      <text:p text:style-name="P433"><text:tab/><text:tab/>$action = $this-&gt;unmask($action); </text:p>
      <text:p text:style-name="P433"><text:tab/><text:tab/>$this-&gt;console("Performing action: ".$action); </text:p>
      <text:p text:style-name="P433"><text:tab/><text:tab/>if($action == "exit" || $action == "quit") { </text:p>
      <text:p text:style-name="P433"><text:tab/><text:tab/><text:tab/>$this-&gt;console("Killing a child process"); </text:p>
      <text:p text:style-name="P433"><text:tab/><text:tab/><text:tab/>posix_kill($client-&gt;getPid(), SIGTERM); </text:p>
      <text:p text:style-name="P433"><text:tab/><text:tab/><text:tab/>$this-&gt;console("Process {$client-&gt;getPid()} is killed!"); </text:p>
      <text:p text:style-name="P433"><text:tab/><text:tab/>} </text:p>
      <text:p text:style-name="P434"><text:tab/>}</text:p>
      <text:p text:style-name="P431"/>
      <text:p text:style-name="P442">NOW,<text:tab/></text:p>
      <text:p text:style-name="P431"><text:s text:c="3"/><text:span text:style-name="T76">pushing data from server to client <text:s text:c="4"/>by passing argument <text:s/>into run method.</text:span> <text:s text:c="2"/></text:p>
      <text:p text:style-name="P430"><text:s/></text:p>
      <text:p text:style-name="P430"><text:s text:c="2"/></text:p>
      <text:p text:style-name="P440">In short </text:p>
      <text:p text:style-name="P439">download from my git</text:p>
      <text:p text:style-name="P439">put in htdocs</text:p>
      <text:p text:style-name="P439">give permision</text:p>
      <text:p text:style-name="P439">teminal command run</text:p>
      <text:p text:style-name="P439">open in brwoser <text:s/>.html file</text:p>
      <text:p text:style-name="P439"/>
      <text:p text:style-name="P439">for debug</text:p>
      <text:p text:style-name="P439"><text:s text:c="3"/>-console -&gt; ntwork -&gt; ws</text:p>
      <text:p text:style-name="P439"><text:s text:c="3"/>headers &amp; frames <text:s text:c="2"/></text:p>
      <text:p text:style-name="P439"><text:s text:c="2"/>in frames u can find server&lt;=&gt;client send/recived data. &amp; connection info</text:p>
      <text:p text:style-name="P439"><text:s text:c="2"/></text:p>
      <text:p text:style-name="P438"/>
      <text:p text:style-name="P40">Paypal + braintee link</text:p>
      <text:p text:style-name="P443"/>
      <text:p text:style-name="P443"><text:a xlink:type="simple" xlink:href="https://developers.braintreepayments.com/guides/paypal/testing-go-live/php" text:style-name="Internet_20_link" text:visited-style-name="Visited_20_Internet_20_Link">https://developers.braintreepayments.com/guides/paypal/testing-go-live/php</text:a></text:p>
      <text:p text:style-name="P443"/>
      <text:p text:style-name="P444"><text:a xlink:type="simple" xlink:href="https://www.9lessons.info/2015/10/payment-system-with-braintree-paypal.html" text:style-name="Internet_20_link" text:visited-style-name="Visited_20_Internet_20_Link">https://www.9lessons.info/2015/10/payment-system-with-braintree-paypal.html</text:a></text:p>
      <text:p text:style-name="P444"/>
      <text:p text:style-name="P446"><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46"/>
      <text:p text:style-name="P444"/>
      <text:p text:style-name="P41">Stripe</text:p>
      <text:p text:style-name="P445"><text:soft-page-break/></text:p>
      <text:p text:style-name="P445">my github</text:p>
      <text:p text:style-name="P445"/>
      <text:p text:style-name="P42">Generate thumb from image</text:p>
      <text:p text:style-name="P449"/>
      <text:p text:style-name="P449"><text:a xlink:type="simple" xlink:href="https://webcheatsheet.com/php/create_thumbnail_images.php" text:style-name="Internet_20_link" text:visited-style-name="Visited_20_Internet_20_Link">https://webcheatsheet.com/php/create_thumbnail_images.php</text:a></text:p>
      <text:p text:style-name="P449"/>
      <text:p text:style-name="P449"/>
      <text:p text:style-name="P438"/>
      <text:p text:style-name="P450">$('#element option[value="no"]').attr("selected", "selected");</text:p>
      <text:p text:style-name="P450"/>
      <text:p text:style-name="P450"/>
      <text:p text:style-name="P46">studio t3 installation</text:p>
      <text:p text:style-name="P460"/>
      <text:p text:style-name="P460">cd ~/Downloads</text:p>
      <text:p text:style-name="P460">wget https://download.studio3t.com/studio-3t/linux/2018.1.0/studio-3t-linux-x64.tar.gz</text:p>
      <text:p text:style-name="P460">tar -xzf studio-3t-linux-x64.tar.gz</text:p>
      <text:p text:style-name="P460">sh studio-3t-linux-x64-no-shell.sh</text:p>
      <text:p text:style-name="P450"/>
      <text:p text:style-name="P450"/>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filezilla-and-sftp</text:span></text:a></text:p>
      <text:p text:style-name="P47"/>
      <text:p text:style-name="P461"><text:a xlink:type="simple" xlink:href="https://www.guru99.com/creating-amazon-ec2-instance.html" text:style-name="Internet_20_link" text:visited-style-name="Visited_20_Internet_20_Link">https://www.guru99.com/creating-amazon-ec2-instance.html</text:a></text:p>
      <text:p text:style-name="P461"/>
      <text:p text:style-name="P461"/>
      <text:p text:style-name="P633">install LAMP on AWS</text:p>
      <text:p text:style-name="P633"/>
      <text:p text:style-name="P633"><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33"/>
      <text:p text:style-name="P461"/>
      <text:p text:style-name="P461"/>
      <text:p text:style-name="P462">timer</text:p>
      <text:p text:style-name="P462"><text:a xlink:type="simple" xlink:href="https://harshen.github.io/jquery-countdownTimer/" text:style-name="Internet_20_link" text:visited-style-name="Visited_20_Internet_20_Link">https://harshen.github.io/jquery-countdownTimer/</text:a></text:p>
      <text:p text:style-name="P463">http://navaneeth.me/simple-countdown-timer-using-javascript/#.W88RpnVubaV</text:p>
      <text:p text:style-name="P461"/>
      <text:p text:style-name="P461"/>
      <text:p text:style-name="P48">VPN</text:p>
      <text:p text:style-name="P464"/>
      <text:p text:style-name="P464">1) add google chrome extension of <text:s/>windscribe</text:p>
      <text:p text:style-name="P464">2) signup</text:p>
      <text:p text:style-name="P464">3) login <text:s/>by <text:s/>username: rupeshelsner <text:s/>password;rupeshelsner</text:p>
      <text:p text:style-name="P464">4) then <text:s/>from extension change the country</text:p>
      <text:p text:style-name="P464">5) open google.com <text:s/>where on this screen u can find country name that means u use vpn .</text:p>
      <text:p text:style-name="P461"/>
      <text:p text:style-name="P49">Forgot pasword with link expire</text:p>
      <text:p text:style-name="P465"/>
      <text:p text:style-name="P465">url ?token=xyz</text:p>
      <text:p text:style-name="P465"><text:soft-page-break/></text:p>
      <text:p text:style-name="P465">same token in db and $_SERVER["REQUEST_TIME"] in timestamps field</text:p>
      <text:p text:style-name="P465"/>
      <text:p text:style-name="P465">when click on url from email</text:p>
      <text:p text:style-name="P465">then </text:p>
      <text:p text:style-name="P465"/>
      <text:p text:style-name="P465">first check token is it in db <text:s/>if no then 404</text:p>
      <text:p text:style-name="P465">then check </text:p>
      <text:p text:style-name="P465">// 1 day measured in seconds = 60 seconds * 60 minutes * 24 hours=86400</text:p>
      <text:p text:style-name="P465">$delta = 86400;</text:p>
      <text:p text:style-name="P465">if ($_SERVER["REQUEST_TIME"] - $timestampsFromDb &gt; $delta) {</text:p>
      <text:p text:style-name="P465"><text:s/>then link expire</text:p>
      <text:p text:style-name="P465">}else{</text:p>
      <text:p text:style-name="P465"><text:s text:c="2"/>view for email,password,confirm password</text:p>
      <text:p text:style-name="P465">}</text:p>
      <text:p text:style-name="P461"/>
      <text:p text:style-name="P461"/>
      <text:p text:style-name="P465">on submit update new password ,toekn field blank,timestamps field blank</text:p>
      <text:p text:style-name="P461"/>
      <text:p text:style-name="P466">Note : time() is equivalent to <text:span text:style-name="T79">$_SERVER["REQUEST_TIME"]</text:span></text:p>
      <text:p text:style-name="P466"/>
      <text:p text:style-name="P466"/>
      <text:p text:style-name="P466"/>
      <text:p text:style-name="P50"/>
      <text:p text:style-name="P51">Mongo DB install &amp; uninstall</text:p>
      <text:p text:style-name="P467"/>
      <text:p text:style-name="P467"><text:a xlink:type="simple" xlink:href="https://docs.mongodb.com/v3.0/tutorial/install-mongodb-on-ubuntu/" text:style-name="Internet_20_link" text:visited-style-name="Visited_20_Internet_20_Link">https://docs.mongodb.com/v3.0/tutorial/install-mongodb-on-ubuntu/</text:a></text:p>
      <text:p text:style-name="P467"/>
      <text:p text:style-name="P468">mongo db version : mongod –version</text:p>
      <text:p text:style-name="P468">mongo shell version : mongo -version</text:p>
      <text:p text:style-name="P466"/>
      <text:p text:style-name="P466"/>
      <text:p text:style-name="P414"/>
      <text:p text:style-name="P472"><text:a xlink:type="simple" xlink:href="https://craftpip.github.io/jquery-confirm/#backgrounddismiss" text:style-name="Internet_20_link" text:visited-style-name="Visited_20_Internet_20_Link">https://craftpip.github.io/jquery-confirm/#backgrounddismiss</text:a></text:p>
      <text:p text:style-name="P472"/>
      <text:p text:style-name="P469"><text:a xlink:type="simple" xlink:href="https://demo.convergepay.com/hosted-payments/transaction-token" text:style-name="Internet_20_link" text:visited-style-name="Visited_20_Internet_20_Link">https://demo.convergepay.com/hosted-payments/transaction-token</text:a></text:p>
      <text:p text:style-name="P469"/>
      <text:p text:style-name="P475">complete-registration.php</text:p>
      <text:p text:style-name="P475">do-payment</text:p>
      <text:p text:style-name="P471"/>
      <text:p text:style-name="P474"><text:span text:style-name="T80">virtual merchent </text:span>converge credential of mine</text:p>
      <text:p text:style-name="P473"/>
      <text:p text:style-name="P473"/>
      <text:p text:style-name="P473"/>
      <text:p text:style-name="P473"><text:tab/>Login URL</text:p>
      <text:p text:style-name="P473"/>
      <text:p text:style-name="P473"><text:tab/>https://demo.convergepay.com/VirtualMerchantDemo/login.do</text:p>
      <text:p text:style-name="P473"/>
      <text:p text:style-name="P473"><text:tab/>Account ID: 008098</text:p>
      <text:p text:style-name="P473"/>
      <text:p text:style-name="P473"><text:tab/>User ID: 008098</text:p>
      <text:p text:style-name="P473"><text:s text:c="11"/>paaowrd: <text:a xlink:type="simple" xlink:href="mailto:Elsner@php1" text:style-name="Internet_20_link" text:visited-style-name="Visited_20_Internet_20_Link">Elsner@php1</text:a></text:p>
      <text:p text:style-name="P473"><text:soft-page-break/></text:p>
      <text:p text:style-name="P476">//https://github.com/wwwroth/php-converge-api </text:p>
      <text:p text:style-name="P476">// <text:a xlink:type="simple" xlink:href="https://packagist.org/packages/wwwroth/php-converge-api" text:style-name="Internet_20_link" text:visited-style-name="Visited_20_Internet_20_Link">https://packagist.org/packages/wwwroth/php-converge-api</text:a></text:p>
      <text:p text:style-name="P476"/>
      <text:p text:style-name="P476"/>
      <text:p text:style-name="P476"/>
      <text:p text:style-name="P478"/>
      <text:p text:style-name="P477"/>
      <text:p text:style-name="P52">if key same then comma seperated there valu in response</text:p>
      <text:p text:style-name="P53"/>
      <text:p text:style-name="P479">$data=array(); </text:p>
      <text:p text:style-name="P479"><text:s text:c="8"/>foreach ($result as $key =&gt; $value) </text:p>
      <text:p text:style-name="P479"><text:s text:c="8"/>{ </text:p>
      <text:p text:style-name="P479"><text:s text:c="12"/>if(array_key_exists($value['menuname'], $data)) </text:p>
      <text:p text:style-name="P479"><text:s text:c="12"/>{ </text:p>
      <text:p text:style-name="P479"><text:s text:c="16"/>$data[$value['menuname']]= $data[$value['menuname']].",".$value['functinality_name']; </text:p>
      <text:p text:style-name="P479"><text:s text:c="17"/>// $data[$value['menuname']]['menuurl']=$value['menuurl']; </text:p>
      <text:p text:style-name="P479"><text:s text:c="12"/>} </text:p>
      <text:p text:style-name="P479"><text:s text:c="12"/>else </text:p>
      <text:p text:style-name="P479"><text:s text:c="12"/>{ </text:p>
      <text:p text:style-name="P479"><text:s text:c="16"/>$data[$value['menuname']]=$value['functinality_name']; </text:p>
      <text:p text:style-name="P479"><text:s text:c="16"/>//$data[$value['menuname']]['functionality']=$value['functinality_name']; </text:p>
      <text:p text:style-name="P479"><text:s text:c="16"/>// $data[$value['menuname']]['menuurl']=$value['menuurl']; </text:p>
      <text:p text:style-name="P479"><text:s text:c="12"/>} </text:p>
      <text:p text:style-name="P479"><text:s text:c="8"/>}</text:p>
      <text:p text:style-name="P479"/>
      <text:p text:style-name="P480">encryption</text:p>
      <text:p text:style-name="P480">str_rot13</text:p>
      <text:p text:style-name="P480"/>
      <text:p text:style-name="P480"/>
      <text:p text:style-name="P54">Twillio</text:p>
      <text:p text:style-name="P481"/>
      <text:p text:style-name="P481"><text:a xlink:type="simple" xlink:href="mailto:rupesh@xhtmljunkies.com" text:style-name="Internet_20_link" text:visited-style-name="Visited_20_Internet_20_Link">rupesh@xhtmljunkies.com</text:a></text:p>
      <text:p text:style-name="P481">12345678901234</text:p>
      <text:p text:style-name="P481"/>
      <text:p text:style-name="P481"/>
      <text:p text:style-name="P55">sublime snippet</text:p>
      <text:p text:style-name="P481"/>
      <text:p text:style-name="P184"><text:a xlink:type="simple" xlink:href="https://itsolutionstuff.com/post/how-to-create-snippets-in-sublime-example.html" text:style-name="Internet_20_link" text:visited-style-name="Visited_20_Internet_20_Link">https://itsolutionstuff.com/post/how-to-create-snippets-in-sublime-example.html</text:a></text:p>
      <text:p text:style-name="P184"/>
      <text:h text:style-name="P666" text:outline-level="1">PSR-2 Coding Standard – Automatically Format in Sublime Text</text:h>
      <text:p text:style-name="P640"/>
      <text:p text:style-name="P184"><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4"/>
      <text:p text:style-name="P200">step 1 install </text:p>
      <text:p text:style-name="P201">in cli write </text:p>
      <text:p text:style-name="P654">$ wget https://cs.symfony.com/download/php-cs-fixer-v2.phar -O php-cs-fixer</text:p>
      <text:p text:style-name="P654">$ sudo chmod a+x php-cs-fixer</text:p>
      <text:p text:style-name="P661">$ sudo mv php-cs-fixer /usr/local/bin/php-cs-fixer</text:p>
      <text:p text:style-name="P661"><text:span text:style-name="T177">Then, just run </text:span><text:span text:style-name="Source_20_Text"><text:span text:style-name="T178">php-cs-fixer</text:span></text:span><text:span text:style-name="T177">.</text:span></text:p>
      <text:p text:style-name="P200">&amp; then step 2</text:p>
      <text:p text:style-name="P184"><text:soft-page-break/></text:p>
      <text:p text:style-name="P184"/>
      <text:p text:style-name="P202">data load on scroll </text:p>
      <text:p text:style-name="P202"/>
      <text:p text:style-name="P185"><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5"/>
      <text:p text:style-name="P203">error_reporting</text:p>
      <text:p text:style-name="P187"/>
      <text:p text:style-name="P186">ini_set('display_errors', 1); </text:p>
      <text:p text:style-name="P186">error_reporting(E_ALL);</text:p>
      <text:p text:style-name="P185"/>
      <text:p text:style-name="P185"/>
      <text:p text:style-name="P185"/>
      <text:p text:style-name="P204">Laravel serverside ajax paggination</text:p>
      <text:p text:style-name="P188"/>
      <text:p text:style-name="P188">Ref Url: <text:a xlink:type="simple" xlink:href="https://appdividend.com/2018/04/16/laravel-datatables-tutorial-with-example/" text:style-name="Internet_20_link" text:visited-style-name="Visited_20_Internet_20_Link">https://appdividend.com/2018/04/16/laravel-datatables-tutorial-with-example/</text:a></text:p>
      <text:p text:style-name="P189"><text:s text:c="14"/><text:span text:style-name="T82">https://packagist.org/packages/yajra/laravel-datatables-oracle</text:span></text:p>
      <text:p text:style-name="P189"><text:s text:c="14"/><text:span text:style-name="T82">http://yajrabox.com/docs/laravel-datatables/master/add-column</text:span></text:p>
      <text:p text:style-name="P188"/>
      <text:p text:style-name="P188">1. go to proj directory &amp; 'composer require yajra/laravel-datatables-oracle'</text:p>
      <text:p text:style-name="P188">2. Find the providers in config &gt;&gt; app.php file and register the DatatablesServiceProvider.</text:p>
      <text:p text:style-name="P188">'providers' =&gt; [</text:p>
      <text:p text:style-name="P188"><text:s text:c="8"/>// ...</text:p>
      <text:p text:style-name="P188"><text:s text:c="8"/>Yajra\Datatables\DatatablesServiceProvider::class,</text:p>
      <text:p text:style-name="P188"><text:s text:c="4"/>]</text:p>
      <text:p text:style-name="P188"/>
      <text:p text:style-name="P188">3. Place the aliases in config &gt;&gt; app.php file and register the aliases.</text:p>
      <text:p text:style-name="P188">'aliases' =&gt; [</text:p>
      <text:p text:style-name="P188"><text:s text:c="8"/>// ...</text:p>
      <text:p text:style-name="P188"><text:s text:c="8"/>'Datatables' =&gt; Yajra\Datatables\Facades\Datatables::class,</text:p>
      <text:p text:style-name="P188"><text:s text:c="4"/>]</text:p>
      <text:p text:style-name="P188">4. controller &amp; view file as per my git</text:p>
      <text:p text:style-name="P188"><text:s text:c="3"/>controller <text:s/>file name: laravel_server_side_controllre_file.php</text:p>
      <text:p text:style-name="P188"><text:s text:c="3"/>view file name: laravel_server_side_view.php </text:p>
      <text:p text:style-name="P188"/>
      <text:p text:style-name="P190">hint: by qyery get user &amp; role data by join &amp; save in $c</text:p>
      <text:p text:style-name="P190"><text:s text:c="7"/>then 'addColumn' add new colname &amp; by $c to asign value &amp; return</text:p>
      <text:p text:style-name="P188"/>
      <text:p text:style-name="P185"/>
      <text:p text:style-name="P185"/>
      <text:p text:style-name="P185"/>
      <text:p text:style-name="P205">Password Protect a Directory Using .htaccess</text:p>
      <text:p text:style-name="P185"/>
      <text:p text:style-name="P191">Ref Url: <text:a xlink:type="simple" xlink:href="https://davidwalsh.name/password-protect-directory-using-htaccess" text:style-name="Internet_20_link" text:visited-style-name="Visited_20_Internet_20_Link">https://davidwalsh.name/password-protect-directory-using-htaccess</text:a></text:p>
      <text:p text:style-name="P191"/>
      <text:p text:style-name="P191">1. write in .htaccess file</text:p>
      <text:p text:style-name="P191"><text:s text:c="3"/><text:tab/>AuthType Basic</text:p>
      <text:p text:style-name="P191"><text:tab/>AuthName "restricted area"</text:p>
      <text:p text:style-name="P191"><text:tab/>AuthUserFile /home/davidwalsh/html/protect-me-dir/.htpasswd</text:p>
      <text:p text:style-name="P191"><text:tab/>require valid-user</text:p>
      <text:p text:style-name="P191">2. create new file name .htpasswd <text:s/>(location: same where .htaceess locate)</text:p>
      <text:p text:style-name="P191"><text:soft-page-break/><text:s text:c="2"/></text:p>
      <text:p text:style-name="P191"><text:s text:c="6"/>davidwalsh:daWHfZrDLB88.</text:p>
      <text:p text:style-name="P191"><text:s text:c="6"/>rodstewart:roFulYxC2.8ws</text:p>
      <text:p text:style-name="P191"><text:s text:c="6"/>cssexpert:csmnmq.M8T5ho</text:p>
      <text:p text:style-name="P191"/>
      <text:p text:style-name="P191">Note : here username:md5 password</text:p>
      <text:p text:style-name="P191"/>
      <text:p text:style-name="P191"/>
      <text:p text:style-name="P207">Backup of database <text:s/></text:p>
      <text:p text:style-name="P194"/>
      <text:p text:style-name="P194">public function backupDB() </text:p>
      <text:p text:style-name="P194"><text:s text:c="4"/>{ <text:s/></text:p>
      <text:p text:style-name="P194"/>
      <text:p text:style-name="P194"/>
      <text:p text:style-name="P194"><text:s text:c="8"/>date_default_timezone_set('UTC -4'); </text:p>
      <text:p text:style-name="P194"><text:s text:c="8"/>show_errors(); </text:p>
      <text:p text:style-name="P194"><text:s text:c="8"/>// j($_SERVER); </text:p>
      <text:p text:style-name="P194"/>
      <text:p text:style-name="P194"><text:s text:c="8"/>$folder_name = $_SERVER['DOCUMENT_ROOT'].'/db/'.date('d-m-Y-H:i:s'); </text:p>
      <text:p text:style-name="P194"><text:s text:c="8"/>if (!file_exists($folder_name)) { </text:p>
      <text:p text:style-name="P194"><text:s text:c="12"/>mkdir($folder_name, 0777, true); </text:p>
      <text:p text:style-name="P194"><text:s text:c="8"/>} </text:p>
      <text:p text:style-name="P194"><text:s text:c="8"/>$tables = array_column_1($this-&gt;db-&gt;query("SELECT TABLE_NAME FROM INFORMATION_SCHEMA.TABLES WHERE TABLE_TYPE = 'BASE TABLE' AND TABLE_SCHEMA='amber_allnet'")-&gt;result_array(),'TABLE_NAME'); </text:p>
      <text:p text:style-name="P194"><text:s text:c="8"/>sort($tables); </text:p>
      <text:p text:style-name="P194"><text:s text:c="8"/>foreach ($tables as $value) </text:p>
      <text:p text:style-name="P194"><text:s text:c="8"/>{ </text:p>
      <text:p text:style-name="P194"><text:s text:c="12"/>$filename=$value.'-'.date('d-m-Y-H-i-s').'.sql'; </text:p>
      <text:p text:style-name="P194"><text:s text:c="12"/>$result=exec('mysqldump <text:s/>--password=WdI-^k7QW-20 --user=alltest_comman_user3 --single-transaction amber_allnet '.$value.' &gt;'.$folder_name.'/'.$filename,$output); </text:p>
      <text:p text:style-name="P194"><text:s text:c="8"/>} </text:p>
      <text:p text:style-name="P194"><text:s text:c="8"/>$filename='FULL_DB-'.date('d-m-Y-H-i-s').'.sql'; </text:p>
      <text:p text:style-name="P194"><text:s text:c="8"/>$result=exec('mysqldump <text:s/>--password=WFe2GR76 --user=amber_allnet --single-transaction amber_allnet &gt;'.$folder_name.'/'.$filename,$output); </text:p>
      <text:p text:style-name="P194"><text:s text:c="8"/>j('done'); </text:p>
      <text:p text:style-name="P194"><text:s text:c="4"/>}</text:p>
      <text:p text:style-name="P191"/>
      <text:p text:style-name="P191"/>
      <text:p text:style-name="P195">or </text:p>
      <text:p text:style-name="P195"/>
      <text:p text:style-name="P195">&lt;?php</text:p>
      <text:p text:style-name="P195"/>
      <text:p text:style-name="P195">$DBUSER="user";</text:p>
      <text:p text:style-name="P195">$DBPASSWD="password";</text:p>
      <text:p text:style-name="P195">$DATABASE="user_db";</text:p>
      <text:p text:style-name="P195"/>
      <text:p text:style-name="P195">$filename = "backup-" . date("d-m-Y") . ".sql.gz";</text:p>
      <text:p text:style-name="P195">$mime = "application/x-gzip";</text:p>
      <text:p text:style-name="P195"/>
      <text:p text:style-name="P195">header( "Content-Type: " . $mime );</text:p>
      <text:p text:style-name="P195">header( 'Content-Disposition: attachment; filename="' . $filename . '"' );</text:p>
      <text:p text:style-name="P195"><text:soft-page-break/></text:p>
      <text:p text:style-name="P195">$cmd = "mysqldump -u $DBUSER --password=$DBPASSWD $DATABASE | gzip --best"; <text:s text:c="2"/></text:p>
      <text:p text:style-name="P195"/>
      <text:p text:style-name="P195">passthru( $cmd );</text:p>
      <text:p text:style-name="P195"/>
      <text:p text:style-name="P195">exit(0);</text:p>
      <text:p text:style-name="P195">?&gt;</text:p>
      <text:p text:style-name="P185"/>
      <text:p text:style-name="P185"/>
      <text:p text:style-name="P206">print data col vise</text:p>
      <text:p text:style-name="P192"/>
      <text:p text:style-name="P192">$c='&lt;table border="1px solid"&gt;'; </text:p>
      <text:p text:style-name="P192"/>
      <text:p text:style-name="P192">$result=array('0'=&gt;'a','1'=&gt;'b','2'=&gt;'c','3'=&gt;'d','4'=&gt;'e','5'=&gt;'f','6'=&gt;'g','7'=&gt;'h','8'=&gt;'i','9'=&gt;'j','10'=&gt;'k','11'=&gt;'l','12'=&gt;'m','13'=&gt;'n','14'=&gt;'o'); </text:p>
      <text:p text:style-name="P192"/>
      <text:p text:style-name="P192"><text:s text:c="2"/>foreach($result as $key=&gt;$value){ </text:p>
      <text:p text:style-name="P192"><text:s text:c="2"/>if($key%3==0 || $key==0){ $c.="&lt;tr&gt;";} </text:p>
      <text:p text:style-name="P192"><text:s text:c="2"/>$c.="&lt;td&gt;".$value."&lt;/td&gt;"; </text:p>
      <text:p text:style-name="P192"><text:s text:c="2"/>if(($key%3 !=0 &amp;&amp; ($key+1)%3 ==0 ) || $key==2){ $c.="&lt;/tr&gt;";} </text:p>
      <text:p text:style-name="P192"><text:s text:c="2"/></text:p>
      <text:p text:style-name="P192">} </text:p>
      <text:p text:style-name="P192">$c.="&lt;/table&gt;"; </text:p>
      <text:p text:style-name="P192"><text:s text:c="2"/>echo $c;</text:p>
      <text:p text:style-name="P192"/>
      <text:p text:style-name="P193">output like:</text:p>
      <text:p text:style-name="P193">a b c</text:p>
      <text:p text:style-name="P193">d e f</text:p>
      <text:p text:style-name="P193">g h i</text:p>
      <text:p text:style-name="P192"/>
      <text:p text:style-name="P192"/>
      <text:p text:style-name="P208">api call in php same as curl</text:p>
      <text:p text:style-name="P196"/>
      <text:p text:style-name="P196">if(!function_exists('get_api_reponse')) </text:p>
      <text:p text:style-name="P196">{ </text:p>
      <text:p text:style-name="P196"><text:tab/>function get_api_reponse($url,$post) </text:p>
      <text:p text:style-name="P196"><text:tab/>{<text:tab/> </text:p>
      <text:p text:style-name="P196"><text:s text:c="6"/></text:p>
      <text:p text:style-name="P196"/>
      <text:p text:style-name="P196"><text:tab/><text:tab/>$url = base_url().$url; </text:p>
      <text:p text:style-name="P196"><text:tab/><text:tab/>$data = json_decode(file_get_contents($url.'?'.http_build_query($post)),true); </text:p>
      <text:p text:style-name="P196"><text:tab/><text:tab/>return $data; </text:p>
      <text:p text:style-name="P196"><text:tab/>} </text:p>
      <text:p text:style-name="P196">}</text:p>
      <text:p text:style-name="P192"/>
      <text:p text:style-name="P197">Note: <text:span text:style-name="T109">$post </text:span>is associate array of post params.</text:p>
      <text:p text:style-name="P185"/>
      <text:p text:style-name="P185"/>
      <text:p text:style-name="P185"/>
      <text:p text:style-name="P185"/>
      <text:p text:style-name="P185"/>
      <text:p text:style-name="P185"/>
      <text:p text:style-name="P482"><text:soft-page-break/>alltest_comman_user<text:span text:style-name="T81">3</text:span></text:p>
      <text:p text:style-name="P483"><text:tab/>WdI-^k7QW-20</text:p>
      <text:p text:style-name="P600"><text:tab/></text:p>
      <text:p text:style-name="P601"/>
      <text:p text:style-name="P482"/>
      <text:p text:style-name="P489">db1</text:p>
      <text:p text:style-name="P488"><text:s/>[username] =&gt; alltest_comman_user1</text:p>
      <text:p text:style-name="P488"><text:s text:c="4"/>[password] =&gt; WdI-^k7QW-20</text:p>
      <text:p text:style-name="P482"/>
      <text:p text:style-name="P482"/>
      <text:p text:style-name="P487">amber_allnet</text:p>
      <text:p text:style-name="P487">WFe2GR76</text:p>
      <text:p text:style-name="P482"/>
      <text:p text:style-name="P167">new server credential</text:p>
      <text:p text:style-name="P198">URL:https://uid.allintheloop.net/</text:p>
      <text:p text:style-name="P610"><text:a xlink:type="simple" xlink:href="https://199.102.44.66:2083/" text:style-name="Internet_20_link" text:visited-style-name="Visited_20_Internet_20_Link">https://199.102.44.66:2083</text:a></text:p>
      <text:p text:style-name="P610">h?e$BC,Z[j4Y</text:p>
      <text:p text:style-name="P610">uidallintheloop</text:p>
      <text:p text:style-name="P610"/>
      <text:p text:style-name="P164">databse</text:p>
      <text:p text:style-name="P611"><text:span text:style-name="T115">D:</text:span>uidallintheloop_net </text:p>
      <text:p text:style-name="P617">U:uidallintheloop_main</text:p>
      <text:p text:style-name="P611"><text:span text:style-name="T115">P:</text:span>WdI-^k7QW-20</text:p>
      <text:p text:style-name="P611"/>
      <text:p text:style-name="P164">database</text:p>
      <text:p text:style-name="P611"><text:span text:style-name="T116">D:</text:span>uidallintheloop_superadmin </text:p>
      <text:p text:style-name="P618">U:uidallintheloop_main<text:tab/></text:p>
      <text:p text:style-name="P611"><text:span text:style-name="T116">P:</text:span>WdI-^k7QW-20</text:p>
      <text:p text:style-name="P611"/>
      <text:p text:style-name="P165">database</text:p>
      <text:p text:style-name="P612">uidallintheloop_<text:span text:style-name="T114">com</text:span> </text:p>
      <text:p text:style-name="P612">WdI-^k7QW-20</text:p>
      <text:p text:style-name="P616">=============================</text:p>
      <text:p text:style-name="P166">test server</text:p>
      <text:p text:style-name="P616">test.allintheloop.net</text:p>
      <text:p text:style-name="P616">allintheloop</text:p>
      <text:p text:style-name="P616">h?e$BC,Z[j4Y </text:p>
      <text:p text:style-name="P616"/>
      <text:p text:style-name="P616">Database</text:p>
      <text:p text:style-name="P616">D:amber_allnet</text:p>
      <text:p text:style-name="P616">P:Wfe2GR76</text:p>
      <text:p text:style-name="P616">U:amber_allnet2</text:p>
      <text:p text:style-name="P616"/>
      <text:p text:style-name="P616">Database</text:p>
      <text:p text:style-name="P616">D:amber_allnetsec2</text:p>
      <text:p text:style-name="P616">P:v1qwq3sf</text:p>
      <text:p text:style-name="P616">U:amber_allnetsec2</text:p>
      <text:p text:style-name="P616"/>
      <text:p text:style-name="P602"/>
      <text:p text:style-name="P490"/>
      <text:p text:style-name="P606">/* </text:p>
      <text:p text:style-name="P606"/>
      <text:p text:style-name="P606"><text:soft-page-break/>Route::resource('admin/userclaims', 'Admin\\UserclaimsController');</text:p>
      <text:p text:style-name="P606">standard </text:p>
      <text:p text:style-name="P606">========================================= </text:p>
      <text:p text:style-name="P606"/>
      <text:p text:style-name="P606">1. back: so index method </text:p>
      <text:p text:style-name="P606"><text:s text:c="2"/></text:p>
      <text:p text:style-name="P606"><text:s text:c="3"/>&lt;a href="{{ url('/admin/userclaims') }}" title="Back"&gt;&lt;button class="btn btn-warning btn-sm"&gt;&lt;i class="fa fa-arrow-left" aria-hidden="true"&gt;&lt;/i&gt; Back&lt;/button&gt;&lt;/a&gt; </text:p>
      <text:p text:style-name="P606"/>
      <text:p text:style-name="P606">2. addnew: <text:s/>create <text:s/>for form show </text:p>
      <text:p text:style-name="P606"/>
      <text:p text:style-name="P606">&lt;a href="{{ url('/admin/userclaims/create') }}" class="btn btn-success btn-sm" title="Add New Userclaim"&gt; </text:p>
      <text:p text:style-name="P606"><text:s text:c="14"/>&lt;i class="fa fa-plus" aria-hidden="true"&gt;&lt;/i&gt; Add New&lt;/a&gt; </text:p>
      <text:p text:style-name="P606"/>
      <text:p text:style-name="P606">3.store </text:p>
      <text:p text:style-name="P606"/>
      <text:p text:style-name="P606"><text:s text:c="2"/>&lt;form method="POST" action="{{ url('/admin/userclaims') }}" accept-charset="UTF-8" class="form-horizontal" enctype="multipart/form-data"&gt; </text:p>
      <text:p text:style-name="P606"><text:s text:c="28"/>{{ csrf_field() }} </text:p>
      <text:p text:style-name="P606"/>
      <text:p text:style-name="P606"/>
      <text:p text:style-name="P606">4.edit view: </text:p>
      <text:p text:style-name="P606"/>
      <text:p text:style-name="P606">&lt;a href="{{ url('/admin/userclaims/' . $item-&gt;id . '/edit') }}" title="Edit Userclaim"&gt;&lt;button class="btn btn-primary btn-sm"&gt;&lt;i class="fa fa-pencil-square-o" aria-hidden="true"&gt;&lt;/i&gt; Edit&lt;/button&gt;&lt;/a&gt; </text:p>
      <text:p text:style-name="P606"/>
      <text:p text:style-name="P606">5. edit form action : edit method call </text:p>
      <text:p text:style-name="P606"/>
      <text:p text:style-name="P606">&lt;form action="{{url('/admin/userclaims', [$task-&gt;id])}}" method="POST"&gt; </text:p>
      <text:p text:style-name="P606">&lt;input type="hidden" name="_method" value="PUT"&gt; </text:p>
      <text:p text:style-name="P606"/>
      <text:p text:style-name="P606"><text:s text:c="2"/></text:p>
      <text:p text:style-name="P606">6.delete </text:p>
      <text:p text:style-name="P606"><text:s text:c="3"/>&lt;form method="POST" action="{{ url('/admin/userclaims' . '/' . $item-&gt;id) }}" accept-charset="UTF-8" style="display:inline"&gt; </text:p>
      <text:p text:style-name="P606"><text:s text:c="48"/>{{ method_field('DELETE') }} </text:p>
      <text:p text:style-name="P606"><text:s text:c="48"/>{{ csrf_field() }} <text:s/></text:p>
      <text:p text:style-name="P606"/>
      <text:p text:style-name="P606"><text:s/>7. show method : for view </text:p>
      <text:p text:style-name="P606"><text:s text:c="2"/></text:p>
      <text:p text:style-name="P606"><text:s text:c="2"/>&lt;a href="{{ url('/admin/userclaims/' . $item-&gt;id) }}" title="View Userclaim"&gt;&lt;button class="btn btn-info btn-sm"&gt;&lt;i class="fa fa-eye" aria-hidden="true"&gt;&lt;/i&gt; View&lt;/button&gt;&lt;/a&gt; <text:s text:c="2"/></text:p>
      <text:p text:style-name="P606"/>
      <text:p text:style-name="P606"/>
      <text:p text:style-name="P606"><text:s text:c="2"/>8. sidebar </text:p>
      <text:p text:style-name="P606"/>
      <text:p text:style-name="P606">&lt;li class="{{(Request::path()=='holiday' || Request::is('holiday/*')) ? 'active' : ''}}"&gt; </text:p>
      <text:p text:style-name="P606"><text:s text:c="24"/>&lt;a href="{{url('/holiday')}}"&gt; </text:p>
      <text:p text:style-name="P606"><text:s text:c="28"/>&lt;i class="fa fa-calendar" aria-hidden="true"&gt;&lt;/i&gt; </text:p>
      <text:p text:style-name="P606"><text:s text:c="28"/>&lt;span class=""&gt;Holidays&lt;/span&gt; </text:p>
      <text:p text:style-name="P606"><text:soft-page-break/><text:s text:c="24"/>&lt;/a&gt; </text:p>
      <text:p text:style-name="P606"><text:s text:c="20"/>&lt;/li&gt; <text:s text:c="43"/></text:p>
      <text:p text:style-name="P606"/>
      <text:p text:style-name="P606">*/</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3">1.install node &amp; npm </text:p>
      <text:p text:style-name="P493">2.install angular cli 6 <text:s/>by command "npm -g install @angular/cli" </text:p>
      <text:p text:style-name="P493">3.To Check cli version by command "ng version" </text:p>
      <text:p text:style-name="P493"><text:s text:c="2"/>getting like below </text:p>
      <text:p text:style-name="P493"/>
      <text:p text:style-name="P493"><text:s text:c="3"/>This is the output I'm getting: </text:p>
      <text:p text:style-name="P493"/>
      <text:p text:style-name="P493"><text:s text:c="4"/>/ \ <text:s text:c="2"/>_ __ <text:s text:c="2"/>__ _ _ <text:s text:c="2"/>_| | __ _ _ __ <text:s text:c="4"/>/ ___| | <text:s text:c="2"/>|_ _| </text:p>
      <text:p text:style-name="P493"><text:s text:c="3"/>/ △ \ | '_ \ / _` | | | | |/ _` | '__| <text:s text:c="2"/>| | <text:s text:c="2"/>| | <text:s text:c="3"/>| | </text:p>
      <text:p text:style-name="P493"><text:s text:c="2"/>/ ___ \| | | | (_| | |_| | | (_| | | <text:s text:c="5"/>| |___| |___ | | </text:p>
      <text:p text:style-name="P493"><text:s/>/_/ <text:s text:c="2"/>\_\_| |_|\__, |\__,_|_|\__,_|_| <text:s text:c="6"/>\____|_____|___| </text:p>
      <text:p text:style-name="P493"><text:s text:c="16"/>|___/ </text:p>
      <text:p text:style-name="P493"/>
      <text:p text:style-name="P493"/>
      <text:p text:style-name="P493">Angular CLI: 6.0.0 </text:p>
      <text:p text:style-name="P493"><text:soft-page-break/>Node: 8.11.1 </text:p>
      <text:p text:style-name="P493">OS: linux x64 </text:p>
      <text:p text:style-name="P493">Angular: </text:p>
      <text:p text:style-name="P493">... </text:p>
      <text:p text:style-name="P493"/>
      <text:p text:style-name="P493"/>
      <text:p text:style-name="P493">4.create project by "ng new crmapp" <text:s/>here crmapp is a yr proj name </text:p>
      <text:p text:style-name="P493"/>
      <text:p text:style-name="P493">5. We will mostly be working inside the src/app folder. This is the directory structure of the project: </text:p>
      <text:p text:style-name="P493"/>
      <text:p text:style-name="P493"><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4">6. Navigate inside your project's folder by command “ cd crmapp”</text:p>
      <text:p text:style-name="P494">7. Serve your application <text:s/>by <text:s/>“ ng serve “</text:p>
      <text:p text:style-name="P494">8. You application will be running from . <text:s/>In browser</text:p>
      <text:p text:style-name="P494"/>
      <text:p text:style-name="P495">understand the structure</text:p>
      <text:p text:style-name="P495"/>
      <text:p text:style-name="P495"><text:span text:style-name="T87">A) <text:s/></text:span>index.html <text:s/>is main file <text:s/>its structure like </text:p>
      <text:p text:style-name="P495"/>
      <text:p text:style-name="P495">&lt;!doctype html&gt; </text:p>
      <text:p text:style-name="P495">&lt;html lang="en"&gt; </text:p>
      <text:p text:style-name="P495"><text:s/>&lt;head&gt; </text:p>
      <text:p text:style-name="P495"><text:s text:c="6"/>&lt;meta charset="utf-8"&gt; </text:p>
      <text:p text:style-name="P495"><text:soft-page-break/><text:s text:c="6"/>&lt;title&gt;Crmapp&lt;/title&gt; </text:p>
      <text:p text:style-name="P495"><text:s text:c="6"/>&lt;meta name="viewport" content="width=device-width, initial-scale=1"&gt; </text:p>
      <text:p text:style-name="P495"><text:s text:c="5"/></text:p>
      <text:p text:style-name="P495"><text:s text:c="6"/>&lt;!-- CSS FILE INCLUDE --&gt; </text:p>
      <text:p text:style-name="P495"><text:s text:c="6"/>&lt;link rel="stylesheet" href="<text:span text:style-name="T83">assets/bootstrap/css/bootstrap.min.css</text:span>"&gt; </text:p>
      <text:p text:style-name="P495"><text:s/>&lt;/head&gt; </text:p>
      <text:p text:style-name="P495"><text:s text:c="2"/>&lt;body&gt; </text:p>
      <text:p text:style-name="P495"><text:s text:c="7"/>&lt;div class="wrapper"&gt; </text:p>
      <text:p text:style-name="P495"><text:s text:c="8"/><text:span text:style-name="T85">&lt;app-root&gt;&lt;/app-root&gt;</text:span> </text:p>
      <text:p text:style-name="P495"><text:s text:c="7"/>&lt;/div&gt; </text:p>
      <text:p text:style-name="P495"/>
      <text:p text:style-name="P495"><text:s text:c="4"/>&lt;!-- JS FILE INCLUDE --&gt; </text:p>
      <text:p text:style-name="P495"><text:s text:c="6"/>&lt;script src="<text:span text:style-name="T83">assets/plugins/jQuery/jquery-2.2.3.min.js</text:span>"&gt;&lt;/script&gt; </text:p>
      <text:p text:style-name="P495"><text:s/>&lt;/body&gt; </text:p>
      <text:p text:style-name="P495">&lt;/html&gt;</text:p>
      <text:p text:style-name="P495"/>
      <text:p text:style-name="P495"><text:span text:style-name="T87">B) </text:span>Put css file &amp; js file into assest folder (path as above) <text:s/>&amp; write css in style.css file like core</text:p>
      <text:p text:style-name="P495"/>
      <text:p text:style-name="P496">C) by <text:span text:style-name="T88">default in src/app directory</text:span></text:p>
      <text:p text:style-name="P496"><text:s text:c="6"/></text:p>
      <text:list xml:id="list3624127566" text:style-name="L2">
        <text:list-item>
          <text:p text:style-name="P668">app.components.html <text:s text:c="15"/>(write below code in this file)</text:p>
        </text:list-item>
      </text:list>
      <text:p text:style-name="P496"/>
      <text:p text:style-name="P498"><text:s text:c="6"/><text:span text:style-name="T89"><text:s/>&lt;app-header&gt;&lt;/app-header&gt; </text:span></text:p>
      <text:p text:style-name="P499"><text:s text:c="7"/>&lt;app-sidebar&gt;&lt;/app-sidebar&gt; </text:p>
      <text:p text:style-name="P499"><text:s text:c="10"/>&lt;div id="content"&gt; </text:p>
      <text:p text:style-name="P499"><text:s text:c="14"/>&lt;router-outlet&gt;&lt;/router-outlet&gt; </text:p>
      <text:p text:style-name="P499"><text:s text:c="10"/>&lt;/div&gt; </text:p>
      <text:p text:style-name="P499"><text:s text:c="7"/>&lt;app-footer&gt;&lt;/app-footer&gt;</text:p>
      <text:p text:style-name="P496"/>
      <text:list xml:id="list3242713460" text:style-name="L3">
        <text:list-item>
          <text:p text:style-name="P669">app.component.css or scss <text:s text:c="7"/>( write css for html of particular component)</text:p>
        </text:list-item>
        <text:list-item>
          <text:p text:style-name="P671">app.component.spec.ts</text:p>
        </text:list-item>
        <text:list-item>
          <text:p text:style-name="P670">app.component.ts <text:s text:c="22"/>(component file wherein css &amp; html link)</text:p>
        </text:list-item>
      </text:list>
      <text:p text:style-name="P500"><text:s/></text:p>
      <text:p text:style-name="P501"><text:s text:c="16"/><text:span text:style-name="T90">index.html ma <text:s/></text:span><text:span text:style-name="T86">&lt;app-root&gt;&lt;/app-root&gt; <text:s/>tag <text:s text:c="2"/></text:span><text:span text:style-name="T91">e app.component.ts file ma selector hoy</text:span></text:p>
      <text:p text:style-name="P520"><text:s text:c="15"/>@ ne decorate kehvay</text:p>
      <text:p text:style-name="P501"><text:span text:style-name="T91"><text:s text:c="14"/>templateUrl: './app.component.html', <text:s text:c="2"/>--------------------------</text:span><text:span text:style-name="T92">v</text:span><text:span text:style-name="T91"> <text:s/></text:span></text:p>
      <text:p text:style-name="P520"><text:s text:c="14"/>styleUrls: ['./app.component.css']</text:p>
      <text:p text:style-name="P497"/>
      <text:p text:style-name="P497"><text:s text:c="6"/></text:p>
      <text:list xml:id="list1105266937" text:style-name="L4">
        <text:list-item>
          <text:p text:style-name="P673">app.component.html</text:p>
        </text:list-item>
      </text:list>
      <text:p text:style-name="P501"/>
      <text:p text:style-name="P502"><text:span text:style-name="T91"><text:s text:c="17"/></text:span><text:span text:style-name="T92">in this file <text:s/>call selector of oth</text:span><text:span text:style-name="T93">er</text:span><text:span text:style-name="T92"> component &amp; routing</text:span></text:p>
      <text:p text:style-name="P522"><text:s text:c="16"/>like, for ex.</text:p>
      <text:p text:style-name="P502"><text:s text:c="11"/></text:p>
      <text:p text:style-name="P502"><text:s text:c="16"/><text:span text:style-name="T94"><text:s/>&lt;app-header&gt;&lt;/app-header&gt; <text:s text:c="8"/>&lt;------------ this is other component make by command</text:span></text:p>
      <text:p text:style-name="P503"><text:s text:c="16"/>&lt;app-sidebar&gt;&lt;/app-sidebar&gt; </text:p>
      <text:p text:style-name="P503"><text:s text:c="21"/>&lt;div id="content"&gt; </text:p>
      <text:p text:style-name="P503"><text:s text:c="28"/>&lt;router-outlet&gt;&lt;/router-outlet&gt; <text:s text:c="9"/><text:span text:style-name="T95">&lt;</text:span>------- <text:span text:style-name="T95">this is for routing</text:span></text:p>
      <text:p text:style-name="P503"><text:s text:c="21"/>&lt;/div&gt; </text:p>
      <text:p text:style-name="P503"><text:s text:c="16"/>&lt;app-footer&gt;&lt;/app-footer&gt;</text:p>
      <text:p text:style-name="P502"><text:s text:c="16"/></text:p>
      <text:p text:style-name="P521"><text:s text:c="13"/></text:p>
      <text:p text:style-name="P505"><text:soft-page-break/><text:s text:c="13"/><text:span text:style-name="T96">make new component by command “ng g c header” <text:s/>or <text:s/>“ng g c <text:s/>layouts/header” <text:s/></text:span></text:p>
      <text:p text:style-name="P523"><text:s text:c="15"/>or </text:p>
      <text:p text:style-name="P523"><text:s text:c="12"/>ng generate component AccountList</text:p>
      <text:p text:style-name="P505"/>
      <text:p text:style-name="P506"><text:s text:c="13"/><text:span text:style-name="T97">then 4 file generate in app/src or app/src/layout <text:s/>directory <text:s text:c="2"/>as well as <text:s/>component added <text:s text:c="12"/>automatically in <text:s/>app.module.ts file 's <text:s/>declarations.</text:span></text:p>
      <text:p text:style-name="P502"/>
      <text:p text:style-name="P504"><text:s text:c="12"/><text:span text:style-name="T97">header.component.html <text:s text:c="2"/>write header code &amp; its css write in <text:s/>header.component..css file</text:span></text:p>
      <text:p text:style-name="P502"/>
      <text:p text:style-name="P502"/>
      <text:p text:style-name="P520"/>
      <text:list xml:id="list190609235219474" text:continue-numbering="true" text:style-name="L4">
        <text:list-item>
          <text:p text:style-name="P672"><text:s/>app.module.ts <text:s text:c="28"/>(this file internal link with ng modules)</text:p>
        </text:list-item>
      </text:list>
      <text:p text:style-name="P495"/>
      <text:p text:style-name="P495"/>
      <text:p text:style-name="P495"/>
      <text:p text:style-name="P495"/>
      <text:p text:style-name="P495"/>
      <text:p text:style-name="P495"/>
      <text:p text:style-name="P163">Angular Routing</text:p>
      <text:p text:style-name="P507"/>
      <text:p text:style-name="P507">make one file name <text:s/>app-routing.module.ts</text:p>
      <text:p text:style-name="P507"/>
      <text:p text:style-name="P507">put below code :</text:p>
      <text:p text:style-name="P507"/>
      <text:p text:style-name="P507">import { NgModule } from '@angular/core'; </text:p>
      <text:p text:style-name="P507">import { Routes, RouterModule } from '@angular/router'; </text:p>
      <text:p text:style-name="P507"/>
      <text:p text:style-name="P507"/>
      <text:p text:style-name="P507">import { UsersComponent } from './admin/users/users.component'; </text:p>
      <text:p text:style-name="P507">import { ManagersComponent } from './admin/managers/managers.component'; </text:p>
      <text:p text:style-name="P507">import { DashboardComponent } from './admin/dashboard/dashboard.component'; </text:p>
      <text:p text:style-name="P507"/>
      <text:p text:style-name="P507"/>
      <text:p text:style-name="P507"/>
      <text:p text:style-name="P507">const routes: Routes = [ </text:p>
      <text:p text:style-name="P507"><text:s/></text:p>
      <text:p text:style-name="P507"><text:s text:c="2"/>{ </text:p>
      <text:p text:style-name="P507"><text:s text:c="4"/>path: 'dashboard', </text:p>
      <text:p text:style-name="P507"><text:s text:c="4"/>component: DashboardComponent </text:p>
      <text:p text:style-name="P507"><text:s text:c="2"/>}, </text:p>
      <text:p text:style-name="P507"/>
      <text:p text:style-name="P507"/>
      <text:p text:style-name="P507"><text:s text:c="2"/>{ </text:p>
      <text:p text:style-name="P507"><text:s text:c="4"/>path: 'users', </text:p>
      <text:p text:style-name="P507"><text:s text:c="4"/>component: UsersComponent </text:p>
      <text:p text:style-name="P507"><text:s text:c="2"/>}, </text:p>
      <text:p text:style-name="P507"/>
      <text:p text:style-name="P507"><text:s text:c="2"/>{<text:tab/> </text:p>
      <text:p text:style-name="P507"><text:s text:c="4"/>path: 'managers', </text:p>
      <text:p text:style-name="P507"><text:s text:c="4"/>component: ManagersComponent </text:p>
      <text:p text:style-name="P507"><text:s text:c="2"/>}, </text:p>
      <text:p text:style-name="P507"/>
      <text:p text:style-name="P507"><text:soft-page-break/>]; </text:p>
      <text:p text:style-name="P507"/>
      <text:p text:style-name="P507"/>
      <text:p text:style-name="P507">@NgModule({ </text:p>
      <text:p text:style-name="P507"><text:s text:c="2"/>imports: [RouterModule.forRoot(routes)], </text:p>
      <text:p text:style-name="P507"><text:s text:c="2"/>exports: [RouterModule] </text:p>
      <text:p text:style-name="P507">}) </text:p>
      <text:p text:style-name="P507">export class <text:span text:style-name="T98">AppRoutingModule</text:span> { } </text:p>
      <text:p text:style-name="P507"/>
      <text:p text:style-name="P507"/>
      <text:p text:style-name="P507"/>
      <text:p text:style-name="P507"/>
      <text:p text:style-name="P507">here <text:s/>need to declare path &amp; on <text:s/>that path which component call.</text:p>
      <text:p text:style-name="P507">But need to import that component first on top <text:span text:style-name="T99">of this file</text:span>.</text:p>
      <text:p text:style-name="P507"/>
      <text:p text:style-name="P507"/>
      <text:p text:style-name="P508"><text:span text:style-name="T98">AppRoutingModule <text:s/></text:span><text:span text:style-name="T101">this is also import &amp; <text:s/>imports <text:s/>app.module.ts file</text:span></text:p>
      <text:p text:style-name="P508"/>
      <text:p text:style-name="P524">like below</text:p>
      <text:p text:style-name="P509"><text:s text:c="53"/></text:p>
      <text:p text:style-name="P524">import {AppRoutingModule} from <text:s/>'./app-routing.module';</text:p>
      <text:p text:style-name="P509"/>
      <text:p text:style-name="P524">@NgModule <text:s/>-&gt; imports: <text:s/>-&gt; write AppRoutingModule, <text:s text:c="5"/></text:p>
      <text:p text:style-name="P509"/>
      <text:p text:style-name="P509"/>
      <text:p text:style-name="P509"/>
      <text:p text:style-name="P509"/>
      <text:p text:style-name="P525">Angular <text:s/>services</text:p>
      <text:p text:style-name="P510"/>
      <text:p text:style-name="P510"/>
      <text:p text:style-name="P526">ng generate service data <text:s text:c="3"/>then create <text:s/>Open up the new service file: /src/app/data.service.ts:</text:p>
      <text:p text:style-name="P511"/>
      <text:p text:style-name="P527"><text:s/>then <text:s/>u can see </text:p>
      <text:p text:style-name="P512"/>
      <text:p text:style-name="P512"/>
      <text:p text:style-name="P512"/>
      <text:p text:style-name="P512"/>
      <text:p text:style-name="P512"/>
      <text:p text:style-name="P512"/>
      <text:p text:style-name="P512"/>
      <text:p text:style-name="P512"/>
      <text:p text:style-name="P527">import { Injectable } from '@angular/core';</text:p>
      <text:p text:style-name="P512"/>
      <text:p text:style-name="P527">@Injectable({</text:p>
      <text:p text:style-name="P527"><text:s text:c="2"/>providedIn: 'root'</text:p>
      <text:p text:style-name="P527">})</text:p>
      <text:p text:style-name="P527">export class DataService {</text:p>
      <text:p text:style-name="P512"/>
      <text:p text:style-name="P527"><text:s text:c="2"/>constructor() { }</text:p>
      <text:p text:style-name="P527">}</text:p>
      <text:p text:style-name="P512"/>
      <text:p text:style-name="P512"/>
      <text:p text:style-name="P512"><text:soft-page-break/></text:p>
      <text:p text:style-name="P527">in this at top to import httpclient</text:p>
      <text:p text:style-name="P512"/>
      <text:p text:style-name="P527">import { HttpClient } from '@angular/common/http';</text:p>
      <text:p text:style-name="P512"/>
      <text:p text:style-name="P512">whithin constructor to make instance </text:p>
      <text:p text:style-name="P512"/>
      <text:p text:style-name="P512">so this file look like</text:p>
      <text:p text:style-name="P512"/>
      <text:p text:style-name="P512"/>
      <text:p text:style-name="P527"/>
      <text:p text:style-name="P527">import { Injectable } from '@angular/core';</text:p>
      <text:p text:style-name="P512"><text:span text:style-name="T100">import { </text:span><text:span text:style-name="T84">HttpClient</text:span><text:span text:style-name="T100"> } from '@angular/common/http';</text:span></text:p>
      <text:p text:style-name="P512"/>
      <text:p text:style-name="P527">@Injectable({</text:p>
      <text:p text:style-name="P527"><text:s text:c="2"/>providedIn: 'root'</text:p>
      <text:p text:style-name="P527">})</text:p>
      <text:p text:style-name="P527">export class DataService {</text:p>
      <text:p text:style-name="P512"/>
      <text:p text:style-name="P512">//<text:span text:style-name="T103">define varible here like <text:s/>api_url='http://test.com';</text:span></text:p>
      <text:p text:style-name="P512"/>
      <text:p text:style-name="P512"><text:span text:style-name="T100"><text:s/>constructor(</text:span><text:span text:style-name="T84">private http: HttpClient</text:span><text:span text:style-name="T100">) { }</text:span></text:p>
      <text:p text:style-name="P512"/>
      <text:p text:style-name="P513"><text:s text:c="2"/>getUsers() {</text:p>
      <text:p text:style-name="P514"><text:s text:c="3"/><text:span text:style-name="T102">//GET</text:span></text:p>
      <text:p text:style-name="P513"><text:s text:c="4"/>return this.http.get('https://jsonplaceholder.typicode.com/users')</text:p>
      <text:p text:style-name="P513"><text:s text:c="2"/>}</text:p>
      <text:p text:style-name="P528"><text:s/>postexample(){ </text:p>
      <text:p text:style-name="P528"><text:s text:c="3"/>let a={"name":"Rupesh","salary":"50K","age":"20"}; </text:p>
      <text:p text:style-name="P528"><text:s text:c="3"/>//return this.httpClient.get('http://dummy.restapiexample.com/api/v1/employees',a); </text:p>
      <text:p text:style-name="P528"><text:s text:c="4"/>let post_param={"lang_id":"Rupesh","secure_key":"123456"}; </text:p>
      <text:p text:style-name="P528"><text:s text:c="4"/>return this.httpClient.get('https://test.allintheloop.net/native_single_fcm_v2/event/searchEventBySecurekey ',post_param); </text:p>
      <text:p text:style-name="P528"><text:s text:c="3"/></text:p>
      <text:p text:style-name="P528"><text:s text:c="2"/>}</text:p>
      <text:p text:style-name="P527">}</text:p>
      <text:p text:style-name="P512"/>
      <text:p text:style-name="P512"/>
      <text:p text:style-name="P512"/>
      <text:p text:style-name="P529">Before we can use the HTTPClient, we need to add as an import in our app's /src/app/app.module.ts file:</text:p>
      <text:p text:style-name="P515"/>
      <text:p text:style-name="P515"><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15"/>
      <text:p text:style-name="P515"/>
      <text:p text:style-name="P519"><text:span text:style-name="T100">Ref api :</text:span><text:a xlink:type="simple" xlink:href="http://dummy.restapiexample.com/" text:style-name="Internet_20_link" text:visited-style-name="Visited_20_Internet_20_Link">http://dummy.restapiexample.com/</text:a></text:p>
      <text:p text:style-name="P519"/>
      <text:p text:style-name="P519"/>
      <text:p text:style-name="P517">curd in angular</text:p>
      <text:p text:style-name="P517"><text:a xlink:type="simple" xlink:href="https://www.devglan.com/angular/angular-6-example" text:style-name="Internet_20_link" text:visited-style-name="Visited_20_Internet_20_Link"><text:span text:style-name="T100">https://www.devglan.com/angular/angular-6-example</text:span></text:a></text:p>
      <text:p text:style-name="P517"/>
      <text:p text:style-name="P530"><text:soft-page-break/>Jquery in angular</text:p>
      <text:p text:style-name="P530"><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0"/>
      <text:p text:style-name="P534">in index.html</text:p>
      <text:p text:style-name="P534">&lt;script src="<text:a xlink:type="simple" xlink:href="https://cdn.datatables.net/1.10.16/js/jquery.dataTables.min.js" text:style-name="Internet_20_link" text:visited-style-name="Visited_20_Internet_20_Link">https://cdn.datatables.net/1.10.16/js/jquery.dataTables.min.js</text:a>"&gt;&lt;/script&gt;</text:p>
      <text:p text:style-name="P534"/>
      <text:p text:style-name="P534"/>
      <text:p text:style-name="P534"/>
      <text:p text:style-name="P534">in component file</text:p>
      <text:p text:style-name="P534"/>
      <text:p text:style-name="P534">import * as $ from 'jquery';</text:p>
      <text:p text:style-name="P534"/>
      <text:p text:style-name="P536">(or)</text:p>
      <text:p text:style-name="P536">declare var $: any;</text:p>
      <text:p text:style-name="P530"/>
      <text:p text:style-name="P534">use in function </text:p>
      <text:p text:style-name="P534"/>
      <text:p text:style-name="P534"><text:s text:c="2"/>ngOnInit() </text:p>
      <text:p text:style-name="P534"><text:s text:c="2"/>{ </text:p>
      <text:p text:style-name="P534"><text:s text:c="6"/>this.getAllUsers(); </text:p>
      <text:p text:style-name="P534"><text:s text:c="7"/>$(document).ready(function(){ </text:p>
      <text:p text:style-name="P534"><text:s text:c="8"/>$("button").click(function(){ </text:p>
      <text:p text:style-name="P534"><text:s text:c="12"/>alert("click ok"); </text:p>
      <text:p text:style-name="P534"><text:s text:c="8"/>}); </text:p>
      <text:p text:style-name="P534"><text:s text:c="4"/>}); </text:p>
      <text:p text:style-name="P534"><text:s text:c="2"/>}</text:p>
      <text:p text:style-name="P530"/>
      <text:p text:style-name="P530"/>
      <text:p text:style-name="P530"/>
      <text:p text:style-name="P532">promise</text:p>
      <text:p text:style-name="P532"/>
      <text:p text:style-name="P531">editEmployee(id) {</text:p>
      <text:p text:style-name="P531"><text:s text:c="4"/>return new Promise((resolve) =&gt; {</text:p>
      <text:p text:style-name="P531"><text:s text:c="8"/>this._empService.getEmployee(id).subscribe((employee)=&gt; {</text:p>
      <text:p text:style-name="P531"><text:s text:c="12"/>this.employee = employee[0];</text:p>
      <text:p text:style-name="P531"><text:s text:c="12"/>console.log(employee[0]);</text:p>
      <text:p text:style-name="P531"><text:s text:c="12"/>resolve();</text:p>
      <text:p text:style-name="P531"><text:s text:c="8"/>});</text:p>
      <text:p text:style-name="P531"><text:s text:c="4"/>});</text:p>
      <text:p text:style-name="P531">}</text:p>
      <text:p text:style-name="P531"/>
      <text:p text:style-name="P531">this.editEmployee(6).then(()=&gt; {</text:p>
      <text:p text:style-name="P531"><text:s text:c="4"/>console.log(this.employee);</text:p>
      <text:p text:style-name="P531">}</text:p>
      <text:p text:style-name="P531"/>
      <text:p text:style-name="P531"/>
      <text:p text:style-name="P531"/>
      <text:p text:style-name="P531"/>
      <text:p text:style-name="P535">attribute binding</text:p>
      <text:p text:style-name="P535"><text:a xlink:type="simple" xlink:href="https://www.concretepage.com/angular-2/angular-2-attribute-binding-example" text:style-name="Internet_20_link" text:visited-style-name="Visited_20_Internet_20_Link">https://www.concretepage.com/angular-2/angular-2-attribute-binding-example</text:a></text:p>
      <text:p text:style-name="P535"/>
      <text:p text:style-name="P535"><text:soft-page-break/></text:p>
      <text:p text:style-name="P535"/>
      <text:p text:style-name="P538">productio N development</text:p>
      <text:p text:style-name="P537"><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37"/>
      <text:p text:style-name="P537"/>
      <text:p text:style-name="P537"/>
      <text:p text:style-name="P537"/>
      <text:p text:style-name="P537"/>
      <text:p text:style-name="P537"/>
      <text:p text:style-name="P537"/>
      <text:p text:style-name="P537"/>
      <text:p text:style-name="P537"/>
      <text:p text:style-name="P539">ng serve <text:s/>--host 0.0.0.0 <text:s text:c="2"/>for local running in any pc</text:p>
      <text:p text:style-name="P539"/>
      <text:p text:style-name="P539">ng build <text:s/>--prod <text:s text:c="2"/></text:p>
      <text:p text:style-name="P539"><text:s/>for generate build &amp; automatic make dist folder</text:p>
      <text:p text:style-name="P539">to copy content of dist folder &amp; put anywhere u want</text:p>
      <text:p text:style-name="P539"/>
      <text:p text:style-name="P539">then goto the that folder</text:p>
      <text:p text:style-name="P539">run</text:p>
      <text:p text:style-name="P539">php -S localhost:4200 <text:s/></text:p>
      <text:p text:style-name="P539"/>
      <text:p text:style-name="P539">u can put domain name isteasd of localhost</text:p>
      <text:p text:style-name="P539"/>
      <text:p text:style-name="P539">&amp; for migrate on server only migrate dist folder content</text:p>
      <text:p text:style-name="P539"/>
      <text:p text:style-name="P539"/>
      <text:p text:style-name="P539"/>
      <text:p text:style-name="P539"/>
      <text:p text:style-name="P540">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0"/>
      <text:p text:style-name="P541">for good project structure <text:s/>&amp; all thisngs for coding</text:p>
      <text:p text:style-name="P541"/>
      <text:p text:style-name="P541"><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1"/>
      <text:p text:style-name="P541"><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1"/>
      <text:p text:style-name="P541"/>
      <text:p text:style-name="P544">Make restapi url diffent fro prod &amp; dev or define constant </text:p>
      <text:p text:style-name="P542"/>
      <text:p text:style-name="P542">Dont hard code the URL. Use environment.prod.ts and environment.ts files which are inside src/environments. for localhost, in environment.ts file use some variable to save your url.</text:p>
      <text:p text:style-name="P542"/>
      <text:p text:style-name="P543"><text:span text:style-name="T105">In </text:span>environment.ts <text:s/><text:span text:style-name="T105">file </text:span></text:p>
      <text:p text:style-name="P542">export const environment = </text:p>
      <text:p text:style-name="P542">{</text:p>
      <text:p text:style-name="P542"><text:s text:c="4"/>production: false,</text:p>
      <text:p text:style-name="P542"><text:s text:c="4"/>API_URL: 'http://localhost:8080',</text:p>
      <text:p text:style-name="P542">};</text:p>
      <text:p text:style-name="P542"/>
      <text:p text:style-name="P542"><text:soft-page-break/>for production, in environment.prod.ts</text:p>
      <text:p text:style-name="P542"/>
      <text:p text:style-name="P542">export const environment = </text:p>
      <text:p text:style-name="P542">{</text:p>
      <text:p text:style-name="P542"><text:s text:c="4"/>production: true,</text:p>
      <text:p text:style-name="P542"><text:s text:c="4"/>API_URL: 'http://api.productionurl.com',</text:p>
      <text:p text:style-name="P542">};</text:p>
      <text:p text:style-name="P542">When using in your code import the variable,</text:p>
      <text:p text:style-name="P542"/>
      <text:p text:style-name="P542">import { environment } from '../../environments/environment';</text:p>
      <text:p text:style-name="P542">....</text:p>
      <text:p text:style-name="P542">....</text:p>
      <text:p text:style-name="P542"/>
      <text:p text:style-name="P542">private API_URL= environment.API_URL;</text:p>
      <text:p text:style-name="P542">whenever your are using for production use angular cli command option</text:p>
      <text:p text:style-name="P542"/>
      <text:p text:style-name="P542">ng build --env=prod</text:p>
      <text:p text:style-name="P542">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42"/>
      <text:p text:style-name="P542"/>
      <text:p text:style-name="P542"/>
      <text:p text:style-name="P542"/>
      <text:p text:style-name="P545">Reactive form validation </text:p>
      <text:p text:style-name="P548"><text:a xlink:type="simple" xlink:href="http://jasonwatmore.com/post/2018/05/10/angular-6-reactive-forms-validation-example" text:style-name="Internet_20_link" text:visited-style-name="Visited_20_Internet_20_Link">http://jasonwatmore.com/post/2018/05/10/angular-6-reactive-forms-validation-example</text:a></text:p>
      <text:p text:style-name="P548"/>
      <text:p text:style-name="P548"/>
      <text:p text:style-name="P546">Rxjs, observable,map,subcribe,filter,ascy pipe</text:p>
      <text:p text:style-name="P549"><text:a xlink:type="simple" xlink:href="https://www.techiediaries.com/angular-rxjs-tutorial/" text:style-name="Internet_20_link" text:visited-style-name="Visited_20_Internet_20_Link">https://www.techiediaries.com/angular-rxjs-tutorial/</text:a></text:p>
      <text:p text:style-name="P549"><text:a xlink:type="simple" xlink:href="https://codecraft.tv/courses/angular/pipes/async-pipe/" text:style-name="Internet_20_link" text:visited-style-name="Visited_20_Internet_20_Link">https://codecraft.tv/courses/angular/pipes/async-pipe/</text:a></text:p>
      <text:p text:style-name="P549"/>
      <text:p text:style-name="P547">Directive <text:s/><text:span text:style-name="T107">structural directive &amp; custome directive</text:span> <text:span text:style-name="T107">&amp; page 198 </text:span></text:p>
      <text:p text:style-name="P550">Ngstyle ,Ng class, &amp; <text:s/>much more with <text:s/><text:span text:style-name="T106">structural directive * </text:span>ng if ,ng for, ng switch</text:p>
      <text:p text:style-name="P550"><text:a xlink:type="simple" xlink:href="https://codecraft.tv/assets/books/angular-from-theory-to-practice.pdf" text:style-name="Internet_20_link" text:visited-style-name="Visited_20_Internet_20_Link">https://codecraft.tv/assets/books/angular-from-theory-to-practice.pdf</text:a></text:p>
      <text:p text:style-name="P550"/>
      <text:p text:style-name="P551">pipe also in above</text:p>
      <text:p text:style-name="P551"/>
      <text:p text:style-name="P551"/>
      <text:p text:style-name="P551"/>
      <text:p text:style-name="P552">NGMOdel for two way binding</text:p>
      <text:p text:style-name="P552"><text:a xlink:type="simple" xlink:href="https://appdividend.com/2018/10/03/angular-ngmodel-directive-example-tutorial/" text:style-name="Internet_20_link" text:visited-style-name="Visited_20_Internet_20_Link">https://appdividend.com/2018/10/03/angular-ngmodel-directive-example-tutorial/</text:a></text:p>
      <text:p text:style-name="P552"/>
      <text:p text:style-name="P551"/>
      <text:p text:style-name="P551"/>
      <text:p text:style-name="P553">Template driven form (ng model valu)</text:p>
      <text:p text:style-name="P553"><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53"/>
      <text:p text:style-name="P579"><text:a xlink:type="simple" xlink:href="https://phpenthusiast.com/blog/angular-form-ngform-and-two-ways-data-binding" text:style-name="Internet_20_link" text:visited-style-name="Visited_20_Internet_20_Link">https://phpenthusiast.com/blog/angular-form-ngform-and-two-ways-data-binding</text:a></text:p>
      <text:p text:style-name="P579"/>
      <text:p text:style-name="P553"><text:soft-page-break/></text:p>
      <text:p text:style-name="P576"><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76"/>
      <text:p text:style-name="P577">Event binding in angular</text:p>
      <text:p text:style-name="P577"><text:a xlink:type="simple" xlink:href="https://investmentnovel.com/angular-6-event-binding-example-tutorial/" text:style-name="Internet_20_link" text:visited-style-name="Visited_20_Internet_20_Link">https://investmentnovel.com/angular-6-event-binding-example-tutorial/</text:a></text:p>
      <text:p text:style-name="P577"/>
      <text:p text:style-name="P576"/>
      <text:p text:style-name="P533">firebase authentication &amp; crud ful guide with project</text:p>
      <text:p text:style-name="P554"/>
      <text:p text:style-name="P556">full demo</text:p>
      <text:p text:style-name="P556"><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56"/>
      <text:p text:style-name="P554"/>
      <text:p text:style-name="P554"><text:a xlink:type="simple" xlink:href="https://angular-templates.io/tutorials/about/angular-crud-with-firebase" text:style-name="Internet_20_link" text:visited-style-name="Visited_20_Internet_20_Link">https://angular-templates.io/tutorials/about/angular-crud-with-firebase</text:a></text:p>
      <text:p text:style-name="P555"><text:a xlink:type="simple" xlink:href="https://github.com/angular/angularfire2" text:style-name="Internet_20_link" text:visited-style-name="Visited_20_Internet_20_Link">https://github.com/angular/angularfire2</text:a></text:p>
      <text:p text:style-name="P555"/>
      <text:p text:style-name="P555"/>
      <text:p text:style-name="P555"/>
      <text:p text:style-name="P555"/>
      <text:p text:style-name="P554"/>
      <text:p text:style-name="P557">pivote tbl in laravel</text:p>
      <text:p text:style-name="P558"><text:a xlink:type="simple" xlink:href="https://appdividend.com/2018/05/17/laravel-many-to-many-relationship-example/" text:style-name="Internet_20_link" text:visited-style-name="Visited_20_Internet_20_Link">https://appdividend.com/2018/05/17/laravel-many-to-many-relationship-example/</text:a></text:p>
      <text:p text:style-name="P558"/>
      <text:p text:style-name="P578">Good Tutorial of Laravel</text:p>
      <text:p text:style-name="P578"><text:a xlink:type="simple" xlink:href="https://www.scoop.it/topic/web-development-by-investment-novel-3?page=2" text:style-name="Internet_20_link" text:visited-style-name="Visited_20_Internet_20_Link">https://www.scoop.it/topic/web-development-by-investment-novel-3?page=2</text:a></text:p>
      <text:p text:style-name="P57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62">lampp/xampp file explain</text:p>
      <text:p text:style-name="P562"/>
      <text:p text:style-name="P562"><text:a xlink:type="simple" xlink:href="https://dzone.com/articles/lamppxampp-commands" text:style-name="Internet_20_link" text:visited-style-name="Visited_20_Internet_20_Link">https://dzone.com/articles/lamppxampp-commands</text:a></text:p>
      <text:p text:style-name="P558"/>
      <text:p text:style-name="P558"/>
      <text:p text:style-name="P558"/>
      <text:p text:style-name="P559">large file upload in phpmyadmin for xampp <text:span text:style-name="T111">only</text:span></text:p>
      <text:p text:style-name="P567">=======================================</text:p>
      <text:p text:style-name="P559"/>
      <text:p text:style-name="P560"><text:a xlink:type="simple" xlink:href="https://www.thecodedeveloper.com/import-large-sql-files-xampp/" text:style-name="Internet_20_link" text:visited-style-name="Visited_20_Internet_20_Link">https://www.thecodedeveloper.com/import-large-sql-files-xampp/</text:a></text:p>
      <text:p text:style-name="P560"/>
      <text:p text:style-name="P561"/>
      <text:p text:style-name="P561"/>
      <text:p text:style-name="P561"/>
      <text:p text:style-name="P565"><text:soft-page-break/>FOR LAMPP <text:s/>ONLY</text:p>
      <text:p text:style-name="P565">================</text:p>
      <text:p text:style-name="P563"/>
      <text:p text:style-name="P565">goto the directory </text:p>
      <text:p text:style-name="P565">opt/lampp/bin</text:p>
      <text:p text:style-name="P565"/>
      <text:p text:style-name="P566">then for export (outside from phpmyadmin)</text:p>
      <text:p text:style-name="P564">mysqldump <text:s/>-h hotname -u moon_user -p moon_mag &gt; moon_mag-25-09-2018.sql</text:p>
      <text:p text:style-name="P566">or</text:p>
      <text:p text:style-name="P564">./mysqldump <text:s/>-h hotname -u moon_user -p moon_mag &gt; moon_mag-25-09-2018.sql</text:p>
      <text:p text:style-name="P564"/>
      <text:p text:style-name="P566">for import</text:p>
      <text:p text:style-name="P566">./mysql -u root -p password databaseame &lt; <text:s/>sql file path</text:p>
      <text:p text:style-name="P566">./mysql -u root amber_allnet &lt; /home/nteam/Downloads/FULL_DB-05-03-2019-04-36-10.sql</text:p>
      <text:p text:style-name="P566"/>
      <text:p text:style-name="P566"/>
      <text:p text:style-name="P568">if problem occur then </text:p>
      <text:p text:style-name="P568"/>
      <text:p text:style-name="P571">1.</text:p>
      <text:p text:style-name="P568">change in php.ini <text:s text:c="2"/>located @ opt/lampp/etc/php.ini</text:p>
      <text:p text:style-name="P568"/>
      <text:p text:style-name="P568">post_max_size = 1024M</text:p>
      <text:p text:style-name="P568">upload_max_filesize = 1024M</text:p>
      <text:p text:style-name="P568">max_execution_time = 300</text:p>
      <text:p text:style-name="P568">max_input_time = 540</text:p>
      <text:p text:style-name="P568">memory_limit = 1000M</text:p>
      <text:p text:style-name="P568"/>
      <text:p text:style-name="P571">2. </text:p>
      <text:p text:style-name="P569">my.cnf file located @ opt/lampp/etc/</text:p>
      <text:p text:style-name="P569"/>
      <text:p text:style-name="P571">innodb_log_file_size mysql variable in your my.cnf configuration to for example 128MB or higher.</text:p>
      <text:p text:style-name="P571">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1"/>
      <text:p text:style-name="P571">3.</text:p>
      <text:p text:style-name="P568"/>
      <text:p text:style-name="P570">\phpmyadmin\libraries\config.default.php</text:p>
      <text:p text:style-name="P570"/>
      <text:p text:style-name="P570">Open this configuration file in any editor and change $cfg['ExecTimeLimit'] = 300; to $cfg['ExecTimeLimit'] = 0;</text:p>
      <text:p text:style-name="P568"/>
      <text:p text:style-name="P568"/>
      <text:p text:style-name="P568"/>
      <text:p text:style-name="P572">./mysql -u root -p paaword</text:p>
      <text:p text:style-name="P572">or</text:p>
      <text:p text:style-name="P572">./mysql -u root -h hostname -p password</text:p>
      <text:p text:style-name="P572">or </text:p>
      <text:p text:style-name="P572">./mysql -u root</text:p>
      <text:p text:style-name="P572"/>
      <text:p text:style-name="P572">then show databases;</text:p>
      <text:p text:style-name="P572"><text:soft-page-break/>use</text:p>
      <text:p text:style-name="P572"/>
      <text:p text:style-name="P572"/>
      <text:p text:style-name="P573">import into db via thirdparty(great option)</text:p>
      <text:p text:style-name="P573">=================================</text:p>
      <text:p text:style-name="P573"><text:a xlink:type="simple" xlink:href="https://wesbos.com/import-large-mysql-database-bigdump-php/" text:style-name="Internet_20_link" text:visited-style-name="Visited_20_Internet_20_Link">https://wesbos.com/import-large-mysql-database-bigdump-php/</text:a></text:p>
      <text:p text:style-name="P573"/>
      <text:p text:style-name="P573"/>
      <text:p text:style-name="P573"/>
      <text:p text:style-name="P574"/>
      <text:p text:style-name="P574">For mysql : mysql -u <text:s/>-p <text:s/>-h <text:s/>&lt; rswakeyword3.sql(dumpfile&gt;)</text:p>
      <text:p text:style-name="P574"/>
      <text:p text:style-name="P574">For data transfer: scp -rv /pathToTransfer/ <text:span text:style-name="T112">username</text:span> @<text:span text:style-name="T113">hostname</text:span>:/pathToStore/</text:p>
      <text:p text:style-name="P575">e.g:</text:p>
      <text:p text:style-name="P574"/>
      <text:p text:style-name="P580">scp -rv /home/nteam/ <text:s/><text:a xlink:type="simple" xlink:href="mailto:fmv@fmv.cc" text:style-name="Internet_20_link" text:visited-style-name="Visited_20_Internet_20_Link">fmv@fmv.cc</text:a>:/home/fmv/</text:p>
      <text:p text:style-name="P580"/>
      <text:p text:style-name="P580"/>
      <text:p text:style-name="P580"/>
      <text:p text:style-name="P580"/>
      <text:p text:style-name="P580"/>
      <text:p text:style-name="P581"><text:a xlink:type="simple" xlink:href="https://www.codeproject.com/Tips/418814/Socket-Programming-in-PHP" text:style-name="Internet_20_link" text:visited-style-name="Visited_20_Internet_20_Link">https://www.codeproject.com/Tips/418814/Socket-Programming-in-PHP</text:a></text:p>
      <text:p text:style-name="P581"/>
      <text:p text:style-name="P583">Google Review by api</text:p>
      <text:p text:style-name="P582"/>
      <text:p text:style-name="P582"><text:a xlink:type="simple" xlink:href="https://www.launch2success.com/guide/display-google-reviews-website-2017/" text:style-name="Internet_20_link" text:visited-style-name="Visited_20_Internet_20_Link">https://www.launch2success.com/guide/display-google-reviews-website-2017/</text:a></text:p>
      <text:p text:style-name="P582"><text:a xlink:type="simple" xlink:href="https://developers.google.com/places/place-id" text:style-name="Internet_20_link" text:visited-style-name="Visited_20_Internet_20_Link">https://developers.google.com/places/place-id</text:a></text:p>
      <text:p text:style-name="P582">use curl for get place id</text:p>
      <text:p text:style-name="P582"/>
      <text:p text:style-name="P582"><text:a xlink:type="simple" xlink:href="https://laracasts.com/discuss/channels/eloquent/how-to-use-left-join-in-eloquent?page=1" text:style-name="Internet_20_link" text:visited-style-name="Visited_20_Internet_20_Link"/></text:p>
      <text:p text:style-name="P582"/>
      <text:p text:style-name="P662">SCHEMA</text:p>
      <text:p text:style-name="P584"/>
      <text:p text:style-name="P652"><text:span text:style-name="Source_20_Text"><text:span text:style-name="T131"><text:s text:c="8"/></text:span></text:span><text:span text:style-name="Source_20_Text"><text:span text:style-name="T125">$table-&gt;increments('event_id'); <text:s text:c="9"/>//pk</text:span></text:span></text:p>
      <text:p text:style-name="P655"><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55"><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56"><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55"><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57"><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57"><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60"><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60"><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58"><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59"><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59"><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59"><text:span text:style-name="Source_20_Text"><text:span text:style-name="T128"/></text:span></text:p>
      <text:p text:style-name="P655"><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55"><text:s text:c="8"/></text:p>
      <text:p text:style-name="P655"><text:span text:style-name="Source_20_Text"><text:span text:style-name="T131"><text:s text:c="8"/></text:span></text:span><text:span text:style-name="Source_20_Text"><text:span text:style-name="T125">$table-&gt;foreign('book_id')-&gt;references('id')</text:span></text:span></text:p>
      <text:p text:style-name="P655"><text:span text:style-name="Source_20_Text"><text:span text:style-name="T131"><text:s text:c="8"/></text:span></text:span><text:span text:style-name="Source_20_Text"><text:span text:style-name="T125">-&gt;on('books')</text:span></text:span></text:p>
      <text:p text:style-name="P655"><text:span text:style-name="Source_20_Text"><text:span text:style-name="T131"><text:s text:c="8"/></text:span></text:span><text:span text:style-name="Source_20_Text"><text:span text:style-name="T125">-&gt;onDelete('cascade')</text:span></text:span></text:p>
      <text:p text:style-name="P655"><text:span text:style-name="Source_20_Text"><text:span text:style-name="T131"><text:s text:c="8"/></text:span></text:span><text:span text:style-name="Source_20_Text"><text:span text:style-name="T125">-&gt;onUpdate('cascade');</text:span></text:span></text:p>
      <text:p text:style-name="P584"/>
      <text:p text:style-name="P663">LOCALIZATION</text:p>
      <text:p text:style-name="P585"/>
      <text:p text:style-name="P586"><text:soft-page-break/>NOTIFY</text:p>
      <text:p text:style-name="P586"><text:a xlink:type="simple" xlink:href="https://dev.to/rizwan_saquib/creating-a-laravel-notification-system-6mb" text:style-name="Internet_20_link" text:visited-style-name="Visited_20_Internet_20_Link">https://dev.to/rizwan_saquib/creating-a-laravel-notification-system-6mb</text:a></text:p>
      <text:p text:style-name="P586"/>
      <text:p text:style-name="P587">switch one authenticate user to another user</text:p>
      <text:p text:style-name="P587"/>
      <text:p text:style-name="P587"><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87"/>
      <text:p text:style-name="P587"/>
      <text:p text:style-name="P587"/>
      <text:p text:style-name="P643">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51"><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51"><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51"><text:span text:style-name="T158">If you want access to the user in that resource (eg. a controller) you can use </text:span><text:span text:style-name="Source_20_Text"><text:span text:style-name="T159">Auth::user()</text:span></text:span><text:span text:style-name="T158"> to get the user model.</text:span></text:p>
      <text:p text:style-name="P587"/>
      <text:p text:style-name="P587">installation</text:p>
      <text:p text:style-name="P587">key was too long</text:p>
      <text:p text:style-name="P587">public remove</text:p>
      <text:p text:style-name="P587">theme integrate</text:p>
      <text:p text:style-name="P587">crud generator package</text:p>
      <text:p text:style-name="P587">manually manke </text:p>
      <text:p text:style-name="P587"><text:s text:c="2"/>migration with schema,</text:p>
      <text:p text:style-name="P587"><text:s text:c="2"/>controller with resource &amp; invokable,</text:p>
      <text:p text:style-name="P587"><text:s text:c="2"/>model with fill,gaurd,relationship,</text:p>
      <text:p text:style-name="P587"><text:s text:c="2"/>view</text:p>
      <text:p text:style-name="P587">routing</text:p>
      <text:p text:style-name="P587">cache</text:p>
      <text:p text:style-name="P587">seeder</text:p>
      <text:p text:style-name="P587">request &amp; request validate</text:p>
      <text:p text:style-name="P587">query</text:p>
      <text:p text:style-name="P587">flash message</text:p>
      <text:p text:style-name="P587">redirect &amp; view with compact</text:p>
      <text:p text:style-name="P587">url in view for resouce route &amp; image </text:p>
      <text:p text:style-name="P589">env,constant,config</text:p>
      <text:p text:style-name="P592">login logic for multi role</text:p>
      <text:p text:style-name="P591">middelware</text:p>
      <text:p text:style-name="P590">email</text:p>
      <text:p text:style-name="P590">notify</text:p>
      <text:p text:style-name="P590">trait &amp; helper</text:p>
      <text:p text:style-name="P587"/>
      <text:p text:style-name="P587"/>
      <text:p text:style-name="P587"/>
      <text:p text:style-name="P664">Custome Route file for web &amp; api</text:p>
      <text:p text:style-name="P588"/>
      <text:p text:style-name="P588"><text:soft-page-break/>Directorty =&gt; App\Providers\RouteServiceProvider</text:p>
      <text:p text:style-name="P588"/>
      <text:p text:style-name="P588">this for web</text:p>
      <text:p text:style-name="P588">protected function mapWebRoutes()</text:p>
      <text:p text:style-name="P588"><text:s text:c="4"/>{</text:p>
      <text:p text:style-name="P588"><text:s text:c="8"/>Route::middleware('web')</text:p>
      <text:p text:style-name="P588"><text:s text:c="13"/>-&gt;namespace($this-&gt;namespace)</text:p>
      <text:p text:style-name="P588"><text:s text:c="13"/>-&gt;group(base_path('routes/web.php'));</text:p>
      <text:p text:style-name="P588"><text:s text:c="4"/>}</text:p>
      <text:p text:style-name="P588"/>
      <text:p text:style-name="P588"/>
      <text:p text:style-name="P588"/>
      <text:p text:style-name="P588"/>
      <text:p text:style-name="P588"/>
      <text:p text:style-name="P588"/>
      <text:p text:style-name="P588"/>
      <text:p text:style-name="P588"/>
      <text:p text:style-name="P588">this for api</text:p>
      <text:p text:style-name="P588"><text:s text:c="4"/>protected function mapApiRoutes()</text:p>
      <text:p text:style-name="P588"><text:s text:c="4"/>{</text:p>
      <text:p text:style-name="P588"><text:s text:c="8"/>Route::prefix('api')</text:p>
      <text:p text:style-name="P588"><text:s text:c="12"/>-&gt;middleware('api')</text:p>
      <text:p text:style-name="P588"><text:s text:c="12"/>-&gt;namespace($this-&gt;namespace)</text:p>
      <text:p text:style-name="P588"><text:s text:c="12"/>-&gt;group(function($router){</text:p>
      <text:p text:style-name="P588"/>
      <text:p text:style-name="P588"><text:s text:c="15"/>WRITE HERE PATH OF CUSTOME ROUTE FILE</text:p>
      <text:p text:style-name="P588"><text:s text:c="16"/>r<text:span text:style-name="T175">equire base_path('routes/api.php');</text:span></text:p>
      <text:p text:style-name="P632"><text:s text:c="16"/>require base_path('routes/api_authentication.php');</text:p>
      <text:p text:style-name="P632"><text:s text:c="16"/>require base_path('routes/api_user_profile.php');</text:p>
      <text:p text:style-name="P632"><text:s text:c="16"/>require base_path('routes/api_usergroup.php');</text:p>
      <text:p text:style-name="P632"><text:s text:c="16"/>require base_path('routes/api_permission.php');</text:p>
      <text:p text:style-name="P632"><text:s text:c="16"/>require base_path('routes/api_sessions.php');</text:p>
      <text:p text:style-name="P632"><text:s text:c="16"/>require base_path('routes/api_files.php');</text:p>
      <text:p text:style-name="P632"><text:s text:c="16"/>require base_path('routes/api_teams.php');</text:p>
      <text:p text:style-name="P588"><text:s text:c="12"/>});</text:p>
      <text:p text:style-name="P588"><text:s text:c="4"/>}</text:p>
      <text:p text:style-name="P588"/>
      <text:p text:style-name="P588"/>
      <text:p text:style-name="P588"/>
      <text:p text:style-name="P588"/>
      <text:p text:style-name="P588"/>
      <text:p text:style-name="P665"/>
      <text:p text:style-name="P588"/>
      <text:p text:style-name="P653"><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55"><text:span text:style-name="Source_20_Text"><text:span text:style-name="T166">{</text:span></text:span></text:p>
      <text:p text:style-name="P649"><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49"><text:span text:style-name="Source_20_Text"><text:span text:style-name="T161">}</text:span></text:span></text:p>
      <text:p text:style-name="P655"/>
      <text:p text:style-name="P649"><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55"><text:span text:style-name="Source_20_Text"><text:span text:style-name="T166">{</text:span></text:span></text:p>
      <text:p text:style-name="P649"><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49"><text:span text:style-name="Source_20_Text"><text:span text:style-name="T161">}</text:span></text:span></text:p>
      <text:p text:style-name="P588"/>
      <text:p text:style-name="P588"/>
      <text:p text:style-name="P653"><text:soft-page-break/><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49"><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49"><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88"/>
      <text:p text:style-name="P588">$team-&gt;load(['leader', 'teamUser']);</text:p>
      <text:p text:style-name="P588"/>
      <text:p text:style-name="P588"/>
      <text:p text:style-name="P597">Take backup of mysql databse in laravel</text:p>
      <text:p text:style-name="P598"/>
      <text:p text:style-name="P596"><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88"/>
      <text:p text:style-name="P588"/>
      <text:p text:style-name="P588"/>
      <text:p text:style-name="P5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2DT18H31M49S</meta:editing-duration>
    <meta:editing-cycles>669</meta:editing-cycles>
    <meta:generator>LibreOffice/6.0.7.3$Linux_X86_64 LibreOffice_project/00m0$Build-3</meta:generator>
    <dc:date>2019-04-12T18:53:25.315659879</dc:date>
    <meta:document-statistic meta:table-count="0" meta:image-count="1" meta:object-count="0" meta:page-count="62" meta:paragraph-count="1936" meta:word-count="6902" meta:character-count="76016" meta:non-whitespace-character-count="63387"/>
  </office:meta>
</office:document-meta>
</file>